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ea dmg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table:number-columns-repeated="4"/>
          <table:table-cell office:value-type="string" calcext:value-type="string">
            <text:p>Tfloo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EVI</text:p>
          </table:table-cell>
          <table:table-cell office:value-type="string" calcext:value-type="string">
            <text:p>TFEV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Fr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EFm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farabad</text:p>
          </table:table-cell>
          <table:table-cell office:value-type="float" office:value="85400" calcext:value-type="float">
            <text:p>85400</text:p>
          </table:table-cell>
          <table:table-cell office:value-type="float" office:value="3397" calcext:value-type="float">
            <text:p>3397</text:p>
          </table:table-cell>
          <table:table-cell office:value-type="float" office:value="1" calcext:value-type="float">
            <text:p>1</text:p>
          </table:table-cell>
          <table:table-cell office:value-type="float" office:value="290103800" calcext:value-type="float">
            <text:p>290103800</text:p>
          </table:table-cell>
          <table:table-cell table:number-columns-repeated="8"/>
          <table:table-cell office:value-type="float" office:value="224092.8527" calcext:value-type="float">
            <text:p>224092.8527</text:p>
          </table:table-cell>
          <table:table-cell office:value-type="float" office:value="54324.5999" calcext:value-type="float">
            <text:p>54324.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5.1957" calcext:value-type="float">
            <text:p>40115.1957</text:p>
          </table:table-cell>
          <table:table-cell office:value-type="float" office:value="0.113953640079443" calcext:value-type="float">
            <text:p>0.1139536401</text:p>
          </table:table-cell>
          <table:table-cell office:value-type="float" office:value="0.112187424506869" calcext:value-type="float">
            <text:p>0.1121874245</text:p>
          </table:table-cell>
          <table:table-cell office:value-type="float" office:value="0.176514764624205" calcext:value-type="float">
            <text:p>0.1765147646</text:p>
          </table:table-cell>
          <table:table-cell table:number-columns-repeated="2"/>
          <table:table-cell office:value-type="float" office:value="0.145185499318396" calcext:value-type="float">
            <text:p>0.1451854993</text:p>
          </table:table-cell>
          <table:table-cell office:value-type="float" office:value="0.176606770604151" calcext:value-type="float">
            <text:p>0.1766067706</text:p>
          </table:table-cell>
          <table:table-cell table:number-columns-repeated="2"/>
          <table:table-cell office:value-type="float" office:value="0.143396466471416" calcext:value-type="float">
            <text:p>0.1433964665</text:p>
          </table:table-cell>
          <table:table-cell office:value-type="float" office:value="85400" calcext:value-type="float">
            <text:p>85400</text:p>
          </table:table-cell>
          <table:table-cell office:value-type="float" office:value="3397" calcext:value-type="float">
            <text:p>3397</text:p>
          </table:table-cell>
          <table:table-cell office:value-type="float" office:value="1" calcext:value-type="float">
            <text:p>1</text:p>
          </table:table-cell>
          <table:table-cell office:value-type="float" office:value="290103800" calcext:value-type="float">
            <text:p>2901038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sirabad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  <table:table-cell office:value-type="float" office:value="2500" calcext:value-type="float">
            <text:p>25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062500" calcext:value-type="float">
            <text:p>1062500</text:p>
          </table:table-cell>
          <table:table-cell table:number-columns-repeated="4"/>
          <table:table-cell office:value-type="float" office:value="170978.2239" calcext:value-type="float">
            <text:p>170978.2239</text:p>
          </table:table-cell>
          <table:table-cell office:value-type="float" office:value="78927.3456" calcext:value-type="float">
            <text:p>78927.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2.9769" calcext:value-type="float">
            <text:p>14922.9769</text:p>
          </table:table-cell>
          <table:table-cell office:value-type="float" office:value="0.123425927923607" calcext:value-type="float">
            <text:p>0.1234259279</text:p>
          </table:table-cell>
          <table:table-cell office:value-type="float" office:value="0.152867489313474" calcext:value-type="float">
            <text:p>0.1528674893</text:p>
          </table:table-cell>
          <table:table-cell office:value-type="float" office:value="0.199981592839315" calcext:value-type="float">
            <text:p>0.1999815928</text:p>
          </table:table-cell>
          <table:table-cell table:number-columns-repeated="2"/>
          <table:table-cell office:value-type="float" office:value="0.153416730333628" calcext:value-type="float">
            <text:p>0.1534167303</text:p>
          </table:table-cell>
          <table:table-cell office:value-type="float" office:value="0.201433675346685" calcext:value-type="float">
            <text:p>0.2014336753</text:p>
          </table:table-cell>
          <table:table-cell table:number-columns-repeated="2"/>
          <table:table-cell office:value-type="float" office:value="0.168027668620701" calcext:value-type="float">
            <text:p>0.1680276686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ra Ismail Khan</text:p>
          </table:table-cell>
          <table:table-cell office:value-type="float" office:value="5300" calcext:value-type="float">
            <text:p>5300</text:p>
          </table:table-cell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float" office:value="13716400" calcext:value-type="float">
            <text:p>13716400</text:p>
          </table:table-cell>
          <table:table-cell table:number-columns-repeated="8"/>
          <table:table-cell office:value-type="float" office:value="432921.4546" calcext:value-type="float">
            <text:p>432921.4546</text:p>
          </table:table-cell>
          <table:table-cell office:value-type="float" office:value="0" calcext:value-type="float">
            <text:p>0</text:p>
          </table:table-cell>
          <table:table-cell office:value-type="float" office:value="7973.3993" calcext:value-type="float">
            <text:p>7973.3993</text:p>
          </table:table-cell>
          <table:table-cell office:value-type="float" office:value="48460.8938" calcext:value-type="float">
            <text:p>48460.8938</text:p>
          </table:table-cell>
          <table:table-cell office:value-type="float" office:value="12161.7608" calcext:value-type="float">
            <text:p>12161.7608</text:p>
          </table:table-cell>
          <table:table-cell office:value-type="float" office:value="0.134621434470493" calcext:value-type="float">
            <text:p>0.1346214345</text:p>
          </table:table-cell>
          <table:table-cell office:value-type="float" office:value="0.115821391598155" calcext:value-type="float">
            <text:p>0.1158213916</text:p>
          </table:table-cell>
          <table:table-cell/>
          <table:table-cell office:value-type="float" office:value="0.234832439634983" calcext:value-type="float">
            <text:p>0.2348324396</text:p>
          </table:table-cell>
          <table:table-cell office:value-type="float" office:value="0.204843435604829" calcext:value-type="float">
            <text:p>0.2048434356</text:p>
          </table:table-cell>
          <table:table-cell office:value-type="float" office:value="0.157228618617657" calcext:value-type="float">
            <text:p>0.1572286186</text:p>
          </table:table-cell>
          <table:table-cell/>
          <table:table-cell office:value-type="float" office:value="0.201567001020603" calcext:value-type="float">
            <text:p>0.201567001</text:p>
          </table:table-cell>
          <table:table-cell office:value-type="float" office:value="0.181390785772759" calcext:value-type="float">
            <text:p>0.1813907858</text:p>
          </table:table-cell>
          <table:table-cell office:value-type="float" office:value="0.127562537638006" calcext:value-type="float">
            <text:p>0.127562537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himyar Khan</text:p>
          </table:table-cell>
          <table:table-cell office:value-type="float" office:value="2100" calcext:value-type="float">
            <text:p>2100</text:p>
          </table:table-cell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office:value-type="float" office:value="3794700" calcext:value-type="float">
            <text:p>3794700</text:p>
          </table:table-cell>
          <table:table-cell office:value-type="float" office:value="22900" calcext:value-type="float">
            <text:p>22900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17129200" calcext:value-type="float">
            <text:p>17129200</text:p>
          </table:table-cell>
          <table:table-cell table:number-columns-repeated="4"/>
          <table:table-cell office:value-type="float" office:value="248106.1253" calcext:value-type="float">
            <text:p>248106.1253</text:p>
          </table:table-cell>
          <table:table-cell office:value-type="float" office:value="46009.9267" calcext:value-type="float">
            <text:p>46009.9267</text:p>
          </table:table-cell>
          <table:table-cell office:value-type="float" office:value="20135.1601" calcext:value-type="float">
            <text:p>20135.1601</text:p>
          </table:table-cell>
          <table:table-cell office:value-type="float" office:value="15822.699" calcext:value-type="float">
            <text:p>15822.699</text:p>
          </table:table-cell>
          <table:table-cell office:value-type="float" office:value="14178.3793" calcext:value-type="float">
            <text:p>14178.3793</text:p>
          </table:table-cell>
          <table:table-cell office:value-type="float" office:value="0.184298430472414" calcext:value-type="float">
            <text:p>0.1842984305</text:p>
          </table:table-cell>
          <table:table-cell office:value-type="float" office:value="0.154201701252724" calcext:value-type="float">
            <text:p>0.1542017013</text:p>
          </table:table-cell>
          <table:table-cell office:value-type="float" office:value="0.2304342599557" calcext:value-type="float">
            <text:p>0.23043426</text:p>
          </table:table-cell>
          <table:table-cell office:value-type="float" office:value="0.303122793656006" calcext:value-type="float">
            <text:p>0.3031227937</text:p>
          </table:table-cell>
          <table:table-cell office:value-type="float" office:value="0.248547785719207" calcext:value-type="float">
            <text:p>0.2485477857</text:p>
          </table:table-cell>
          <table:table-cell office:value-type="float" office:value="0.162294801969019" calcext:value-type="float">
            <text:p>0.162294802</text:p>
          </table:table-cell>
          <table:table-cell office:value-type="float" office:value="0.235790274476858" calcext:value-type="float">
            <text:p>0.2357902745</text:p>
          </table:table-cell>
          <table:table-cell office:value-type="float" office:value="0.230538611735583" calcext:value-type="float">
            <text:p>0.2305386117</text:p>
          </table:table-cell>
          <table:table-cell office:value-type="float" office:value="0.206556411121826" calcext:value-type="float">
            <text:p>0.2065564111</text:p>
          </table:table-cell>
          <table:table-cell office:value-type="float" office:value="0.190621077411486" calcext:value-type="float">
            <text:p>0.19062107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ra Ghazi Kha</text:p>
          </table:table-cell>
          <table:table-cell office:value-type="float" office:value="12100" calcext:value-type="float">
            <text:p>121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float" office:value="27842100" calcext:value-type="float">
            <text:p>27842100</text:p>
          </table:table-cell>
          <table:table-cell office:value-type="float" office:value="28800" calcext:value-type="float">
            <text:p>28800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625600" calcext:value-type="float">
            <text:p>17625600</text:p>
          </table:table-cell>
          <table:table-cell table:number-columns-repeated="4"/>
          <table:table-cell office:value-type="float" office:value="318346.4989" calcext:value-type="float">
            <text:p>318346.4989</text:p>
          </table:table-cell>
          <table:table-cell office:value-type="float" office:value="37850.378" calcext:value-type="float">
            <text:p>37850.378</text:p>
          </table:table-cell>
          <table:table-cell office:value-type="float" office:value="19514.6621" calcext:value-type="float">
            <text:p>19514.6621</text:p>
          </table:table-cell>
          <table:table-cell office:value-type="float" office:value="16226.0227" calcext:value-type="float">
            <text:p>16226.0227</text:p>
          </table:table-cell>
          <table:table-cell office:value-type="float" office:value="23796.0983" calcext:value-type="float">
            <text:p>23796.0983</text:p>
          </table:table-cell>
          <table:table-cell office:value-type="float" office:value="0.126829908448741" calcext:value-type="float">
            <text:p>0.1268299084</text:p>
          </table:table-cell>
          <table:table-cell office:value-type="float" office:value="0.129330917040649" calcext:value-type="float">
            <text:p>0.129330917</text:p>
          </table:table-cell>
          <table:table-cell office:value-type="float" office:value="0.229315731806664" calcext:value-type="float">
            <text:p>0.2293157318</text:p>
          </table:table-cell>
          <table:table-cell office:value-type="float" office:value="0.251447887246881" calcext:value-type="float">
            <text:p>0.2514478872</text:p>
          </table:table-cell>
          <table:table-cell office:value-type="float" office:value="0.202666643097618" calcext:value-type="float">
            <text:p>0.2026666431</text:p>
          </table:table-cell>
          <table:table-cell office:value-type="float" office:value="0.165121740034951" calcext:value-type="float">
            <text:p>0.16512174</text:p>
          </table:table-cell>
          <table:table-cell office:value-type="float" office:value="0.219236287624294" calcext:value-type="float">
            <text:p>0.2192362876</text:p>
          </table:table-cell>
          <table:table-cell office:value-type="float" office:value="0.217521102322188" calcext:value-type="float">
            <text:p>0.2175211023</text:p>
          </table:table-cell>
          <table:table-cell office:value-type="float" office:value="0.177319652540514" calcext:value-type="float">
            <text:p>0.1773196525</text:p>
          </table:table-cell>
          <table:table-cell office:value-type="float" office:value="0.171437325004809" calcext:value-type="float">
            <text:p>0.1714373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yyah</text:p>
          </table:table-cell>
          <table:table-cell office:value-type="float" office:value="3600" calcext:value-type="float">
            <text:p>3600</text:p>
          </table:table-cell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office:value-type="float" office:value="6577200" calcext:value-type="float">
            <text:p>6577200</text:p>
          </table:table-cell>
          <table:table-cell office:value-type="float" office:value="17700" calcext:value-type="float">
            <text:p>17700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027000" calcext:value-type="float">
            <text:p>9027000</text:p>
          </table:table-cell>
          <table:table-cell table:number-columns-repeated="4"/>
          <table:table-cell office:value-type="float" office:value="153511.2052" calcext:value-type="float">
            <text:p>153511.2052</text:p>
          </table:table-cell>
          <table:table-cell office:value-type="float" office:value="124.0996" calcext:value-type="float">
            <text:p>124.0996</text:p>
          </table:table-cell>
          <table:table-cell office:value-type="float" office:value="6204.98" calcext:value-type="float">
            <text:p>6204.98</text:p>
          </table:table-cell>
          <table:table-cell office:value-type="float" office:value="12503.0347" calcext:value-type="float">
            <text:p>12503.0347</text:p>
          </table:table-cell>
          <table:table-cell office:value-type="float" office:value="4684.7599" calcext:value-type="float">
            <text:p>4684.7599</text:p>
          </table:table-cell>
          <table:table-cell office:value-type="float" office:value="0.149344955380232" calcext:value-type="float">
            <text:p>0.1493449554</text:p>
          </table:table-cell>
          <table:table-cell office:value-type="float" office:value="0.121064489212399" calcext:value-type="float">
            <text:p>0.1210644892</text:p>
          </table:table-cell>
          <table:table-cell office:value-type="float" office:value="0.22292715960632" calcext:value-type="float">
            <text:p>0.2229271596</text:p>
          </table:table-cell>
          <table:table-cell office:value-type="float" office:value="0.250852051671733" calcext:value-type="float">
            <text:p>0.2508520517</text:p>
          </table:table-cell>
          <table:table-cell office:value-type="float" office:value="0.214883387105582" calcext:value-type="float">
            <text:p>0.2148833871</text:p>
          </table:table-cell>
          <table:table-cell office:value-type="float" office:value="0.179319877204382" calcext:value-type="float">
            <text:p>0.1793198772</text:p>
          </table:table-cell>
          <table:table-cell office:value-type="float" office:value="0.269782274590164" calcext:value-type="float">
            <text:p>0.2697822746</text:p>
          </table:table-cell>
          <table:table-cell office:value-type="float" office:value="0.245453405737705" calcext:value-type="float">
            <text:p>0.2454534057</text:p>
          </table:table-cell>
          <table:table-cell office:value-type="float" office:value="0.218590978521742" calcext:value-type="float">
            <text:p>0.2185909785</text:p>
          </table:table-cell>
          <table:table-cell office:value-type="float" office:value="0.147967728802519" calcext:value-type="float">
            <text:p>0.147967728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uzaffargarh</text:p>
          </table:table-cell>
          <table:table-cell office:value-type="float" office:value="19000" calcext:value-type="float">
            <text:p>19000</text:p>
          </table:table-cell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36138000" calcext:value-type="float">
            <text:p>36138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59024000" calcext:value-type="float">
            <text:p>59024000</text:p>
          </table:table-cell>
          <table:table-cell table:number-columns-repeated="4"/>
          <table:table-cell office:value-type="float" office:value="470461.5836" calcext:value-type="float">
            <text:p>470461.5836</text:p>
          </table:table-cell>
          <table:table-cell office:value-type="float" office:value="23361.7497" calcext:value-type="float">
            <text:p>23361.7497</text:p>
          </table:table-cell>
          <table:table-cell office:value-type="float" office:value="42969.4865" calcext:value-type="float">
            <text:p>42969.4865</text:p>
          </table:table-cell>
          <table:table-cell office:value-type="float" office:value="66300.2113" calcext:value-type="float">
            <text:p>66300.2113</text:p>
          </table:table-cell>
          <table:table-cell office:value-type="float" office:value="10982.8146" calcext:value-type="float">
            <text:p>10982.8146</text:p>
          </table:table-cell>
          <table:table-cell office:value-type="float" office:value="0.18200660151225" calcext:value-type="float">
            <text:p>0.1820066015</text:p>
          </table:table-cell>
          <table:table-cell office:value-type="float" office:value="0.147486557868938" calcext:value-type="float">
            <text:p>0.1474865579</text:p>
          </table:table-cell>
          <table:table-cell office:value-type="float" office:value="0.244550163166327" calcext:value-type="float">
            <text:p>0.2445501632</text:p>
          </table:table-cell>
          <table:table-cell office:value-type="float" office:value="0.265487966245305" calcext:value-type="float">
            <text:p>0.2654879662</text:p>
          </table:table-cell>
          <table:table-cell office:value-type="float" office:value="0.212877144089733" calcext:value-type="float">
            <text:p>0.2128771441</text:p>
          </table:table-cell>
          <table:table-cell office:value-type="float" office:value="0.175636615770504" calcext:value-type="float">
            <text:p>0.1756366158</text:p>
          </table:table-cell>
          <table:table-cell office:value-type="float" office:value="0.199876328565519" calcext:value-type="float">
            <text:p>0.1998763286</text:p>
          </table:table-cell>
          <table:table-cell office:value-type="float" office:value="0.220656405870865" calcext:value-type="float">
            <text:p>0.2206564059</text:p>
          </table:table-cell>
          <table:table-cell office:value-type="float" office:value="0.19230481638884" calcext:value-type="float">
            <text:p>0.1923048164</text:p>
          </table:table-cell>
          <table:table-cell office:value-type="float" office:value="0.146180650875243" calcext:value-type="float">
            <text:p>0.146180650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jan Pur</text:p>
          </table:table-cell>
          <table:table-cell office:value-type="float" office:value="9800" calcext:value-type="float">
            <text:p>9800</text:p>
          </table:table-cell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19903800" calcext:value-type="float">
            <text:p>19903800</text:p>
          </table:table-cell>
          <table:table-cell office:value-type="float" office:value="107100" calcext:value-type="float">
            <text:p>107100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71007300" calcext:value-type="float">
            <text:p>71007300</text:p>
          </table:table-cell>
          <table:table-cell table:number-columns-repeated="4"/>
          <table:table-cell office:value-type="float" office:value="331314.9071" calcext:value-type="float">
            <text:p>331314.9071</text:p>
          </table:table-cell>
          <table:table-cell office:value-type="float" office:value="38532.9258" calcext:value-type="float">
            <text:p>38532.9258</text:p>
          </table:table-cell>
          <table:table-cell office:value-type="float" office:value="16163.9729" calcext:value-type="float">
            <text:p>16163.9729</text:p>
          </table:table-cell>
          <table:table-cell office:value-type="float" office:value="13619.9311" calcext:value-type="float">
            <text:p>13619.9311</text:p>
          </table:table-cell>
          <table:table-cell office:value-type="float" office:value="15729.6243" calcext:value-type="float">
            <text:p>15729.6243</text:p>
          </table:table-cell>
          <table:table-cell office:value-type="float" office:value="0.128320987563259" calcext:value-type="float">
            <text:p>0.1283209876</text:p>
          </table:table-cell>
          <table:table-cell office:value-type="float" office:value="0.129948353402342" calcext:value-type="float">
            <text:p>0.1299483534</text:p>
          </table:table-cell>
          <table:table-cell office:value-type="float" office:value="0.225339243927306" calcext:value-type="float">
            <text:p>0.2253392439</text:p>
          </table:table-cell>
          <table:table-cell office:value-type="float" office:value="0.263122735424627" calcext:value-type="float">
            <text:p>0.2631227354</text:p>
          </table:table-cell>
          <table:table-cell office:value-type="float" office:value="0.223879827336009" calcext:value-type="float">
            <text:p>0.2238798273</text:p>
          </table:table-cell>
          <table:table-cell office:value-type="float" office:value="0.156436570403246" calcext:value-type="float">
            <text:p>0.1564365704</text:p>
          </table:table-cell>
          <table:table-cell office:value-type="float" office:value="0.2124367037565" calcext:value-type="float">
            <text:p>0.2124367038</text:p>
          </table:table-cell>
          <table:table-cell office:value-type="float" office:value="0.225539453604355" calcext:value-type="float">
            <text:p>0.2255394536</text:p>
          </table:table-cell>
          <table:table-cell office:value-type="float" office:value="0.205535480227044" calcext:value-type="float">
            <text:p>0.2055354802</text:p>
          </table:table-cell>
          <table:table-cell office:value-type="float" office:value="0.125432503152585" calcext:value-type="float">
            <text:p>0.12543250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hang</text:p>
          </table:table-cell>
          <table:table-cell office:value-type="float" office:value="28600" calcext:value-type="float">
            <text:p>28600</text:p>
          </table:table-cell>
          <table:table-cell office:value-type="float" office:value="1723" calcext:value-type="float">
            <text:p>1723</text:p>
          </table:table-cell>
          <table:table-cell office:value-type="float" office:value="0.2" calcext:value-type="float">
            <text:p>0.2</text:p>
          </table:table-cell>
          <table:table-cell office:value-type="float" office:value="9855560" calcext:value-type="float">
            <text:p>9855560</text:p>
          </table:table-cell>
          <table:table-cell office:value-type="float" office:value="30300" calcext:value-type="float">
            <text:p>30300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1493790" calcext:value-type="float">
            <text:p>1493790</text:p>
          </table:table-cell>
          <table:table-cell table:number-columns-repeated="4"/>
          <table:table-cell office:value-type="float" office:value="391099.8894" calcext:value-type="float">
            <text:p>391099.8894</text:p>
          </table:table-cell>
          <table:table-cell office:value-type="float" office:value="55131.2473" calcext:value-type="float">
            <text:p>55131.2473</text:p>
          </table:table-cell>
          <table:table-cell office:value-type="float" office:value="36392.2077" calcext:value-type="float">
            <text:p>36392.2077</text:p>
          </table:table-cell>
          <table:table-cell office:value-type="float" office:value="83053.6573" calcext:value-type="float">
            <text:p>83053.6573</text:p>
          </table:table-cell>
          <table:table-cell office:value-type="float" office:value="23982.2477" calcext:value-type="float">
            <text:p>23982.2477</text:p>
          </table:table-cell>
          <table:table-cell office:value-type="float" office:value="0.205112791271206" calcext:value-type="float">
            <text:p>0.2051127913</text:p>
          </table:table-cell>
          <table:table-cell office:value-type="float" office:value="0.171255293341968" calcext:value-type="float">
            <text:p>0.1712552933</text:p>
          </table:table-cell>
          <table:table-cell office:value-type="float" office:value="0.24669733887267" calcext:value-type="float">
            <text:p>0.2466973389</text:p>
          </table:table-cell>
          <table:table-cell office:value-type="float" office:value="0.263640762664198" calcext:value-type="float">
            <text:p>0.2636407627</text:p>
          </table:table-cell>
          <table:table-cell office:value-type="float" office:value="0.22191988644568" calcext:value-type="float">
            <text:p>0.2219198864</text:p>
          </table:table-cell>
          <table:table-cell office:value-type="float" office:value="0.20469493539714" calcext:value-type="float">
            <text:p>0.2046949354</text:p>
          </table:table-cell>
          <table:table-cell office:value-type="float" office:value="0.224906322591954" calcext:value-type="float">
            <text:p>0.2249063226</text:p>
          </table:table-cell>
          <table:table-cell office:value-type="float" office:value="0.218391535994298" calcext:value-type="float">
            <text:p>0.218391536</text:p>
          </table:table-cell>
          <table:table-cell office:value-type="float" office:value="0.190223133462342" calcext:value-type="float">
            <text:p>0.1902231335</text:p>
          </table:table-cell>
          <table:table-cell office:value-type="float" office:value="0.181072159247556" calcext:value-type="float">
            <text:p>0.181072159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ba Tek Singh</text:p>
          </table:table-cell>
          <table:table-cell office:value-type="float" office:value="6400" calcext:value-type="float">
            <text:p>6400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9525.7226" calcext:value-type="float">
            <text:p>39525.7226</text:p>
          </table:table-cell>
          <table:table-cell office:value-type="float" office:value="15636.5496" calcext:value-type="float">
            <text:p>15636.5496</text:p>
          </table:table-cell>
          <table:table-cell office:value-type="float" office:value="10393.3415" calcext:value-type="float">
            <text:p>10393.3415</text:p>
          </table:table-cell>
          <table:table-cell office:value-type="float" office:value="6018.8306" calcext:value-type="float">
            <text:p>6018.8306</text:p>
          </table:table-cell>
          <table:table-cell office:value-type="float" office:value="4498.6105" calcext:value-type="float">
            <text:p>4498.6105</text:p>
          </table:table-cell>
          <table:table-cell office:value-type="float" office:value="0.249391736370769" calcext:value-type="float">
            <text:p>0.2493917364</text:p>
          </table:table-cell>
          <table:table-cell office:value-type="float" office:value="0.212444193774609" calcext:value-type="float">
            <text:p>0.2124441938</text:p>
          </table:table-cell>
          <table:table-cell office:value-type="float" office:value="0.248875200967805" calcext:value-type="float">
            <text:p>0.248875201</text:p>
          </table:table-cell>
          <table:table-cell office:value-type="float" office:value="0.279319810893204" calcext:value-type="float">
            <text:p>0.2793198109</text:p>
          </table:table-cell>
          <table:table-cell office:value-type="float" office:value="0.227702211753675" calcext:value-type="float">
            <text:p>0.2277022118</text:p>
          </table:table-cell>
          <table:table-cell office:value-type="float" office:value="0.212038441083104" calcext:value-type="float">
            <text:p>0.2120384411</text:p>
          </table:table-cell>
          <table:table-cell office:value-type="float" office:value="0.229203595823575" calcext:value-type="float">
            <text:p>0.2292035958</text:p>
          </table:table-cell>
          <table:table-cell office:value-type="float" office:value="0.215724243944213" calcext:value-type="float">
            <text:p>0.2157242439</text:p>
          </table:table-cell>
          <table:table-cell office:value-type="float" office:value="0.196515852628021" calcext:value-type="float">
            <text:p>0.1965158526</text:p>
          </table:table-cell>
          <table:table-cell office:value-type="float" office:value="0.205984539287733" calcext:value-type="float">
            <text:p>0.20598453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jarat</text:p>
          </table:table-cell>
          <table:table-cell office:value-type="float" office:value="30700" calcext:value-type="float">
            <text:p>30700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10045.3203" calcext:value-type="float">
            <text:p>110045.3203</text:p>
          </table:table-cell>
          <table:table-cell office:value-type="float" office:value="68440.9294" calcext:value-type="float">
            <text:p>68440.9294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14829.9022" calcext:value-type="float">
            <text:p>14829.9022</text:p>
          </table:table-cell>
          <table:table-cell office:value-type="float" office:value="5305.2579" calcext:value-type="float">
            <text:p>5305.2579</text:p>
          </table:table-cell>
          <table:table-cell office:value-type="float" office:value="0.259084260817436" calcext:value-type="float">
            <text:p>0.2590842608</text:p>
          </table:table-cell>
          <table:table-cell office:value-type="float" office:value="0.228138355202041" calcext:value-type="float">
            <text:p>0.2281383552</text:p>
          </table:table-cell>
          <table:table-cell office:value-type="float" office:value="0.257530920655737" calcext:value-type="float">
            <text:p>0.2575309207</text:p>
          </table:table-cell>
          <table:table-cell office:value-type="float" office:value="0.27965302809599" calcext:value-type="float">
            <text:p>0.2796530281</text:p>
          </table:table-cell>
          <table:table-cell office:value-type="float" office:value="0.239022066317902" calcext:value-type="float">
            <text:p>0.2390220663</text:p>
          </table:table-cell>
          <table:table-cell office:value-type="float" office:value="0.203532063899792" calcext:value-type="float">
            <text:p>0.2035320639</text:p>
          </table:table-cell>
          <table:table-cell office:value-type="float" office:value="0.242388887423272" calcext:value-type="float">
            <text:p>0.2423888874</text:p>
          </table:table-cell>
          <table:table-cell office:value-type="float" office:value="0.241312631558355" calcext:value-type="float">
            <text:p>0.2413126316</text:p>
          </table:table-cell>
          <table:table-cell office:value-type="float" office:value="0.198748269771589" calcext:value-type="float">
            <text:p>0.1987482698</text:p>
          </table:table-cell>
          <table:table-cell office:value-type="float" office:value="0.176816297574537" calcext:value-type="float">
            <text:p>0.176816297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ujranwala 1</text:p>
          </table:table-cell>
          <table:table-cell office:value-type="float" office:value="27200" calcext:value-type="float">
            <text:p>27200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22076.2342" calcext:value-type="float">
            <text:p>222076.2342</text:p>
          </table:table-cell>
          <table:table-cell office:value-type="float" office:value="197597.5881" calcext:value-type="float">
            <text:p>197597.5881</text:p>
          </table:table-cell>
          <table:table-cell office:value-type="float" office:value="10424.3664" calcext:value-type="float">
            <text:p>10424.3664</text:p>
          </table:table-cell>
          <table:table-cell office:value-type="float" office:value="744.5976" calcext:value-type="float">
            <text:p>744.5976</text:p>
          </table:table-cell>
          <table:table-cell office:value-type="float" office:value="8997.221" calcext:value-type="float">
            <text:p>8997.221</text:p>
          </table:table-cell>
          <table:table-cell office:value-type="float" office:value="0.242513613845993" calcext:value-type="float">
            <text:p>0.2425136138</text:p>
          </table:table-cell>
          <table:table-cell office:value-type="float" office:value="0.243355234370348" calcext:value-type="float">
            <text:p>0.2433552344</text:p>
          </table:table-cell>
          <table:table-cell office:value-type="float" office:value="0.246092825057981" calcext:value-type="float">
            <text:p>0.2460928251</text:p>
          </table:table-cell>
          <table:table-cell office:value-type="float" office:value="0.256182189885779" calcext:value-type="float">
            <text:p>0.2561821899</text:p>
          </table:table-cell>
          <table:table-cell office:value-type="float" office:value="0.233854350885908" calcext:value-type="float">
            <text:p>0.2338543509</text:p>
          </table:table-cell>
          <table:table-cell office:value-type="float" office:value="0.23358510150792" calcext:value-type="float">
            <text:p>0.2335851015</text:p>
          </table:table-cell>
          <table:table-cell office:value-type="float" office:value="0.244842106424819" calcext:value-type="float">
            <text:p>0.2448421064</text:p>
          </table:table-cell>
          <table:table-cell office:value-type="float" office:value="0.256516420277127" calcext:value-type="float">
            <text:p>0.2565164203</text:p>
          </table:table-cell>
          <table:table-cell office:value-type="float" office:value="0.229439583333333" calcext:value-type="float">
            <text:p>0.2294395833</text:p>
          </table:table-cell>
          <table:table-cell office:value-type="float" office:value="0.242771136235161" calcext:value-type="float">
            <text:p>0.242771136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jrat</text:p>
          </table:table-cell>
          <table:table-cell office:value-type="float" office:value="15000" calcext:value-type="float">
            <text:p>15000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77748.3994" calcext:value-type="float">
            <text:p>77748.3994</text:p>
          </table:table-cell>
          <table:table-cell office:value-type="float" office:value="35647.6101" calcext:value-type="float">
            <text:p>35647.6101</text:p>
          </table:table-cell>
          <table:table-cell office:value-type="float" office:value="1737.3944" calcext:value-type="float">
            <text:p>1737.3944</text:p>
          </table:table-cell>
          <table:table-cell office:value-type="float" office:value="14550.6781" calcext:value-type="float">
            <text:p>14550.6781</text:p>
          </table:table-cell>
          <table:table-cell office:value-type="float" office:value="17125.7448" calcext:value-type="float">
            <text:p>17125.7448</text:p>
          </table:table-cell>
          <table:table-cell office:value-type="float" office:value="0.211439202298024" calcext:value-type="float">
            <text:p>0.2114392023</text:p>
          </table:table-cell>
          <table:table-cell office:value-type="float" office:value="0.199701171941439" calcext:value-type="float">
            <text:p>0.1997011719</text:p>
          </table:table-cell>
          <table:table-cell office:value-type="float" office:value="0.221945066303358" calcext:value-type="float">
            <text:p>0.2219450663</text:p>
          </table:table-cell>
          <table:table-cell office:value-type="float" office:value="0.206622669057377" calcext:value-type="float">
            <text:p>0.2066226691</text:p>
          </table:table-cell>
          <table:table-cell office:value-type="float" office:value="0.215430043498266" calcext:value-type="float">
            <text:p>0.2154300435</text:p>
          </table:table-cell>
          <table:table-cell office:value-type="float" office:value="0.198231037121492" calcext:value-type="float">
            <text:p>0.1982310371</text:p>
          </table:table-cell>
          <table:table-cell office:value-type="float" office:value="0.220796346074277" calcext:value-type="float">
            <text:p>0.2207963461</text:p>
          </table:table-cell>
          <table:table-cell office:value-type="float" office:value="0.154284279859485" calcext:value-type="float">
            <text:p>0.1542842799</text:p>
          </table:table-cell>
          <table:table-cell office:value-type="float" office:value="0.208874064105701" calcext:value-type="float">
            <text:p>0.2088740641</text:p>
          </table:table-cell>
          <table:table-cell office:value-type="float" office:value="0.186549207798764" calcext:value-type="float">
            <text:p>0.186549207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afizabad</text:p>
          </table:table-cell>
          <table:table-cell office:value-type="float" office:value="14900" calcext:value-type="float">
            <text:p>14900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23255.1804" calcext:value-type="float">
            <text:p>223255.1804</text:p>
          </table:table-cell>
          <table:table-cell office:value-type="float" office:value="181992.0634" calcext:value-type="float">
            <text:p>181992.0634</text:p>
          </table:table-cell>
          <table:table-cell office:value-type="float" office:value="0" calcext:value-type="float">
            <text:p>0</text:p>
          </table:table-cell>
          <table:table-cell office:value-type="float" office:value="5212.1832" calcext:value-type="float">
            <text:p>5212.1832</text:p>
          </table:table-cell>
          <table:table-cell office:value-type="float" office:value="17622.1432" calcext:value-type="float">
            <text:p>17622.1432</text:p>
          </table:table-cell>
          <table:table-cell office:value-type="float" office:value="0.218544348563147" calcext:value-type="float">
            <text:p>0.2185443486</text:p>
          </table:table-cell>
          <table:table-cell office:value-type="float" office:value="0.214578224924594" calcext:value-type="float">
            <text:p>0.2145782249</text:p>
          </table:table-cell>
          <table:table-cell office:value-type="float" office:value="0.226358819045696" calcext:value-type="float">
            <text:p>0.226358819</text:p>
          </table:table-cell>
          <table:table-cell/>
          <table:table-cell office:value-type="float" office:value="0.208778134238108" calcext:value-type="float">
            <text:p>0.2087781342</text:p>
          </table:table-cell>
          <table:table-cell office:value-type="float" office:value="0.1959268761842" calcext:value-type="float">
            <text:p>0.1959268762</text:p>
          </table:table-cell>
          <table:table-cell office:value-type="float" office:value="0.223967793075406" calcext:value-type="float">
            <text:p>0.2239677931</text:p>
          </table:table-cell>
          <table:table-cell/>
          <table:table-cell office:value-type="float" office:value="0.208009323770492" calcext:value-type="float">
            <text:p>0.2080093238</text:p>
          </table:table-cell>
          <table:table-cell office:value-type="float" office:value="0.185167878376818" calcext:value-type="float">
            <text:p>0.185167878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alkot</text:p>
          </table:table-cell>
          <table:table-cell office:value-type="float" office:value="32200" calcext:value-type="float">
            <text:p>32200</text:p>
          </table:table-cell>
          <table:table-cell office:value-type="float" office:value="1929" calcext:value-type="float">
            <text:p>1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59461.2387" calcext:value-type="float">
            <text:p>259461.2387</text:p>
          </table:table-cell>
          <table:table-cell office:value-type="float" office:value="203523.344" calcext:value-type="float">
            <text:p>203523.344</text:p>
          </table:table-cell>
          <table:table-cell office:value-type="float" office:value="13371.7319" calcext:value-type="float">
            <text:p>13371.7319</text:p>
          </table:table-cell>
          <table:table-cell office:value-type="float" office:value="20321.3095" calcext:value-type="float">
            <text:p>20321.3095</text:p>
          </table:table-cell>
          <table:table-cell office:value-type="float" office:value="11789.462" calcext:value-type="float">
            <text:p>11789.462</text:p>
          </table:table-cell>
          <table:table-cell office:value-type="float" office:value="0.232667369234597" calcext:value-type="float">
            <text:p>0.2326673692</text:p>
          </table:table-cell>
          <table:table-cell office:value-type="float" office:value="0.230115391076619" calcext:value-type="float">
            <text:p>0.2301153911</text:p>
          </table:table-cell>
          <table:table-cell office:value-type="float" office:value="0.236926163394842" calcext:value-type="float">
            <text:p>0.2369261634</text:p>
          </table:table-cell>
          <table:table-cell office:value-type="float" office:value="0.250871861172297" calcext:value-type="float">
            <text:p>0.2508718612</text:p>
          </table:table-cell>
          <table:table-cell office:value-type="float" office:value="0.224552614224816" calcext:value-type="float">
            <text:p>0.2245526142</text:p>
          </table:table-cell>
          <table:table-cell office:value-type="float" office:value="0.213659737117614" calcext:value-type="float">
            <text:p>0.2136597371</text:p>
          </table:table-cell>
          <table:table-cell office:value-type="float" office:value="0.234465856282487" calcext:value-type="float">
            <text:p>0.2344658563</text:p>
          </table:table-cell>
          <table:table-cell office:value-type="float" office:value="0.242293562435814" calcext:value-type="float">
            <text:p>0.2422935624</text:p>
          </table:table-cell>
          <table:table-cell office:value-type="float" office:value="0.220384292954574" calcext:value-type="float">
            <text:p>0.220384293</text:p>
          </table:table-cell>
          <table:table-cell office:value-type="float" office:value="0.21850557161346" calcext:value-type="float">
            <text:p>0.218505571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hanewal</text:p>
          </table:table-cell>
          <table:table-cell office:value-type="float" office:value="2900" calcext:value-type="float">
            <text:p>2900</text:p>
          </table:table-cell>
          <table:table-cell office:value-type="float" office:value="1764" calcext:value-type="float">
            <text:p>1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0" calcext:value-type="float">
            <text:p>2060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791.0517" calcext:value-type="float">
            <text:p>84791.0517</text:p>
          </table:table-cell>
          <table:table-cell office:value-type="float" office:value="44768.9307" calcext:value-type="float">
            <text:p>44768.9307</text:p>
          </table:table-cell>
          <table:table-cell office:value-type="float" office:value="17560.0934" calcext:value-type="float">
            <text:p>17560.0934</text:p>
          </table:table-cell>
          <table:table-cell office:value-type="float" office:value="9834.8933" calcext:value-type="float">
            <text:p>9834.8933</text:p>
          </table:table-cell>
          <table:table-cell office:value-type="float" office:value="2823.2659" calcext:value-type="float">
            <text:p>2823.2659</text:p>
          </table:table-cell>
          <table:table-cell office:value-type="float" office:value="0.269910716971539" calcext:value-type="float">
            <text:p>0.269910717</text:p>
          </table:table-cell>
          <table:table-cell office:value-type="float" office:value="0.237861957825725" calcext:value-type="float">
            <text:p>0.2378619578</text:p>
          </table:table-cell>
          <table:table-cell office:value-type="float" office:value="0.267840943250005" calcext:value-type="float">
            <text:p>0.2678409433</text:p>
          </table:table-cell>
          <table:table-cell office:value-type="float" office:value="0.291648510686287" calcext:value-type="float">
            <text:p>0.2916485107</text:p>
          </table:table-cell>
          <table:table-cell office:value-type="float" office:value="0.231177992552979" calcext:value-type="float">
            <text:p>0.2311779926</text:p>
          </table:table-cell>
          <table:table-cell office:value-type="float" office:value="0.22276166101773" calcext:value-type="float">
            <text:p>0.222761661</text:p>
          </table:table-cell>
          <table:table-cell office:value-type="float" office:value="0.257733102143758" calcext:value-type="float">
            <text:p>0.2577331021</text:p>
          </table:table-cell>
          <table:table-cell office:value-type="float" office:value="0.254366127700863" calcext:value-type="float">
            <text:p>0.2543661277</text:p>
          </table:table-cell>
          <table:table-cell office:value-type="float" office:value="0.217082327920567" calcext:value-type="float">
            <text:p>0.2170823279</text:p>
          </table:table-cell>
          <table:table-cell office:value-type="float" office:value="0.192475130607098" calcext:value-type="float">
            <text:p>0.19247513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ltan</text:p>
          </table:table-cell>
          <table:table-cell office:value-type="float" office:value="2100" calcext:value-type="float">
            <text:p>2100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00" calcext:value-type="float">
            <text:p>26300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06012.0833" calcext:value-type="float">
            <text:p>106012.0833</text:p>
          </table:table-cell>
          <table:table-cell office:value-type="float" office:value="27643.1859" calcext:value-type="float">
            <text:p>27643.1859</text:p>
          </table:table-cell>
          <table:table-cell office:value-type="float" office:value="7911.3495" calcext:value-type="float">
            <text:p>7911.3495</text:p>
          </table:table-cell>
          <table:table-cell office:value-type="float" office:value="10424.3664" calcext:value-type="float">
            <text:p>10424.3664</text:p>
          </table:table-cell>
          <table:table-cell office:value-type="float" office:value="3443.7639" calcext:value-type="float">
            <text:p>3443.7639</text:p>
          </table:table-cell>
          <table:table-cell office:value-type="float" office:value="0.24476739021549" calcext:value-type="float">
            <text:p>0.2447673902</text:p>
          </table:table-cell>
          <table:table-cell office:value-type="float" office:value="0.187677129660281" calcext:value-type="float">
            <text:p>0.1876771297</text:p>
          </table:table-cell>
          <table:table-cell office:value-type="float" office:value="0.262580828831701" calcext:value-type="float">
            <text:p>0.2625808288</text:p>
          </table:table-cell>
          <table:table-cell office:value-type="float" office:value="0.285303526732489" calcext:value-type="float">
            <text:p>0.2853035267</text:p>
          </table:table-cell>
          <table:table-cell office:value-type="float" office:value="0.223820294097682" calcext:value-type="float">
            <text:p>0.2238202941</text:p>
          </table:table-cell>
          <table:table-cell office:value-type="float" office:value="0.219764897033651" calcext:value-type="float">
            <text:p>0.219764897</text:p>
          </table:table-cell>
          <table:table-cell office:value-type="float" office:value="0.258013438115214" calcext:value-type="float">
            <text:p>0.2580134381</text:p>
          </table:table-cell>
          <table:table-cell office:value-type="float" office:value="0.220027962070074" calcext:value-type="float">
            <text:p>0.2200279621</text:p>
          </table:table-cell>
          <table:table-cell office:value-type="float" office:value="0.177341443452381" calcext:value-type="float">
            <text:p>0.1773414435</text:p>
          </table:table-cell>
          <table:table-cell office:value-type="float" office:value="0.201524634470536" calcext:value-type="float">
            <text:p>0.201524634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helum</text:p>
          </table:table-cell>
          <table:table-cell office:value-type="float" office:value="1100" calcext:value-type="float">
            <text:p>1100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294.6533" calcext:value-type="float">
            <text:p>84294.6533</text:p>
          </table:table-cell>
          <table:table-cell office:value-type="float" office:value="6763.4282" calcext:value-type="float">
            <text:p>6763.4282</text:p>
          </table:table-cell>
          <table:table-cell office:value-type="float" office:value="1985.5936" calcext:value-type="float">
            <text:p>1985.5936</text:p>
          </table:table-cell>
          <table:table-cell office:value-type="float" office:value="5739.6065" calcext:value-type="float">
            <text:p>5739.6065</text:p>
          </table:table-cell>
          <table:table-cell office:value-type="float" office:value="30001.0783" calcext:value-type="float">
            <text:p>30001.0783</text:p>
          </table:table-cell>
          <table:table-cell office:value-type="float" office:value="0.178205672434842" calcext:value-type="float">
            <text:p>0.1782056724</text:p>
          </table:table-cell>
          <table:table-cell office:value-type="float" office:value="0.142150845918534" calcext:value-type="float">
            <text:p>0.1421508459</text:p>
          </table:table-cell>
          <table:table-cell office:value-type="float" office:value="0.201516790420448" calcext:value-type="float">
            <text:p>0.2015167904</text:p>
          </table:table-cell>
          <table:table-cell office:value-type="float" office:value="0.185797287275566" calcext:value-type="float">
            <text:p>0.1857972873</text:p>
          </table:table-cell>
          <table:table-cell office:value-type="float" office:value="0.191224053750787" calcext:value-type="float">
            <text:p>0.1912240538</text:p>
          </table:table-cell>
          <table:table-cell office:value-type="float" office:value="0.178749459503637" calcext:value-type="float">
            <text:p>0.1787494595</text:p>
          </table:table-cell>
          <table:table-cell office:value-type="float" office:value="0.189500996390435" calcext:value-type="float">
            <text:p>0.1895009964</text:p>
          </table:table-cell>
          <table:table-cell office:value-type="float" office:value="0.101536821209016" calcext:value-type="float">
            <text:p>0.1015368212</text:p>
          </table:table-cell>
          <table:table-cell office:value-type="float" office:value="0.152954337616305" calcext:value-type="float">
            <text:p>0.1529543376</text:p>
          </table:table-cell>
          <table:table-cell office:value-type="float" office:value="0.151185167918355" calcext:value-type="float">
            <text:p>0.151185167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hakkar</text:p>
          </table:table-cell>
          <table:table-cell office:value-type="float" office:value="500" calcext:value-type="float">
            <text:p>500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824100" calcext:value-type="float">
            <text:p>1824100</text:p>
          </table:table-cell>
          <table:table-cell table:number-columns-repeated="4"/>
          <table:table-cell office:value-type="float" office:value="106787.7058" calcext:value-type="float">
            <text:p>106787.7058</text:p>
          </table:table-cell>
          <table:table-cell office:value-type="float" office:value="1023.8217" calcext:value-type="float">
            <text:p>1023.8217</text:p>
          </table:table-cell>
          <table:table-cell office:value-type="float" office:value="2171.743" calcext:value-type="float">
            <text:p>2171.743</text:p>
          </table:table-cell>
          <table:table-cell office:value-type="float" office:value="8717.9969" calcext:value-type="float">
            <text:p>8717.9969</text:p>
          </table:table-cell>
          <table:table-cell office:value-type="float" office:value="1489.1952" calcext:value-type="float">
            <text:p>1489.1952</text:p>
          </table:table-cell>
          <table:table-cell office:value-type="float" office:value="0.123552550348077" calcext:value-type="float">
            <text:p>0.1235525503</text:p>
          </table:table-cell>
          <table:table-cell office:value-type="float" office:value="0.0815304602737638" calcext:value-type="float">
            <text:p>0.0815304603</text:p>
          </table:table-cell>
          <table:table-cell office:value-type="float" office:value="0.212831442190205" calcext:value-type="float">
            <text:p>0.2128314422</text:p>
          </table:table-cell>
          <table:table-cell office:value-type="float" office:value="0.25109820335472" calcext:value-type="float">
            <text:p>0.2510982034</text:p>
          </table:table-cell>
          <table:table-cell office:value-type="float" office:value="0.193579115705734" calcext:value-type="float">
            <text:p>0.1935791157</text:p>
          </table:table-cell>
          <table:table-cell office:value-type="float" office:value="0.164139601647773" calcext:value-type="float">
            <text:p>0.1641396016</text:p>
          </table:table-cell>
          <table:table-cell office:value-type="float" office:value="0.19399694485842" calcext:value-type="float">
            <text:p>0.1939969449</text:p>
          </table:table-cell>
          <table:table-cell office:value-type="float" office:value="0.200995052693208" calcext:value-type="float">
            <text:p>0.2009950527</text:p>
          </table:table-cell>
          <table:table-cell office:value-type="float" office:value="0.143528768741614" calcext:value-type="float">
            <text:p>0.1435287687</text:p>
          </table:table-cell>
          <table:table-cell office:value-type="float" office:value="0.113665906762295" calcext:value-type="float">
            <text:p>0.113665906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hushab</text:p>
          </table:table-cell>
          <table:table-cell office:value-type="float" office:value="13900" calcext:value-type="float">
            <text:p>1390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78082.926" calcext:value-type="float">
            <text:p>178082.926</text:p>
          </table:table-cell>
          <table:table-cell office:value-type="float" office:value="28170.6092" calcext:value-type="float">
            <text:p>28170.6092</text:p>
          </table:table-cell>
          <table:table-cell office:value-type="float" office:value="1582.2699" calcext:value-type="float">
            <text:p>1582.2699</text:p>
          </table:table-cell>
          <table:table-cell office:value-type="float" office:value="18211.6163" calcext:value-type="float">
            <text:p>18211.6163</text:p>
          </table:table-cell>
          <table:table-cell office:value-type="float" office:value="21438.2059" calcext:value-type="float">
            <text:p>21438.2059</text:p>
          </table:table-cell>
          <table:table-cell office:value-type="float" office:value="0.13971192121703" calcext:value-type="float">
            <text:p>0.1397119212</text:p>
          </table:table-cell>
          <table:table-cell office:value-type="float" office:value="0.132667737048038" calcext:value-type="float">
            <text:p>0.132667737</text:p>
          </table:table-cell>
          <table:table-cell office:value-type="float" office:value="0.218832717986691" calcext:value-type="float">
            <text:p>0.218832718</text:p>
          </table:table-cell>
          <table:table-cell office:value-type="float" office:value="0.229179881067181" calcext:value-type="float">
            <text:p>0.2291798811</text:p>
          </table:table-cell>
          <table:table-cell office:value-type="float" office:value="0.221662483098272" calcext:value-type="float">
            <text:p>0.2216624831</text:p>
          </table:table-cell>
          <table:table-cell office:value-type="float" office:value="0.180170537360908" calcext:value-type="float">
            <text:p>0.1801705374</text:p>
          </table:table-cell>
          <table:table-cell office:value-type="float" office:value="0.206314500433307" calcext:value-type="float">
            <text:p>0.2063145004</text:p>
          </table:table-cell>
          <table:table-cell office:value-type="float" office:value="0.208899421407907" calcext:value-type="float">
            <text:p>0.2088994214</text:p>
          </table:table-cell>
          <table:table-cell office:value-type="float" office:value="0.205786962744715" calcext:value-type="float">
            <text:p>0.2057869627</text:p>
          </table:table-cell>
          <table:table-cell office:value-type="float" office:value="0.177610748855306" calcext:value-type="float">
            <text:p>0.177610748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anwali</text:p>
          </table:table-cell>
          <table:table-cell office:value-type="float" office:value="1800" calcext:value-type="float">
            <text:p>180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2860200" calcext:value-type="float">
            <text:p>2860200</text:p>
          </table:table-cell>
          <table:table-cell office:value-type="float" office:value="9600" calcext:value-type="float">
            <text:p>9600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6201600" calcext:value-type="float">
            <text:p>6201600</text:p>
          </table:table-cell>
          <table:table-cell table:number-columns-repeated="4"/>
          <table:table-cell office:value-type="float" office:value="210876.2453" calcext:value-type="float">
            <text:p>210876.2453</text:p>
          </table:table-cell>
          <table:table-cell office:value-type="float" office:value="12968.4082" calcext:value-type="float">
            <text:p>12968.4082</text:p>
          </table:table-cell>
          <table:table-cell office:value-type="float" office:value="2047.6434" calcext:value-type="float">
            <text:p>2047.6434</text:p>
          </table:table-cell>
          <table:table-cell office:value-type="float" office:value="10610.5158" calcext:value-type="float">
            <text:p>10610.5158</text:p>
          </table:table-cell>
          <table:table-cell office:value-type="float" office:value="51594.4087" calcext:value-type="float">
            <text:p>51594.4087</text:p>
          </table:table-cell>
          <table:table-cell office:value-type="float" office:value="0.155001811127538" calcext:value-type="float">
            <text:p>0.1550018111</text:p>
          </table:table-cell>
          <table:table-cell office:value-type="float" office:value="0.117509404160949" calcext:value-type="float">
            <text:p>0.1175094042</text:p>
          </table:table-cell>
          <table:table-cell office:value-type="float" office:value="0.223996197023102" calcext:value-type="float">
            <text:p>0.223996197</text:p>
          </table:table-cell>
          <table:table-cell office:value-type="float" office:value="0.24935430803417" calcext:value-type="float">
            <text:p>0.249354308</text:p>
          </table:table-cell>
          <table:table-cell office:value-type="float" office:value="0.190040364543435" calcext:value-type="float">
            <text:p>0.1900403645</text:p>
          </table:table-cell>
          <table:table-cell office:value-type="float" office:value="0.162976368494406" calcext:value-type="float">
            <text:p>0.1629763685</text:p>
          </table:table-cell>
          <table:table-cell office:value-type="float" office:value="0.224331274021492" calcext:value-type="float">
            <text:p>0.224331274</text:p>
          </table:table-cell>
          <table:table-cell office:value-type="float" office:value="0.251420218579235" calcext:value-type="float">
            <text:p>0.2514202186</text:p>
          </table:table-cell>
          <table:table-cell office:value-type="float" office:value="0.146037558719202" calcext:value-type="float">
            <text:p>0.1460375587</text:p>
          </table:table-cell>
          <table:table-cell office:value-type="float" office:value="0.15094359048924" calcext:value-type="float">
            <text:p>0.150943590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rgodha</text:p>
          </table:table-cell>
          <table:table-cell office:value-type="float" office:value="11600" calcext:value-type="float">
            <text:p>1160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62229.2021" calcext:value-type="float">
            <text:p>162229.2021</text:p>
          </table:table-cell>
          <table:table-cell office:value-type="float" office:value="9772.8435" calcext:value-type="float">
            <text:p>9772.8435</text:p>
          </table:table-cell>
          <table:table-cell office:value-type="float" office:value="11572.2877" calcext:value-type="float">
            <text:p>11572.2877</text:p>
          </table:table-cell>
          <table:table-cell office:value-type="float" office:value="54696.8987" calcext:value-type="float">
            <text:p>54696.8987</text:p>
          </table:table-cell>
          <table:table-cell office:value-type="float" office:value="25161.1939" calcext:value-type="float">
            <text:p>25161.1939</text:p>
          </table:table-cell>
          <table:table-cell office:value-type="float" office:value="0.228655274147023" calcext:value-type="float">
            <text:p>0.2286552741</text:p>
          </table:table-cell>
          <table:table-cell office:value-type="float" office:value="0.187750440324922" calcext:value-type="float">
            <text:p>0.1877504403</text:p>
          </table:table-cell>
          <table:table-cell office:value-type="float" office:value="0.239606303314758" calcext:value-type="float">
            <text:p>0.2396063033</text:p>
          </table:table-cell>
          <table:table-cell office:value-type="float" office:value="0.25849918376585" calcext:value-type="float">
            <text:p>0.2584991838</text:p>
          </table:table-cell>
          <table:table-cell office:value-type="float" office:value="0.228046622955895" calcext:value-type="float">
            <text:p>0.228046623</text:p>
          </table:table-cell>
          <table:table-cell office:value-type="float" office:value="0.198219756367748" calcext:value-type="float">
            <text:p>0.1982197564</text:p>
          </table:table-cell>
          <table:table-cell office:value-type="float" office:value="0.199133734061931" calcext:value-type="float">
            <text:p>0.1991337341</text:p>
          </table:table-cell>
          <table:table-cell office:value-type="float" office:value="0.232675977893025" calcext:value-type="float">
            <text:p>0.2326759779</text:p>
          </table:table-cell>
          <table:table-cell office:value-type="float" office:value="0.203457772937337" calcext:value-type="float">
            <text:p>0.2034577729</text:p>
          </table:table-cell>
          <table:table-cell office:value-type="float" office:value="0.17457771421641" calcext:value-type="float">
            <text:p>0.174577714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adu</text:p>
          </table:table-cell>
          <table:table-cell office:value-type="float" office:value="73700" calcext:value-type="float">
            <text:p>73700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float" office:value="275416900" calcext:value-type="float">
            <text:p>275416900</text:p>
          </table:table-cell>
          <table:table-cell office:value-type="float" office:value="20100" calcext:value-type="float">
            <text:p>20100</text:p>
          </table:table-cell>
          <table:table-cell office:value-type="float" office:value="765" calcext:value-type="float">
            <text:p>765</text:p>
          </table:table-cell>
          <table:table-cell office:value-type="float" office:value="0.5" calcext:value-type="float">
            <text:p>0.5</text:p>
          </table:table-cell>
          <table:table-cell office:value-type="float" office:value="7688250" calcext:value-type="float">
            <text:p>7688250</text:p>
          </table:table-cell>
          <table:table-cell table:number-columns-repeated="4"/>
          <table:table-cell office:value-type="float" office:value="390076.0677" calcext:value-type="float">
            <text:p>390076.0677</text:p>
          </table:table-cell>
          <table:table-cell office:value-type="float" office:value="40084.1708" calcext:value-type="float">
            <text:p>40084.1708</text:p>
          </table:table-cell>
          <table:table-cell office:value-type="float" office:value="0" calcext:value-type="float">
            <text:p>0</text:p>
          </table:table-cell>
          <table:table-cell office:value-type="float" office:value="434.3486" calcext:value-type="float">
            <text:p>434.3486</text:p>
          </table:table-cell>
          <table:table-cell office:value-type="float" office:value="29535.7048" calcext:value-type="float">
            <text:p>29535.7048</text:p>
          </table:table-cell>
          <table:table-cell office:value-type="float" office:value="0.0965732509223984" calcext:value-type="float">
            <text:p>0.0965732509</text:p>
          </table:table-cell>
          <table:table-cell office:value-type="float" office:value="0.0803720705180109" calcext:value-type="float">
            <text:p>0.0803720705</text:p>
          </table:table-cell>
          <table:table-cell office:value-type="float" office:value="0.180416729698579" calcext:value-type="float">
            <text:p>0.1804167297</text:p>
          </table:table-cell>
          <table:table-cell/>
          <table:table-cell office:value-type="float" office:value="0.177893959016393" calcext:value-type="float">
            <text:p>0.177893959</text:p>
          </table:table-cell>
          <table:table-cell office:value-type="float" office:value="0.148935499809378" calcext:value-type="float">
            <text:p>0.1489354998</text:p>
          </table:table-cell>
          <table:table-cell office:value-type="float" office:value="0.182776075978278" calcext:value-type="float">
            <text:p>0.182776076</text:p>
          </table:table-cell>
          <table:table-cell/>
          <table:table-cell office:value-type="float" office:value="0.15838193793911" calcext:value-type="float">
            <text:p>0.1583819379</text:p>
          </table:table-cell>
          <table:table-cell office:value-type="float" office:value="0.145311305362309" calcext:value-type="float">
            <text:p>0.145311305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derabad</text:p>
          </table:table-cell>
          <table:table-cell office:value-type="float" office:value="1300" calcext:value-type="float">
            <text:p>1300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3783000" calcext:value-type="float">
            <text:p>3783000</text:p>
          </table:table-cell>
          <table:table-cell office:value-type="float" office:value="4100" calcext:value-type="float">
            <text:p>4100</text:p>
          </table:table-cell>
          <table:table-cell office:value-type="float" office:value="1326" calcext:value-type="float">
            <text:p>1326</text:p>
          </table:table-cell>
          <table:table-cell office:value-type="float" office:value="0.5" calcext:value-type="float">
            <text:p>0.5</text:p>
          </table:table-cell>
          <table:table-cell office:value-type="float" office:value="2718300" calcext:value-type="float">
            <text:p>2718300</text:p>
          </table:table-cell>
          <table:table-cell table:number-columns-repeated="4"/>
          <table:table-cell office:value-type="float" office:value="46475.3002" calcext:value-type="float">
            <text:p>46475.3002</text:p>
          </table:table-cell>
          <table:table-cell office:value-type="float" office:value="4746.8097" calcext:value-type="float">
            <text:p>4746.8097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6608.3037" calcext:value-type="float">
            <text:p>6608.3037</text:p>
          </table:table-cell>
          <table:table-cell office:value-type="float" office:value="4126.3117" calcext:value-type="float">
            <text:p>4126.3117</text:p>
          </table:table-cell>
          <table:table-cell office:value-type="float" office:value="0.259200636858659" calcext:value-type="float">
            <text:p>0.2592006369</text:p>
          </table:table-cell>
          <table:table-cell office:value-type="float" office:value="0.172289650681784" calcext:value-type="float">
            <text:p>0.1722896507</text:p>
          </table:table-cell>
          <table:table-cell office:value-type="float" office:value="0.209663612986178" calcext:value-type="float">
            <text:p>0.209663613</text:p>
          </table:table-cell>
          <table:table-cell office:value-type="float" office:value="0.309423227958643" calcext:value-type="float">
            <text:p>0.309423228</text:p>
          </table:table-cell>
          <table:table-cell office:value-type="float" office:value="0.251130998915342" calcext:value-type="float">
            <text:p>0.2511309989</text:p>
          </table:table-cell>
          <table:table-cell office:value-type="float" office:value="0.197611260608297" calcext:value-type="float">
            <text:p>0.1976112606</text:p>
          </table:table-cell>
          <table:table-cell office:value-type="float" office:value="0.190588752276867" calcext:value-type="float">
            <text:p>0.1905887523</text:p>
          </table:table-cell>
          <table:table-cell office:value-type="float" office:value="0.214816445367554" calcext:value-type="float">
            <text:p>0.2148164454</text:p>
          </table:table-cell>
          <table:table-cell office:value-type="float" office:value="0.200975407911953" calcext:value-type="float">
            <text:p>0.2009754079</text:p>
          </table:table-cell>
          <table:table-cell office:value-type="float" office:value="0.166152437446074" calcext:value-type="float">
            <text:p>0.166152437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atta</text:p>
          </table:table-cell>
          <table:table-cell office:value-type="float" office:value="68200" calcext:value-type="float">
            <text:p>68200</text:p>
          </table:table-cell>
          <table:table-cell office:value-type="float" office:value="2788" calcext:value-type="float">
            <text:p>2788</text:p>
          </table:table-cell>
          <table:table-cell office:value-type="float" office:value="1" calcext:value-type="float">
            <text:p>1</text:p>
          </table:table-cell>
          <table:table-cell office:value-type="float" office:value="190141600" calcext:value-type="float">
            <text:p>190141600</text:p>
          </table:table-cell>
          <table:table-cell office:value-type="float" office:value="1900" calcext:value-type="float">
            <text:p>1900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80546.0002" calcext:value-type="float">
            <text:p>1380546.0002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20848.7328" calcext:value-type="float">
            <text:p>20848.7328</text:p>
          </table:table-cell>
          <table:table-cell office:value-type="float" office:value="94501.8454" calcext:value-type="float">
            <text:p>94501.8454</text:p>
          </table:table-cell>
          <table:table-cell office:value-type="float" office:value="119973.2883" calcext:value-type="float">
            <text:p>119973.2883</text:p>
          </table:table-cell>
          <table:table-cell office:value-type="float" office:value="0.0961716436390961" calcext:value-type="float">
            <text:p>0.0961716436</text:p>
          </table:table-cell>
          <table:table-cell office:value-type="float" office:value="0.0777020832120658" calcext:value-type="float">
            <text:p>0.0777020832</text:p>
          </table:table-cell>
          <table:table-cell office:value-type="float" office:value="0.19949414451695" calcext:value-type="float">
            <text:p>0.1994941445</text:p>
          </table:table-cell>
          <table:table-cell office:value-type="float" office:value="0.211123313940707" calcext:value-type="float">
            <text:p>0.2111233139</text:p>
          </table:table-cell>
          <table:table-cell office:value-type="float" office:value="0.178113390448522" calcext:value-type="float">
            <text:p>0.1781133904</text:p>
          </table:table-cell>
          <table:table-cell office:value-type="float" office:value="0.164863288554595" calcext:value-type="float">
            <text:p>0.1648632886</text:p>
          </table:table-cell>
          <table:table-cell office:value-type="float" office:value="0.189347289604445" calcext:value-type="float">
            <text:p>0.1893472896</text:p>
          </table:table-cell>
          <table:table-cell office:value-type="float" office:value="0.179586206454918" calcext:value-type="float">
            <text:p>0.1795862065</text:p>
          </table:table-cell>
          <table:table-cell office:value-type="float" office:value="0.163956262714874" calcext:value-type="float">
            <text:p>0.1639562627</text:p>
          </table:table-cell>
          <table:table-cell office:value-type="float" office:value="0.160921412265195" calcext:value-type="float">
            <text:p>0.1609214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akobabad</text:p>
          </table:table-cell>
          <table:table-cell office:value-type="float" office:value="66300" calcext:value-type="float">
            <text:p>66300</text:p>
          </table:table-cell>
          <table:table-cell office:value-type="float" office:value="4101" calcext:value-type="float">
            <text:p>4101</text:p>
          </table:table-cell>
          <table:table-cell office:value-type="float" office:value="1" calcext:value-type="float">
            <text:p>1</text:p>
          </table:table-cell>
          <table:table-cell office:value-type="float" office:value="271896300" calcext:value-type="float">
            <text:p>271896300</text:p>
          </table:table-cell>
          <table:table-cell table:number-columns-repeated="8"/>
          <table:table-cell office:value-type="float" office:value="406364.1402" calcext:value-type="float">
            <text:p>406364.1402</text:p>
          </table:table-cell>
          <table:table-cell office:value-type="float" office:value="27301.912" calcext:value-type="float">
            <text:p>27301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97.1544" calcext:value-type="float">
            <text:p>76197.1544</text:p>
          </table:table-cell>
          <table:table-cell office:value-type="float" office:value="0.0898295174392788" calcext:value-type="float">
            <text:p>0.0898295174</text:p>
          </table:table-cell>
          <table:table-cell office:value-type="float" office:value="0.0894245998951166" calcext:value-type="float">
            <text:p>0.0894245999</text:p>
          </table:table-cell>
          <table:table-cell office:value-type="float" office:value="0.161878033874945" calcext:value-type="float">
            <text:p>0.1618780339</text:p>
          </table:table-cell>
          <table:table-cell table:number-columns-repeated="2"/>
          <table:table-cell office:value-type="float" office:value="0.139359334418274" calcext:value-type="float">
            <text:p>0.1393593344</text:p>
          </table:table-cell>
          <table:table-cell office:value-type="float" office:value="0.162328030923994" calcext:value-type="float">
            <text:p>0.1623280309</text:p>
          </table:table-cell>
          <table:table-cell table:number-columns-repeated="2"/>
          <table:table-cell office:value-type="float" office:value="0.139158947308698" calcext:value-type="float">
            <text:p>0.139158947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rkana</text:p>
          </table:table-cell>
          <table:table-cell office:value-type="float" office:value="160300" calcext:value-type="float">
            <text:p>160300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626292100" calcext:value-type="float">
            <text:p>626292100</text:p>
          </table:table-cell>
          <table:table-cell office:value-type="float" office:value="4900" calcext:value-type="float">
            <text:p>4900</text:p>
          </table:table-cell>
          <table:table-cell office:value-type="float" office:value="782" calcext:value-type="float">
            <text:p>782</text:p>
          </table:table-cell>
          <table:table-cell office:value-type="float" office:value="0.75" calcext:value-type="float">
            <text:p>0.75</text:p>
          </table:table-cell>
          <table:table-cell office:value-type="float" office:value="2873850" calcext:value-type="float">
            <text:p>2873850</text:p>
          </table:table-cell>
          <table:table-cell table:number-columns-repeated="4"/>
          <table:table-cell office:value-type="float" office:value="588139.0293" calcext:value-type="float">
            <text:p>588139.0293</text:p>
          </table:table-cell>
          <table:table-cell office:value-type="float" office:value="172777.6681" calcext:value-type="float">
            <text:p>172777.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78.0126" calcext:value-type="float">
            <text:p>104678.0126</text:p>
          </table:table-cell>
          <table:table-cell office:value-type="float" office:value="0.127838442047612" calcext:value-type="float">
            <text:p>0.127838442</text:p>
          </table:table-cell>
          <table:table-cell office:value-type="float" office:value="0.13242385154236" calcext:value-type="float">
            <text:p>0.1324238515</text:p>
          </table:table-cell>
          <table:table-cell office:value-type="float" office:value="0.194029001562901" calcext:value-type="float">
            <text:p>0.1940290016</text:p>
          </table:table-cell>
          <table:table-cell table:number-columns-repeated="2"/>
          <table:table-cell office:value-type="float" office:value="0.176593808700763" calcext:value-type="float">
            <text:p>0.1765938087</text:p>
          </table:table-cell>
          <table:table-cell office:value-type="float" office:value="0.19283026730231" calcext:value-type="float">
            <text:p>0.1928302673</text:p>
          </table:table-cell>
          <table:table-cell table:number-columns-repeated="2"/>
          <table:table-cell office:value-type="float" office:value="0.175614726403451" calcext:value-type="float">
            <text:p>0.175614726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ikarpur</text:p>
          </table:table-cell>
          <table:table-cell office:value-type="float" office:value="109700" calcext:value-type="float">
            <text:p>109700</text:p>
          </table:table-cell>
          <table:table-cell office:value-type="float" office:value="3495" calcext:value-type="float">
            <text:p>3495</text:p>
          </table:table-cell>
          <table:table-cell office:value-type="float" office:value="1" calcext:value-type="float">
            <text:p>1</text:p>
          </table:table-cell>
          <table:table-cell office:value-type="float" office:value="383401500" calcext:value-type="float">
            <text:p>383401500</text:p>
          </table:table-cell>
          <table:table-cell table:number-columns-repeated="8"/>
          <table:table-cell office:value-type="float" office:value="288252.3459" calcext:value-type="float">
            <text:p>288252.3459</text:p>
          </table:table-cell>
          <table:table-cell office:value-type="float" office:value="56061.9943" calcext:value-type="float">
            <text:p>56061.9943</text:p>
          </table:table-cell>
          <table:table-cell office:value-type="float" office:value="0" calcext:value-type="float">
            <text:p>0</text:p>
          </table:table-cell>
          <table:table-cell office:value-type="float" office:value="10548.466" calcext:value-type="float">
            <text:p>10548.466</text:p>
          </table:table-cell>
          <table:table-cell office:value-type="float" office:value="59753.9574" calcext:value-type="float">
            <text:p>59753.9574</text:p>
          </table:table-cell>
          <table:table-cell office:value-type="float" office:value="0.142086633166332" calcext:value-type="float">
            <text:p>0.1420866332</text:p>
          </table:table-cell>
          <table:table-cell office:value-type="float" office:value="0.134452199687341" calcext:value-type="float">
            <text:p>0.1344521997</text:p>
          </table:table-cell>
          <table:table-cell office:value-type="float" office:value="0.182814099041328" calcext:value-type="float">
            <text:p>0.182814099</text:p>
          </table:table-cell>
          <table:table-cell office:value-type="float" office:value="0.33817912834866" calcext:value-type="float">
            <text:p>0.3381791283</text:p>
          </table:table-cell>
          <table:table-cell office:value-type="float" office:value="0.180960017032148" calcext:value-type="float">
            <text:p>0.180960017</text:p>
          </table:table-cell>
          <table:table-cell office:value-type="float" office:value="0.171244728776527" calcext:value-type="float">
            <text:p>0.1712447288</text:p>
          </table:table-cell>
          <table:table-cell office:value-type="float" office:value="0.183215600987054" calcext:value-type="float">
            <text:p>0.183215601</text:p>
          </table:table-cell>
          <table:table-cell/>
          <table:table-cell office:value-type="float" office:value="0.155225215766634" calcext:value-type="float">
            <text:p>0.1552252158</text:p>
          </table:table-cell>
          <table:table-cell office:value-type="float" office:value="0.167422056244999" calcext:value-type="float">
            <text:p>0.167422056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nghar</text:p>
          </table:table-cell>
          <table:table-cell office:value-type="float" office:value="100" calcext:value-type="float">
            <text:p>100</text:p>
          </table:table-cell>
          <table:table-cell office:value-type="float" office:value="3065" calcext:value-type="float">
            <text:p>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06439.6846" calcext:value-type="float">
            <text:p>206439.6846</text:p>
          </table:table-cell>
          <table:table-cell office:value-type="float" office:value="15419.3753" calcext:value-type="float">
            <text:p>15419.3753</text:p>
          </table:table-cell>
          <table:table-cell office:value-type="float" office:value="58016.563" calcext:value-type="float">
            <text:p>58016.563</text:p>
          </table:table-cell>
          <table:table-cell office:value-type="float" office:value="51873.6328" calcext:value-type="float">
            <text:p>51873.6328</text:p>
          </table:table-cell>
          <table:table-cell office:value-type="float" office:value="25719.6421" calcext:value-type="float">
            <text:p>25719.6421</text:p>
          </table:table-cell>
          <table:table-cell office:value-type="float" office:value="0.18444398477063" calcext:value-type="float">
            <text:p>0.1844439848</text:p>
          </table:table-cell>
          <table:table-cell office:value-type="float" office:value="0.192270145838568" calcext:value-type="float">
            <text:p>0.1922701458</text:p>
          </table:table-cell>
          <table:table-cell office:value-type="float" office:value="0.208721639893795" calcext:value-type="float">
            <text:p>0.2087216399</text:p>
          </table:table-cell>
          <table:table-cell office:value-type="float" office:value="0.250733830664266" calcext:value-type="float">
            <text:p>0.2507338307</text:p>
          </table:table-cell>
          <table:table-cell office:value-type="float" office:value="0.215904839119835" calcext:value-type="float">
            <text:p>0.2159048391</text:p>
          </table:table-cell>
          <table:table-cell office:value-type="float" office:value="0.164045473347595" calcext:value-type="float">
            <text:p>0.1640454733</text:p>
          </table:table-cell>
          <table:table-cell office:value-type="float" office:value="0.21876932991391" calcext:value-type="float">
            <text:p>0.2187693299</text:p>
          </table:table-cell>
          <table:table-cell office:value-type="float" office:value="0.243181684930306" calcext:value-type="float">
            <text:p>0.2431816849</text:p>
          </table:table-cell>
          <table:table-cell office:value-type="float" office:value="0.200888790542396" calcext:value-type="float">
            <text:p>0.2008887905</text:p>
          </table:table-cell>
          <table:table-cell office:value-type="float" office:value="0.161653358777117" calcext:value-type="float">
            <text:p>0.161653358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otki</text:p>
          </table:table-cell>
          <table:table-cell office:value-type="float" office:value="16100" calcext:value-type="float">
            <text:p>16100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1797500" calcext:value-type="float">
            <text:p>31797500</text:p>
          </table:table-cell>
          <table:table-cell table:number-columns-repeated="8"/>
          <table:table-cell office:value-type="float" office:value="226233.5708" calcext:value-type="float">
            <text:p>226233.5708</text:p>
          </table:table-cell>
          <table:table-cell office:value-type="float" office:value="51346.2095" calcext:value-type="float">
            <text:p>51346.2095</text:p>
          </table:table-cell>
          <table:table-cell office:value-type="float" office:value="10300.2668" calcext:value-type="float">
            <text:p>10300.2668</text:p>
          </table:table-cell>
          <table:table-cell office:value-type="float" office:value="17249.8444" calcext:value-type="float">
            <text:p>17249.8444</text:p>
          </table:table-cell>
          <table:table-cell office:value-type="float" office:value="64531.792" calcext:value-type="float">
            <text:p>64531.792</text:p>
          </table:table-cell>
          <table:table-cell office:value-type="float" office:value="0.13734603746804" calcext:value-type="float">
            <text:p>0.1373460375</text:p>
          </table:table-cell>
          <table:table-cell office:value-type="float" office:value="0.16436538149825" calcext:value-type="float">
            <text:p>0.1643653815</text:p>
          </table:table-cell>
          <table:table-cell office:value-type="float" office:value="0.212586125180674" calcext:value-type="float">
            <text:p>0.2125861252</text:p>
          </table:table-cell>
          <table:table-cell office:value-type="float" office:value="0.256199440765566" calcext:value-type="float">
            <text:p>0.2561994408</text:p>
          </table:table-cell>
          <table:table-cell office:value-type="float" office:value="0.226597805276598" calcext:value-type="float">
            <text:p>0.2265978053</text:p>
          </table:table-cell>
          <table:table-cell office:value-type="float" office:value="0.166121215355584" calcext:value-type="float">
            <text:p>0.1661212154</text:p>
          </table:table-cell>
          <table:table-cell office:value-type="float" office:value="0.198532796543014" calcext:value-type="float">
            <text:p>0.1985327965</text:p>
          </table:table-cell>
          <table:table-cell office:value-type="float" office:value="0.185903399664231" calcext:value-type="float">
            <text:p>0.1859033997</text:p>
          </table:table-cell>
          <table:table-cell office:value-type="float" office:value="0.198367925168062" calcext:value-type="float">
            <text:p>0.1983679252</text:p>
          </table:table-cell>
          <table:table-cell office:value-type="float" office:value="0.177966683086381" calcext:value-type="float">
            <text:p>0.17796668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hairpur</text:p>
          </table:table-cell>
          <table:table-cell office:value-type="float" office:value="1700" calcext:value-type="float">
            <text:p>1700</text:p>
          </table:table-cell>
          <table:table-cell office:value-type="float" office:value="3097" calcext:value-type="float">
            <text:p>3097</text:p>
          </table:table-cell>
          <table:table-cell office:value-type="float" office:value="1" calcext:value-type="float">
            <text:p>1</text:p>
          </table:table-cell>
          <table:table-cell office:value-type="float" office:value="5264900" calcext:value-type="float">
            <text:p>5264900</text:p>
          </table:table-cell>
          <table:table-cell office:value-type="float" office:value="14700" calcext:value-type="float">
            <text:p>147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9371250" calcext:value-type="float">
            <text:p>9371250</text:p>
          </table:table-cell>
          <table:table-cell table:number-columns-repeated="4"/>
          <table:table-cell office:value-type="float" office:value="188383.1928" calcext:value-type="float">
            <text:p>188383.1928</text:p>
          </table:table-cell>
          <table:table-cell office:value-type="float" office:value="8873.1214" calcext:value-type="float">
            <text:p>8873.1214</text:p>
          </table:table-cell>
          <table:table-cell office:value-type="float" office:value="17280.8693" calcext:value-type="float">
            <text:p>17280.8693</text:p>
          </table:table-cell>
          <table:table-cell office:value-type="float" office:value="23144.5754" calcext:value-type="float">
            <text:p>23144.5754</text:p>
          </table:table-cell>
          <table:table-cell office:value-type="float" office:value="9028.2459" calcext:value-type="float">
            <text:p>9028.2459</text:p>
          </table:table-cell>
          <table:table-cell office:value-type="float" office:value="0.121948602477007" calcext:value-type="float">
            <text:p>0.1219486025</text:p>
          </table:table-cell>
          <table:table-cell office:value-type="float" office:value="0.127402171888161" calcext:value-type="float">
            <text:p>0.1274021719</text:p>
          </table:table-cell>
          <table:table-cell office:value-type="float" office:value="0.20886546025283" calcext:value-type="float">
            <text:p>0.2088654603</text:p>
          </table:table-cell>
          <table:table-cell office:value-type="float" office:value="0.245573772007844" calcext:value-type="float">
            <text:p>0.245573772</text:p>
          </table:table-cell>
          <table:table-cell office:value-type="float" office:value="0.214833776391757" calcext:value-type="float">
            <text:p>0.2148337764</text:p>
          </table:table-cell>
          <table:table-cell office:value-type="float" office:value="0.153961436107678" calcext:value-type="float">
            <text:p>0.1539614361</text:p>
          </table:table-cell>
          <table:table-cell office:value-type="float" office:value="0.241103096698384" calcext:value-type="float">
            <text:p>0.2411030967</text:p>
          </table:table-cell>
          <table:table-cell office:value-type="float" office:value="0.219313757100391" calcext:value-type="float">
            <text:p>0.2193137571</text:p>
          </table:table-cell>
          <table:table-cell office:value-type="float" office:value="0.201400667494396" calcext:value-type="float">
            <text:p>0.2014006675</text:p>
          </table:table-cell>
          <table:table-cell office:value-type="float" office:value="0.194025104219481" calcext:value-type="float">
            <text:p>0.194025104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aushahro Firoz</text:p>
          </table:table-cell>
          <table:table-cell office:value-type="float" office:value="1400" calcext:value-type="float">
            <text:p>1400</text:p>
          </table:table-cell>
          <table:table-cell office:value-type="float" office:value="2967" calcext:value-type="float">
            <text:p>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952" calcext:value-type="float">
            <text:p>952</text:p>
          </table:table-cell>
          <table:table-cell office:value-type="float" office:value="0.5" calcext:value-type="float">
            <text:p>0.5</text:p>
          </table:table-cell>
          <table:table-cell office:value-type="float" office:value="5616800" calcext:value-type="float">
            <text:p>5616800</text:p>
          </table:table-cell>
          <table:table-cell table:number-columns-repeated="4"/>
          <table:table-cell office:value-type="float" office:value="102444.2198" calcext:value-type="float">
            <text:p>102444.2198</text:p>
          </table:table-cell>
          <table:table-cell office:value-type="float" office:value="5832.6812" calcext:value-type="float">
            <text:p>5832.6812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7632.1254" calcext:value-type="float">
            <text:p>7632.1254</text:p>
          </table:table-cell>
          <table:table-cell office:value-type="float" office:value="2357.8924" calcext:value-type="float">
            <text:p>2357.8924</text:p>
          </table:table-cell>
          <table:table-cell office:value-type="float" office:value="0.196432897609302" calcext:value-type="float">
            <text:p>0.1964328976</text:p>
          </table:table-cell>
          <table:table-cell office:value-type="float" office:value="0.116530950814708" calcext:value-type="float">
            <text:p>0.1165309508</text:p>
          </table:table-cell>
          <table:table-cell office:value-type="float" office:value="0.242662288567641" calcext:value-type="float">
            <text:p>0.2426622886</text:p>
          </table:table-cell>
          <table:table-cell office:value-type="float" office:value="0.246173886710576" calcext:value-type="float">
            <text:p>0.2461738867</text:p>
          </table:table-cell>
          <table:table-cell office:value-type="float" office:value="0.224612247958995" calcext:value-type="float">
            <text:p>0.224612248</text:p>
          </table:table-cell>
          <table:table-cell office:value-type="float" office:value="0.219204329853073" calcext:value-type="float">
            <text:p>0.2192043299</text:p>
          </table:table-cell>
          <table:table-cell office:value-type="float" office:value="0.234598953610045" calcext:value-type="float">
            <text:p>0.2345989536</text:p>
          </table:table-cell>
          <table:table-cell office:value-type="float" office:value="0.200421956828128" calcext:value-type="float">
            <text:p>0.2004219568</text:p>
          </table:table-cell>
          <table:table-cell office:value-type="float" office:value="0.184847167799547" calcext:value-type="float">
            <text:p>0.1848471678</text:p>
          </table:table-cell>
          <table:table-cell office:value-type="float" office:value="0.182241145383952" calcext:value-type="float">
            <text:p>0.182241145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awab Shah</text:p>
          </table:table-cell>
          <table:table-cell office:value-type="float" office:value="1300" calcext:value-type="float">
            <text:p>1300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0" calcext:value-type="float">
            <text:p>23200</text:p>
          </table:table-cell>
          <table:table-cell office:value-type="float" office:value="969" calcext:value-type="float">
            <text:p>969</text:p>
          </table:table-cell>
          <table:table-cell office:value-type="float" office:value="0.5" calcext:value-type="float">
            <text:p>0.5</text:p>
          </table:table-cell>
          <table:table-cell office:value-type="float" office:value="11240400" calcext:value-type="float">
            <text:p>11240400</text:p>
          </table:table-cell>
          <table:table-cell table:number-columns-repeated="4"/>
          <table:table-cell office:value-type="float" office:value="121369.4088" calcext:value-type="float">
            <text:p>121369.4088</text:p>
          </table:table-cell>
          <table:table-cell office:value-type="float" office:value="7694.1752" calcext:value-type="float">
            <text:p>7694.1752</text:p>
          </table:table-cell>
          <table:table-cell office:value-type="float" office:value="26805.5136" calcext:value-type="float">
            <text:p>26805.5136</text:p>
          </table:table-cell>
          <table:table-cell office:value-type="float" office:value="16939.5954" calcext:value-type="float">
            <text:p>16939.5954</text:p>
          </table:table-cell>
          <table:table-cell office:value-type="float" office:value="12161.7608" calcext:value-type="float">
            <text:p>12161.7608</text:p>
          </table:table-cell>
          <table:table-cell office:value-type="float" office:value="0.187444298880178" calcext:value-type="float">
            <text:p>0.1874442989</text:p>
          </table:table-cell>
          <table:table-cell office:value-type="float" office:value="0.148428747611385" calcext:value-type="float">
            <text:p>0.1484287476</text:p>
          </table:table-cell>
          <table:table-cell office:value-type="float" office:value="0.215527243393688" calcext:value-type="float">
            <text:p>0.2155272434</text:p>
          </table:table-cell>
          <table:table-cell office:value-type="float" office:value="0.254844965608162" calcext:value-type="float">
            <text:p>0.2548449656</text:p>
          </table:table-cell>
          <table:table-cell office:value-type="float" office:value="0.223612764064957" calcext:value-type="float">
            <text:p>0.2236127641</text:p>
          </table:table-cell>
          <table:table-cell office:value-type="float" office:value="0.181791099824904" calcext:value-type="float">
            <text:p>0.1817910998</text:p>
          </table:table-cell>
          <table:table-cell office:value-type="float" office:value="0.19734660893707" calcext:value-type="float">
            <text:p>0.1973466089</text:p>
          </table:table-cell>
          <table:table-cell office:value-type="float" office:value="0.212745616082271" calcext:value-type="float">
            <text:p>0.2127456161</text:p>
          </table:table-cell>
          <table:table-cell office:value-type="float" office:value="0.189700480393923" calcext:value-type="float">
            <text:p>0.1897004804</text:p>
          </table:table-cell>
          <table:table-cell office:value-type="float" office:value="0.156738964745735" calcext:value-type="float">
            <text:p>0.156738964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kkur</text:p>
          </table:table-cell>
          <table:table-cell office:value-type="float" office:value="7400" calcext:value-type="float">
            <text:p>7400</text:p>
          </table:table-cell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  <table:table-cell office:value-type="float" office:value="16435400" calcext:value-type="float">
            <text:p>16435400</text:p>
          </table:table-cell>
          <table:table-cell office:value-type="float" office:value="29600" calcext:value-type="float">
            <text:p>296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18870000" calcext:value-type="float">
            <text:p>18870000</text:p>
          </table:table-cell>
          <table:table-cell table:number-columns-repeated="4"/>
          <table:table-cell office:value-type="float" office:value="149912.3168" calcext:value-type="float">
            <text:p>149912.3168</text:p>
          </table:table-cell>
          <table:table-cell office:value-type="float" office:value="18180.5914" calcext:value-type="float">
            <text:p>18180.5914</text:p>
          </table:table-cell>
          <table:table-cell office:value-type="float" office:value="1954.5687" calcext:value-type="float">
            <text:p>1954.5687</text:p>
          </table:table-cell>
          <table:table-cell office:value-type="float" office:value="15140.1512" calcext:value-type="float">
            <text:p>15140.1512</text:p>
          </table:table-cell>
          <table:table-cell office:value-type="float" office:value="22710.2268" calcext:value-type="float">
            <text:p>22710.2268</text:p>
          </table:table-cell>
          <table:table-cell office:value-type="float" office:value="0.119569681118141" calcext:value-type="float">
            <text:p>0.1195696811</text:p>
          </table:table-cell>
          <table:table-cell office:value-type="float" office:value="0.141218251360466" calcext:value-type="float">
            <text:p>0.1412182514</text:p>
          </table:table-cell>
          <table:table-cell office:value-type="float" office:value="0.195074953409384" calcext:value-type="float">
            <text:p>0.1950749534</text:p>
          </table:table-cell>
          <table:table-cell office:value-type="float" office:value="0.242391032786885" calcext:value-type="float">
            <text:p>0.2423910328</text:p>
          </table:table-cell>
          <table:table-cell office:value-type="float" office:value="0.199560516479446" calcext:value-type="float">
            <text:p>0.1995605165</text:p>
          </table:table-cell>
          <table:table-cell office:value-type="float" office:value="0.169197990175595" calcext:value-type="float">
            <text:p>0.1691979902</text:p>
          </table:table-cell>
          <table:table-cell office:value-type="float" office:value="0.186699344681922" calcext:value-type="float">
            <text:p>0.1866993447</text:p>
          </table:table-cell>
          <table:table-cell office:value-type="float" office:value="0.211692557897476" calcext:value-type="float">
            <text:p>0.2116925579</text:p>
          </table:table-cell>
          <table:table-cell office:value-type="float" office:value="0.187523033962645" calcext:value-type="float">
            <text:p>0.187523034</text:p>
          </table:table-cell>
          <table:table-cell office:value-type="float" office:value="0.164487920473887" calcext:value-type="float">
            <text:p>0.1644879205</text:p>
          </table:table-cell>
          <table:table-cell table:number-columns-repeated="4"/>
        </table:table-row>
      </table:table>
      <table:table table:name="Sheet1_2_2" table:style-name="ta1">
        <table:shapes>
          <draw:frame draw:z-index="0" draw:style-name="gr1" draw:text-style-name="P1" svg:width="6.2988in" svg:height="3.5429in" svg:x="5.9059in" svg:y="6.1358in">
            <draw:object draw:notify-on-update-of-ranges="Sheet1_2_2.Q2:Sheet1_2_2.Q26 Sheet1_2_2.G2:Sheet1_2_2.G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ea dmg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table:number-columns-repeated="4"/>
          <table:table-cell office:value-type="string" calcext:value-type="string">
            <text:p>Tfloo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EVI</text:p>
          </table:table-cell>
          <table:table-cell office:value-type="string" calcext:value-type="string">
            <text:p>TFEV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Fr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EFm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sirabad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  <table:table-cell office:value-type="float" office:value="2500" calcext:value-type="float">
            <text:p>25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062500" calcext:value-type="float">
            <text:p>1062500</text:p>
          </table:table-cell>
          <table:table-cell table:number-columns-repeated="4"/>
          <table:table-cell office:value-type="float" office:value="170978.2239" calcext:value-type="float">
            <text:p>170978.2239</text:p>
          </table:table-cell>
          <table:table-cell office:value-type="float" office:value="78927.3456" calcext:value-type="float">
            <text:p>78927.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2.9769" calcext:value-type="float">
            <text:p>14922.9769</text:p>
          </table:table-cell>
          <table:table-cell office:value-type="float" office:value="0.123425927923607" calcext:value-type="float">
            <text:p>0.1234259279</text:p>
          </table:table-cell>
          <table:table-cell office:value-type="float" office:value="0.152867489313474" calcext:value-type="float">
            <text:p>0.1528674893</text:p>
          </table:table-cell>
          <table:table-cell office:value-type="float" office:value="0.199981592839315" calcext:value-type="float">
            <text:p>0.1999815928</text:p>
          </table:table-cell>
          <table:table-cell table:number-columns-repeated="2"/>
          <table:table-cell office:value-type="float" office:value="0.153416730333628" calcext:value-type="float">
            <text:p>0.1534167303</text:p>
          </table:table-cell>
          <table:table-cell office:value-type="float" office:value="0.201433675346685" calcext:value-type="float">
            <text:p>0.2014336753</text:p>
          </table:table-cell>
          <table:table-cell table:number-columns-repeated="2"/>
          <table:table-cell office:value-type="float" office:value="0.168027668620701" calcext:value-type="float">
            <text:p>0.1680276686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hawalpur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52932.5151" calcext:value-type="float">
            <text:p>452932.5151</text:p>
          </table:table-cell>
          <table:table-cell office:value-type="float" office:value="104336.7387" calcext:value-type="float">
            <text:p>104336.7387</text:p>
          </table:table-cell>
          <table:table-cell office:value-type="float" office:value="8655.9471" calcext:value-type="float">
            <text:p>8655.9471</text:p>
          </table:table-cell>
          <table:table-cell office:value-type="float" office:value="1861.494" calcext:value-type="float">
            <text:p>1861.494</text:p>
          </table:table-cell>
          <table:table-cell office:value-type="float" office:value="25130.169" calcext:value-type="float">
            <text:p>25130.169</text:p>
          </table:table-cell>
          <table:table-cell office:value-type="float" office:value="0.122866579425357" calcext:value-type="float">
            <text:p>0.1228665794</text:p>
          </table:table-cell>
          <table:table-cell office:value-type="float" office:value="0.137211954164837" calcext:value-type="float">
            <text:p>0.1372119542</text:p>
          </table:table-cell>
          <table:table-cell office:value-type="float" office:value="0.237163706676646" calcext:value-type="float">
            <text:p>0.2371637067</text:p>
          </table:table-cell>
          <table:table-cell office:value-type="float" office:value="0.261894116067704" calcext:value-type="float">
            <text:p>0.2618941161</text:p>
          </table:table-cell>
          <table:table-cell office:value-type="float" office:value="0.221499982560168" calcext:value-type="float">
            <text:p>0.2214999826</text:p>
          </table:table-cell>
          <table:table-cell office:value-type="float" office:value="0.162296838611751" calcext:value-type="float">
            <text:p>0.1622968386</text:p>
          </table:table-cell>
          <table:table-cell office:value-type="float" office:value="0.245992328156457" calcext:value-type="float">
            <text:p>0.2459923282</text:p>
          </table:table-cell>
          <table:table-cell office:value-type="float" office:value="0.24302838885951" calcext:value-type="float">
            <text:p>0.2430283889</text:p>
          </table:table-cell>
          <table:table-cell office:value-type="float" office:value="0.213245116120219" calcext:value-type="float">
            <text:p>0.2132451161</text:p>
          </table:table-cell>
          <table:table-cell office:value-type="float" office:value="0.191980222626999" calcext:value-type="float">
            <text:p>0.191980222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himyar Khan</text:p>
          </table:table-cell>
          <table:table-cell office:value-type="float" office:value="2100" calcext:value-type="float">
            <text:p>2100</text:p>
          </table:table-cell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office:value-type="float" office:value="3794700" calcext:value-type="float">
            <text:p>3794700</text:p>
          </table:table-cell>
          <table:table-cell office:value-type="float" office:value="22900" calcext:value-type="float">
            <text:p>22900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17129200" calcext:value-type="float">
            <text:p>17129200</text:p>
          </table:table-cell>
          <table:table-cell table:number-columns-repeated="4"/>
          <table:table-cell office:value-type="float" office:value="248106.1253" calcext:value-type="float">
            <text:p>248106.1253</text:p>
          </table:table-cell>
          <table:table-cell office:value-type="float" office:value="46009.9267" calcext:value-type="float">
            <text:p>46009.9267</text:p>
          </table:table-cell>
          <table:table-cell office:value-type="float" office:value="20135.1601" calcext:value-type="float">
            <text:p>20135.1601</text:p>
          </table:table-cell>
          <table:table-cell office:value-type="float" office:value="15822.699" calcext:value-type="float">
            <text:p>15822.699</text:p>
          </table:table-cell>
          <table:table-cell office:value-type="float" office:value="14178.3793" calcext:value-type="float">
            <text:p>14178.3793</text:p>
          </table:table-cell>
          <table:table-cell office:value-type="float" office:value="0.184298430472414" calcext:value-type="float">
            <text:p>0.1842984305</text:p>
          </table:table-cell>
          <table:table-cell office:value-type="float" office:value="0.154201701252724" calcext:value-type="float">
            <text:p>0.1542017013</text:p>
          </table:table-cell>
          <table:table-cell office:value-type="float" office:value="0.2304342599557" calcext:value-type="float">
            <text:p>0.23043426</text:p>
          </table:table-cell>
          <table:table-cell office:value-type="float" office:value="0.303122793656006" calcext:value-type="float">
            <text:p>0.3031227937</text:p>
          </table:table-cell>
          <table:table-cell office:value-type="float" office:value="0.248547785719207" calcext:value-type="float">
            <text:p>0.2485477857</text:p>
          </table:table-cell>
          <table:table-cell office:value-type="float" office:value="0.162294801969019" calcext:value-type="float">
            <text:p>0.162294802</text:p>
          </table:table-cell>
          <table:table-cell office:value-type="float" office:value="0.235790274476858" calcext:value-type="float">
            <text:p>0.2357902745</text:p>
          </table:table-cell>
          <table:table-cell office:value-type="float" office:value="0.230538611735583" calcext:value-type="float">
            <text:p>0.2305386117</text:p>
          </table:table-cell>
          <table:table-cell office:value-type="float" office:value="0.206556411121826" calcext:value-type="float">
            <text:p>0.2065564111</text:p>
          </table:table-cell>
          <table:table-cell office:value-type="float" office:value="0.190621077411486" calcext:value-type="float">
            <text:p>0.19062107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ra Ghazi Kha</text:p>
          </table:table-cell>
          <table:table-cell office:value-type="float" office:value="12100" calcext:value-type="float">
            <text:p>121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float" office:value="27842100" calcext:value-type="float">
            <text:p>27842100</text:p>
          </table:table-cell>
          <table:table-cell office:value-type="float" office:value="28800" calcext:value-type="float">
            <text:p>28800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625600" calcext:value-type="float">
            <text:p>17625600</text:p>
          </table:table-cell>
          <table:table-cell table:number-columns-repeated="4"/>
          <table:table-cell office:value-type="float" office:value="318346.4989" calcext:value-type="float">
            <text:p>318346.4989</text:p>
          </table:table-cell>
          <table:table-cell office:value-type="float" office:value="37850.378" calcext:value-type="float">
            <text:p>37850.378</text:p>
          </table:table-cell>
          <table:table-cell office:value-type="float" office:value="19514.6621" calcext:value-type="float">
            <text:p>19514.6621</text:p>
          </table:table-cell>
          <table:table-cell office:value-type="float" office:value="16226.0227" calcext:value-type="float">
            <text:p>16226.0227</text:p>
          </table:table-cell>
          <table:table-cell office:value-type="float" office:value="23796.0983" calcext:value-type="float">
            <text:p>23796.0983</text:p>
          </table:table-cell>
          <table:table-cell office:value-type="float" office:value="0.126829908448741" calcext:value-type="float">
            <text:p>0.1268299084</text:p>
          </table:table-cell>
          <table:table-cell office:value-type="float" office:value="0.129330917040649" calcext:value-type="float">
            <text:p>0.129330917</text:p>
          </table:table-cell>
          <table:table-cell office:value-type="float" office:value="0.229315731806664" calcext:value-type="float">
            <text:p>0.2293157318</text:p>
          </table:table-cell>
          <table:table-cell office:value-type="float" office:value="0.251447887246881" calcext:value-type="float">
            <text:p>0.2514478872</text:p>
          </table:table-cell>
          <table:table-cell office:value-type="float" office:value="0.202666643097618" calcext:value-type="float">
            <text:p>0.2026666431</text:p>
          </table:table-cell>
          <table:table-cell office:value-type="float" office:value="0.165121740034951" calcext:value-type="float">
            <text:p>0.16512174</text:p>
          </table:table-cell>
          <table:table-cell office:value-type="float" office:value="0.219236287624294" calcext:value-type="float">
            <text:p>0.2192362876</text:p>
          </table:table-cell>
          <table:table-cell office:value-type="float" office:value="0.217521102322188" calcext:value-type="float">
            <text:p>0.2175211023</text:p>
          </table:table-cell>
          <table:table-cell office:value-type="float" office:value="0.177319652540514" calcext:value-type="float">
            <text:p>0.1773196525</text:p>
          </table:table-cell>
          <table:table-cell office:value-type="float" office:value="0.171437325004809" calcext:value-type="float">
            <text:p>0.1714373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yyah</text:p>
          </table:table-cell>
          <table:table-cell office:value-type="float" office:value="3600" calcext:value-type="float">
            <text:p>3600</text:p>
          </table:table-cell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office:value-type="float" office:value="6577200" calcext:value-type="float">
            <text:p>6577200</text:p>
          </table:table-cell>
          <table:table-cell office:value-type="float" office:value="17700" calcext:value-type="float">
            <text:p>17700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027000" calcext:value-type="float">
            <text:p>9027000</text:p>
          </table:table-cell>
          <table:table-cell table:number-columns-repeated="4"/>
          <table:table-cell office:value-type="float" office:value="153511.2052" calcext:value-type="float">
            <text:p>153511.2052</text:p>
          </table:table-cell>
          <table:table-cell office:value-type="float" office:value="124.0996" calcext:value-type="float">
            <text:p>124.0996</text:p>
          </table:table-cell>
          <table:table-cell office:value-type="float" office:value="6204.98" calcext:value-type="float">
            <text:p>6204.98</text:p>
          </table:table-cell>
          <table:table-cell office:value-type="float" office:value="12503.0347" calcext:value-type="float">
            <text:p>12503.0347</text:p>
          </table:table-cell>
          <table:table-cell office:value-type="float" office:value="4684.7599" calcext:value-type="float">
            <text:p>4684.7599</text:p>
          </table:table-cell>
          <table:table-cell office:value-type="float" office:value="0.149344955380232" calcext:value-type="float">
            <text:p>0.1493449554</text:p>
          </table:table-cell>
          <table:table-cell office:value-type="float" office:value="0.121064489212399" calcext:value-type="float">
            <text:p>0.1210644892</text:p>
          </table:table-cell>
          <table:table-cell office:value-type="float" office:value="0.22292715960632" calcext:value-type="float">
            <text:p>0.2229271596</text:p>
          </table:table-cell>
          <table:table-cell office:value-type="float" office:value="0.250852051671733" calcext:value-type="float">
            <text:p>0.2508520517</text:p>
          </table:table-cell>
          <table:table-cell office:value-type="float" office:value="0.214883387105582" calcext:value-type="float">
            <text:p>0.2148833871</text:p>
          </table:table-cell>
          <table:table-cell office:value-type="float" office:value="0.179319877204382" calcext:value-type="float">
            <text:p>0.1793198772</text:p>
          </table:table-cell>
          <table:table-cell office:value-type="float" office:value="0.269782274590164" calcext:value-type="float">
            <text:p>0.2697822746</text:p>
          </table:table-cell>
          <table:table-cell office:value-type="float" office:value="0.245453405737705" calcext:value-type="float">
            <text:p>0.2454534057</text:p>
          </table:table-cell>
          <table:table-cell office:value-type="float" office:value="0.218590978521742" calcext:value-type="float">
            <text:p>0.2185909785</text:p>
          </table:table-cell>
          <table:table-cell office:value-type="float" office:value="0.147967728802519" calcext:value-type="float">
            <text:p>0.147967728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uzaffargarh</text:p>
          </table:table-cell>
          <table:table-cell office:value-type="float" office:value="19000" calcext:value-type="float">
            <text:p>19000</text:p>
          </table:table-cell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36138000" calcext:value-type="float">
            <text:p>36138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59024000" calcext:value-type="float">
            <text:p>59024000</text:p>
          </table:table-cell>
          <table:table-cell table:number-columns-repeated="4"/>
          <table:table-cell office:value-type="float" office:value="470461.5836" calcext:value-type="float">
            <text:p>470461.5836</text:p>
          </table:table-cell>
          <table:table-cell office:value-type="float" office:value="23361.7497" calcext:value-type="float">
            <text:p>23361.7497</text:p>
          </table:table-cell>
          <table:table-cell office:value-type="float" office:value="42969.4865" calcext:value-type="float">
            <text:p>42969.4865</text:p>
          </table:table-cell>
          <table:table-cell office:value-type="float" office:value="66300.2113" calcext:value-type="float">
            <text:p>66300.2113</text:p>
          </table:table-cell>
          <table:table-cell office:value-type="float" office:value="10982.8146" calcext:value-type="float">
            <text:p>10982.8146</text:p>
          </table:table-cell>
          <table:table-cell office:value-type="float" office:value="0.18200660151225" calcext:value-type="float">
            <text:p>0.1820066015</text:p>
          </table:table-cell>
          <table:table-cell office:value-type="float" office:value="0.147486557868938" calcext:value-type="float">
            <text:p>0.1474865579</text:p>
          </table:table-cell>
          <table:table-cell office:value-type="float" office:value="0.244550163166327" calcext:value-type="float">
            <text:p>0.2445501632</text:p>
          </table:table-cell>
          <table:table-cell office:value-type="float" office:value="0.265487966245305" calcext:value-type="float">
            <text:p>0.2654879662</text:p>
          </table:table-cell>
          <table:table-cell office:value-type="float" office:value="0.212877144089733" calcext:value-type="float">
            <text:p>0.2128771441</text:p>
          </table:table-cell>
          <table:table-cell office:value-type="float" office:value="0.175636615770504" calcext:value-type="float">
            <text:p>0.1756366158</text:p>
          </table:table-cell>
          <table:table-cell office:value-type="float" office:value="0.199876328565519" calcext:value-type="float">
            <text:p>0.1998763286</text:p>
          </table:table-cell>
          <table:table-cell office:value-type="float" office:value="0.220656405870865" calcext:value-type="float">
            <text:p>0.2206564059</text:p>
          </table:table-cell>
          <table:table-cell office:value-type="float" office:value="0.19230481638884" calcext:value-type="float">
            <text:p>0.1923048164</text:p>
          </table:table-cell>
          <table:table-cell office:value-type="float" office:value="0.146180650875243" calcext:value-type="float">
            <text:p>0.146180650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jan Pur</text:p>
          </table:table-cell>
          <table:table-cell office:value-type="float" office:value="9800" calcext:value-type="float">
            <text:p>9800</text:p>
          </table:table-cell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19903800" calcext:value-type="float">
            <text:p>19903800</text:p>
          </table:table-cell>
          <table:table-cell office:value-type="float" office:value="107100" calcext:value-type="float">
            <text:p>107100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71007300" calcext:value-type="float">
            <text:p>71007300</text:p>
          </table:table-cell>
          <table:table-cell table:number-columns-repeated="4"/>
          <table:table-cell office:value-type="float" office:value="331314.9071" calcext:value-type="float">
            <text:p>331314.9071</text:p>
          </table:table-cell>
          <table:table-cell office:value-type="float" office:value="38532.9258" calcext:value-type="float">
            <text:p>38532.9258</text:p>
          </table:table-cell>
          <table:table-cell office:value-type="float" office:value="16163.9729" calcext:value-type="float">
            <text:p>16163.9729</text:p>
          </table:table-cell>
          <table:table-cell office:value-type="float" office:value="13619.9311" calcext:value-type="float">
            <text:p>13619.9311</text:p>
          </table:table-cell>
          <table:table-cell office:value-type="float" office:value="15729.6243" calcext:value-type="float">
            <text:p>15729.6243</text:p>
          </table:table-cell>
          <table:table-cell office:value-type="float" office:value="0.128320987563259" calcext:value-type="float">
            <text:p>0.1283209876</text:p>
          </table:table-cell>
          <table:table-cell office:value-type="float" office:value="0.129948353402342" calcext:value-type="float">
            <text:p>0.1299483534</text:p>
          </table:table-cell>
          <table:table-cell office:value-type="float" office:value="0.225339243927306" calcext:value-type="float">
            <text:p>0.2253392439</text:p>
          </table:table-cell>
          <table:table-cell office:value-type="float" office:value="0.263122735424627" calcext:value-type="float">
            <text:p>0.2631227354</text:p>
          </table:table-cell>
          <table:table-cell office:value-type="float" office:value="0.223879827336009" calcext:value-type="float">
            <text:p>0.2238798273</text:p>
          </table:table-cell>
          <table:table-cell office:value-type="float" office:value="0.156436570403246" calcext:value-type="float">
            <text:p>0.1564365704</text:p>
          </table:table-cell>
          <table:table-cell office:value-type="float" office:value="0.2124367037565" calcext:value-type="float">
            <text:p>0.2124367038</text:p>
          </table:table-cell>
          <table:table-cell office:value-type="float" office:value="0.225539453604355" calcext:value-type="float">
            <text:p>0.2255394536</text:p>
          </table:table-cell>
          <table:table-cell office:value-type="float" office:value="0.205535480227044" calcext:value-type="float">
            <text:p>0.2055354802</text:p>
          </table:table-cell>
          <table:table-cell office:value-type="float" office:value="0.125432503152585" calcext:value-type="float">
            <text:p>0.12543250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hang</text:p>
          </table:table-cell>
          <table:table-cell office:value-type="float" office:value="28600" calcext:value-type="float">
            <text:p>28600</text:p>
          </table:table-cell>
          <table:table-cell office:value-type="float" office:value="1723" calcext:value-type="float">
            <text:p>1723</text:p>
          </table:table-cell>
          <table:table-cell office:value-type="float" office:value="0.2" calcext:value-type="float">
            <text:p>0.2</text:p>
          </table:table-cell>
          <table:table-cell office:value-type="float" office:value="9855560" calcext:value-type="float">
            <text:p>9855560</text:p>
          </table:table-cell>
          <table:table-cell office:value-type="float" office:value="30300" calcext:value-type="float">
            <text:p>30300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1493790" calcext:value-type="float">
            <text:p>1493790</text:p>
          </table:table-cell>
          <table:table-cell table:number-columns-repeated="4"/>
          <table:table-cell office:value-type="float" office:value="391099.8894" calcext:value-type="float">
            <text:p>391099.8894</text:p>
          </table:table-cell>
          <table:table-cell office:value-type="float" office:value="55131.2473" calcext:value-type="float">
            <text:p>55131.2473</text:p>
          </table:table-cell>
          <table:table-cell office:value-type="float" office:value="36392.2077" calcext:value-type="float">
            <text:p>36392.2077</text:p>
          </table:table-cell>
          <table:table-cell office:value-type="float" office:value="83053.6573" calcext:value-type="float">
            <text:p>83053.6573</text:p>
          </table:table-cell>
          <table:table-cell office:value-type="float" office:value="23982.2477" calcext:value-type="float">
            <text:p>23982.2477</text:p>
          </table:table-cell>
          <table:table-cell office:value-type="float" office:value="0.205112791271206" calcext:value-type="float">
            <text:p>0.2051127913</text:p>
          </table:table-cell>
          <table:table-cell office:value-type="float" office:value="0.171255293341968" calcext:value-type="float">
            <text:p>0.1712552933</text:p>
          </table:table-cell>
          <table:table-cell office:value-type="float" office:value="0.24669733887267" calcext:value-type="float">
            <text:p>0.2466973389</text:p>
          </table:table-cell>
          <table:table-cell office:value-type="float" office:value="0.263640762664198" calcext:value-type="float">
            <text:p>0.2636407627</text:p>
          </table:table-cell>
          <table:table-cell office:value-type="float" office:value="0.22191988644568" calcext:value-type="float">
            <text:p>0.2219198864</text:p>
          </table:table-cell>
          <table:table-cell office:value-type="float" office:value="0.20469493539714" calcext:value-type="float">
            <text:p>0.2046949354</text:p>
          </table:table-cell>
          <table:table-cell office:value-type="float" office:value="0.224906322591954" calcext:value-type="float">
            <text:p>0.2249063226</text:p>
          </table:table-cell>
          <table:table-cell office:value-type="float" office:value="0.218391535994298" calcext:value-type="float">
            <text:p>0.218391536</text:p>
          </table:table-cell>
          <table:table-cell office:value-type="float" office:value="0.190223133462342" calcext:value-type="float">
            <text:p>0.1902231335</text:p>
          </table:table-cell>
          <table:table-cell office:value-type="float" office:value="0.181072159247556" calcext:value-type="float">
            <text:p>0.181072159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ba Tek Singh</text:p>
          </table:table-cell>
          <table:table-cell office:value-type="float" office:value="6400" calcext:value-type="float">
            <text:p>6400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9525.7226" calcext:value-type="float">
            <text:p>39525.7226</text:p>
          </table:table-cell>
          <table:table-cell office:value-type="float" office:value="15636.5496" calcext:value-type="float">
            <text:p>15636.5496</text:p>
          </table:table-cell>
          <table:table-cell office:value-type="float" office:value="10393.3415" calcext:value-type="float">
            <text:p>10393.3415</text:p>
          </table:table-cell>
          <table:table-cell office:value-type="float" office:value="6018.8306" calcext:value-type="float">
            <text:p>6018.8306</text:p>
          </table:table-cell>
          <table:table-cell office:value-type="float" office:value="4498.6105" calcext:value-type="float">
            <text:p>4498.6105</text:p>
          </table:table-cell>
          <table:table-cell office:value-type="float" office:value="0.249391736370769" calcext:value-type="float">
            <text:p>0.2493917364</text:p>
          </table:table-cell>
          <table:table-cell office:value-type="float" office:value="0.212444193774609" calcext:value-type="float">
            <text:p>0.2124441938</text:p>
          </table:table-cell>
          <table:table-cell office:value-type="float" office:value="0.248875200967805" calcext:value-type="float">
            <text:p>0.248875201</text:p>
          </table:table-cell>
          <table:table-cell office:value-type="float" office:value="0.279319810893204" calcext:value-type="float">
            <text:p>0.2793198109</text:p>
          </table:table-cell>
          <table:table-cell office:value-type="float" office:value="0.227702211753675" calcext:value-type="float">
            <text:p>0.2277022118</text:p>
          </table:table-cell>
          <table:table-cell office:value-type="float" office:value="0.212038441083104" calcext:value-type="float">
            <text:p>0.2120384411</text:p>
          </table:table-cell>
          <table:table-cell office:value-type="float" office:value="0.229203595823575" calcext:value-type="float">
            <text:p>0.2292035958</text:p>
          </table:table-cell>
          <table:table-cell office:value-type="float" office:value="0.215724243944213" calcext:value-type="float">
            <text:p>0.2157242439</text:p>
          </table:table-cell>
          <table:table-cell office:value-type="float" office:value="0.196515852628021" calcext:value-type="float">
            <text:p>0.1965158526</text:p>
          </table:table-cell>
          <table:table-cell office:value-type="float" office:value="0.205984539287733" calcext:value-type="float">
            <text:p>0.20598453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jarat</text:p>
          </table:table-cell>
          <table:table-cell office:value-type="float" office:value="30700" calcext:value-type="float">
            <text:p>30700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10045.3203" calcext:value-type="float">
            <text:p>110045.3203</text:p>
          </table:table-cell>
          <table:table-cell office:value-type="float" office:value="68440.9294" calcext:value-type="float">
            <text:p>68440.9294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14829.9022" calcext:value-type="float">
            <text:p>14829.9022</text:p>
          </table:table-cell>
          <table:table-cell office:value-type="float" office:value="5305.2579" calcext:value-type="float">
            <text:p>5305.2579</text:p>
          </table:table-cell>
          <table:table-cell office:value-type="float" office:value="0.259084260817436" calcext:value-type="float">
            <text:p>0.2590842608</text:p>
          </table:table-cell>
          <table:table-cell office:value-type="float" office:value="0.228138355202041" calcext:value-type="float">
            <text:p>0.2281383552</text:p>
          </table:table-cell>
          <table:table-cell office:value-type="float" office:value="0.257530920655737" calcext:value-type="float">
            <text:p>0.2575309207</text:p>
          </table:table-cell>
          <table:table-cell office:value-type="float" office:value="0.27965302809599" calcext:value-type="float">
            <text:p>0.2796530281</text:p>
          </table:table-cell>
          <table:table-cell office:value-type="float" office:value="0.239022066317902" calcext:value-type="float">
            <text:p>0.2390220663</text:p>
          </table:table-cell>
          <table:table-cell office:value-type="float" office:value="0.203532063899792" calcext:value-type="float">
            <text:p>0.2035320639</text:p>
          </table:table-cell>
          <table:table-cell office:value-type="float" office:value="0.242388887423272" calcext:value-type="float">
            <text:p>0.2423888874</text:p>
          </table:table-cell>
          <table:table-cell office:value-type="float" office:value="0.241312631558355" calcext:value-type="float">
            <text:p>0.2413126316</text:p>
          </table:table-cell>
          <table:table-cell office:value-type="float" office:value="0.198748269771589" calcext:value-type="float">
            <text:p>0.1987482698</text:p>
          </table:table-cell>
          <table:table-cell office:value-type="float" office:value="0.176816297574537" calcext:value-type="float">
            <text:p>0.176816297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hanewal</text:p>
          </table:table-cell>
          <table:table-cell office:value-type="float" office:value="2900" calcext:value-type="float">
            <text:p>2900</text:p>
          </table:table-cell>
          <table:table-cell office:value-type="float" office:value="1764" calcext:value-type="float">
            <text:p>1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0" calcext:value-type="float">
            <text:p>2060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791.0517" calcext:value-type="float">
            <text:p>84791.0517</text:p>
          </table:table-cell>
          <table:table-cell office:value-type="float" office:value="44768.9307" calcext:value-type="float">
            <text:p>44768.9307</text:p>
          </table:table-cell>
          <table:table-cell office:value-type="float" office:value="17560.0934" calcext:value-type="float">
            <text:p>17560.0934</text:p>
          </table:table-cell>
          <table:table-cell office:value-type="float" office:value="9834.8933" calcext:value-type="float">
            <text:p>9834.8933</text:p>
          </table:table-cell>
          <table:table-cell office:value-type="float" office:value="2823.2659" calcext:value-type="float">
            <text:p>2823.2659</text:p>
          </table:table-cell>
          <table:table-cell office:value-type="float" office:value="0.269910716971539" calcext:value-type="float">
            <text:p>0.269910717</text:p>
          </table:table-cell>
          <table:table-cell office:value-type="float" office:value="0.237861957825725" calcext:value-type="float">
            <text:p>0.2378619578</text:p>
          </table:table-cell>
          <table:table-cell office:value-type="float" office:value="0.267840943250005" calcext:value-type="float">
            <text:p>0.2678409433</text:p>
          </table:table-cell>
          <table:table-cell office:value-type="float" office:value="0.291648510686287" calcext:value-type="float">
            <text:p>0.2916485107</text:p>
          </table:table-cell>
          <table:table-cell office:value-type="float" office:value="0.231177992552979" calcext:value-type="float">
            <text:p>0.2311779926</text:p>
          </table:table-cell>
          <table:table-cell office:value-type="float" office:value="0.22276166101773" calcext:value-type="float">
            <text:p>0.222761661</text:p>
          </table:table-cell>
          <table:table-cell office:value-type="float" office:value="0.257733102143758" calcext:value-type="float">
            <text:p>0.2577331021</text:p>
          </table:table-cell>
          <table:table-cell office:value-type="float" office:value="0.254366127700863" calcext:value-type="float">
            <text:p>0.2543661277</text:p>
          </table:table-cell>
          <table:table-cell office:value-type="float" office:value="0.217082327920567" calcext:value-type="float">
            <text:p>0.2170823279</text:p>
          </table:table-cell>
          <table:table-cell office:value-type="float" office:value="0.192475130607098" calcext:value-type="float">
            <text:p>0.19247513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ltan</text:p>
          </table:table-cell>
          <table:table-cell office:value-type="float" office:value="2100" calcext:value-type="float">
            <text:p>2100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00" calcext:value-type="float">
            <text:p>26300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06012.0833" calcext:value-type="float">
            <text:p>106012.0833</text:p>
          </table:table-cell>
          <table:table-cell office:value-type="float" office:value="27643.1859" calcext:value-type="float">
            <text:p>27643.1859</text:p>
          </table:table-cell>
          <table:table-cell office:value-type="float" office:value="7911.3495" calcext:value-type="float">
            <text:p>7911.3495</text:p>
          </table:table-cell>
          <table:table-cell office:value-type="float" office:value="10424.3664" calcext:value-type="float">
            <text:p>10424.3664</text:p>
          </table:table-cell>
          <table:table-cell office:value-type="float" office:value="3443.7639" calcext:value-type="float">
            <text:p>3443.7639</text:p>
          </table:table-cell>
          <table:table-cell office:value-type="float" office:value="0.24476739021549" calcext:value-type="float">
            <text:p>0.2447673902</text:p>
          </table:table-cell>
          <table:table-cell office:value-type="float" office:value="0.187677129660281" calcext:value-type="float">
            <text:p>0.1876771297</text:p>
          </table:table-cell>
          <table:table-cell office:value-type="float" office:value="0.262580828831701" calcext:value-type="float">
            <text:p>0.2625808288</text:p>
          </table:table-cell>
          <table:table-cell office:value-type="float" office:value="0.285303526732489" calcext:value-type="float">
            <text:p>0.2853035267</text:p>
          </table:table-cell>
          <table:table-cell office:value-type="float" office:value="0.223820294097682" calcext:value-type="float">
            <text:p>0.2238202941</text:p>
          </table:table-cell>
          <table:table-cell office:value-type="float" office:value="0.219764897033651" calcext:value-type="float">
            <text:p>0.219764897</text:p>
          </table:table-cell>
          <table:table-cell office:value-type="float" office:value="0.258013438115214" calcext:value-type="float">
            <text:p>0.2580134381</text:p>
          </table:table-cell>
          <table:table-cell office:value-type="float" office:value="0.220027962070074" calcext:value-type="float">
            <text:p>0.2200279621</text:p>
          </table:table-cell>
          <table:table-cell office:value-type="float" office:value="0.177341443452381" calcext:value-type="float">
            <text:p>0.1773414435</text:p>
          </table:table-cell>
          <table:table-cell office:value-type="float" office:value="0.201524634470536" calcext:value-type="float">
            <text:p>0.201524634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helum</text:p>
          </table:table-cell>
          <table:table-cell office:value-type="float" office:value="1100" calcext:value-type="float">
            <text:p>1100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294.6533" calcext:value-type="float">
            <text:p>84294.6533</text:p>
          </table:table-cell>
          <table:table-cell office:value-type="float" office:value="6763.4282" calcext:value-type="float">
            <text:p>6763.4282</text:p>
          </table:table-cell>
          <table:table-cell office:value-type="float" office:value="1985.5936" calcext:value-type="float">
            <text:p>1985.5936</text:p>
          </table:table-cell>
          <table:table-cell office:value-type="float" office:value="5739.6065" calcext:value-type="float">
            <text:p>5739.6065</text:p>
          </table:table-cell>
          <table:table-cell office:value-type="float" office:value="30001.0783" calcext:value-type="float">
            <text:p>30001.0783</text:p>
          </table:table-cell>
          <table:table-cell office:value-type="float" office:value="0.178205672434842" calcext:value-type="float">
            <text:p>0.1782056724</text:p>
          </table:table-cell>
          <table:table-cell office:value-type="float" office:value="0.142150845918534" calcext:value-type="float">
            <text:p>0.1421508459</text:p>
          </table:table-cell>
          <table:table-cell office:value-type="float" office:value="0.201516790420448" calcext:value-type="float">
            <text:p>0.2015167904</text:p>
          </table:table-cell>
          <table:table-cell office:value-type="float" office:value="0.185797287275566" calcext:value-type="float">
            <text:p>0.1857972873</text:p>
          </table:table-cell>
          <table:table-cell office:value-type="float" office:value="0.191224053750787" calcext:value-type="float">
            <text:p>0.1912240538</text:p>
          </table:table-cell>
          <table:table-cell office:value-type="float" office:value="0.178749459503637" calcext:value-type="float">
            <text:p>0.1787494595</text:p>
          </table:table-cell>
          <table:table-cell office:value-type="float" office:value="0.189500996390435" calcext:value-type="float">
            <text:p>0.1895009964</text:p>
          </table:table-cell>
          <table:table-cell office:value-type="float" office:value="0.101536821209016" calcext:value-type="float">
            <text:p>0.1015368212</text:p>
          </table:table-cell>
          <table:table-cell office:value-type="float" office:value="0.152954337616305" calcext:value-type="float">
            <text:p>0.1529543376</text:p>
          </table:table-cell>
          <table:table-cell office:value-type="float" office:value="0.151185167918355" calcext:value-type="float">
            <text:p>0.151185167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hakkar</text:p>
          </table:table-cell>
          <table:table-cell office:value-type="float" office:value="500" calcext:value-type="float">
            <text:p>500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824100" calcext:value-type="float">
            <text:p>1824100</text:p>
          </table:table-cell>
          <table:table-cell table:number-columns-repeated="4"/>
          <table:table-cell office:value-type="float" office:value="106787.7058" calcext:value-type="float">
            <text:p>106787.7058</text:p>
          </table:table-cell>
          <table:table-cell office:value-type="float" office:value="1023.8217" calcext:value-type="float">
            <text:p>1023.8217</text:p>
          </table:table-cell>
          <table:table-cell office:value-type="float" office:value="2171.743" calcext:value-type="float">
            <text:p>2171.743</text:p>
          </table:table-cell>
          <table:table-cell office:value-type="float" office:value="8717.9969" calcext:value-type="float">
            <text:p>8717.9969</text:p>
          </table:table-cell>
          <table:table-cell office:value-type="float" office:value="1489.1952" calcext:value-type="float">
            <text:p>1489.1952</text:p>
          </table:table-cell>
          <table:table-cell office:value-type="float" office:value="0.123552550348077" calcext:value-type="float">
            <text:p>0.1235525503</text:p>
          </table:table-cell>
          <table:table-cell office:value-type="float" office:value="0.0815304602737638" calcext:value-type="float">
            <text:p>0.0815304603</text:p>
          </table:table-cell>
          <table:table-cell office:value-type="float" office:value="0.212831442190205" calcext:value-type="float">
            <text:p>0.2128314422</text:p>
          </table:table-cell>
          <table:table-cell office:value-type="float" office:value="0.25109820335472" calcext:value-type="float">
            <text:p>0.2510982034</text:p>
          </table:table-cell>
          <table:table-cell office:value-type="float" office:value="0.193579115705734" calcext:value-type="float">
            <text:p>0.1935791157</text:p>
          </table:table-cell>
          <table:table-cell office:value-type="float" office:value="0.164139601647773" calcext:value-type="float">
            <text:p>0.1641396016</text:p>
          </table:table-cell>
          <table:table-cell office:value-type="float" office:value="0.19399694485842" calcext:value-type="float">
            <text:p>0.1939969449</text:p>
          </table:table-cell>
          <table:table-cell office:value-type="float" office:value="0.200995052693208" calcext:value-type="float">
            <text:p>0.2009950527</text:p>
          </table:table-cell>
          <table:table-cell office:value-type="float" office:value="0.143528768741614" calcext:value-type="float">
            <text:p>0.1435287687</text:p>
          </table:table-cell>
          <table:table-cell office:value-type="float" office:value="0.113665906762295" calcext:value-type="float">
            <text:p>0.113665906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anwali</text:p>
          </table:table-cell>
          <table:table-cell office:value-type="float" office:value="1800" calcext:value-type="float">
            <text:p>180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2860200" calcext:value-type="float">
            <text:p>2860200</text:p>
          </table:table-cell>
          <table:table-cell office:value-type="float" office:value="9600" calcext:value-type="float">
            <text:p>9600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6201600" calcext:value-type="float">
            <text:p>6201600</text:p>
          </table:table-cell>
          <table:table-cell table:number-columns-repeated="4"/>
          <table:table-cell office:value-type="float" office:value="210876.2453" calcext:value-type="float">
            <text:p>210876.2453</text:p>
          </table:table-cell>
          <table:table-cell office:value-type="float" office:value="12968.4082" calcext:value-type="float">
            <text:p>12968.4082</text:p>
          </table:table-cell>
          <table:table-cell office:value-type="float" office:value="2047.6434" calcext:value-type="float">
            <text:p>2047.6434</text:p>
          </table:table-cell>
          <table:table-cell office:value-type="float" office:value="10610.5158" calcext:value-type="float">
            <text:p>10610.5158</text:p>
          </table:table-cell>
          <table:table-cell office:value-type="float" office:value="51594.4087" calcext:value-type="float">
            <text:p>51594.4087</text:p>
          </table:table-cell>
          <table:table-cell office:value-type="float" office:value="0.155001811127538" calcext:value-type="float">
            <text:p>0.1550018111</text:p>
          </table:table-cell>
          <table:table-cell office:value-type="float" office:value="0.117509404160949" calcext:value-type="float">
            <text:p>0.1175094042</text:p>
          </table:table-cell>
          <table:table-cell office:value-type="float" office:value="0.223996197023102" calcext:value-type="float">
            <text:p>0.223996197</text:p>
          </table:table-cell>
          <table:table-cell office:value-type="float" office:value="0.24935430803417" calcext:value-type="float">
            <text:p>0.249354308</text:p>
          </table:table-cell>
          <table:table-cell office:value-type="float" office:value="0.190040364543435" calcext:value-type="float">
            <text:p>0.1900403645</text:p>
          </table:table-cell>
          <table:table-cell office:value-type="float" office:value="0.162976368494406" calcext:value-type="float">
            <text:p>0.1629763685</text:p>
          </table:table-cell>
          <table:table-cell office:value-type="float" office:value="0.224331274021492" calcext:value-type="float">
            <text:p>0.224331274</text:p>
          </table:table-cell>
          <table:table-cell office:value-type="float" office:value="0.251420218579235" calcext:value-type="float">
            <text:p>0.2514202186</text:p>
          </table:table-cell>
          <table:table-cell office:value-type="float" office:value="0.146037558719202" calcext:value-type="float">
            <text:p>0.1460375587</text:p>
          </table:table-cell>
          <table:table-cell office:value-type="float" office:value="0.15094359048924" calcext:value-type="float">
            <text:p>0.150943590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rgodha</text:p>
          </table:table-cell>
          <table:table-cell office:value-type="float" office:value="11600" calcext:value-type="float">
            <text:p>1160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62229.2021" calcext:value-type="float">
            <text:p>162229.2021</text:p>
          </table:table-cell>
          <table:table-cell office:value-type="float" office:value="9772.8435" calcext:value-type="float">
            <text:p>9772.8435</text:p>
          </table:table-cell>
          <table:table-cell office:value-type="float" office:value="11572.2877" calcext:value-type="float">
            <text:p>11572.2877</text:p>
          </table:table-cell>
          <table:table-cell office:value-type="float" office:value="54696.8987" calcext:value-type="float">
            <text:p>54696.8987</text:p>
          </table:table-cell>
          <table:table-cell office:value-type="float" office:value="25161.1939" calcext:value-type="float">
            <text:p>25161.1939</text:p>
          </table:table-cell>
          <table:table-cell office:value-type="float" office:value="0.228655274147023" calcext:value-type="float">
            <text:p>0.2286552741</text:p>
          </table:table-cell>
          <table:table-cell office:value-type="float" office:value="0.187750440324922" calcext:value-type="float">
            <text:p>0.1877504403</text:p>
          </table:table-cell>
          <table:table-cell office:value-type="float" office:value="0.239606303314758" calcext:value-type="float">
            <text:p>0.2396063033</text:p>
          </table:table-cell>
          <table:table-cell office:value-type="float" office:value="0.25849918376585" calcext:value-type="float">
            <text:p>0.2584991838</text:p>
          </table:table-cell>
          <table:table-cell office:value-type="float" office:value="0.228046622955895" calcext:value-type="float">
            <text:p>0.228046623</text:p>
          </table:table-cell>
          <table:table-cell office:value-type="float" office:value="0.198219756367748" calcext:value-type="float">
            <text:p>0.1982197564</text:p>
          </table:table-cell>
          <table:table-cell office:value-type="float" office:value="0.199133734061931" calcext:value-type="float">
            <text:p>0.1991337341</text:p>
          </table:table-cell>
          <table:table-cell office:value-type="float" office:value="0.232675977893025" calcext:value-type="float">
            <text:p>0.2326759779</text:p>
          </table:table-cell>
          <table:table-cell office:value-type="float" office:value="0.203457772937337" calcext:value-type="float">
            <text:p>0.2034577729</text:p>
          </table:table-cell>
          <table:table-cell office:value-type="float" office:value="0.17457771421641" calcext:value-type="float">
            <text:p>0.174577714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adu</text:p>
          </table:table-cell>
          <table:table-cell office:value-type="float" office:value="73700" calcext:value-type="float">
            <text:p>73700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float" office:value="275416900" calcext:value-type="float">
            <text:p>275416900</text:p>
          </table:table-cell>
          <table:table-cell office:value-type="float" office:value="20100" calcext:value-type="float">
            <text:p>20100</text:p>
          </table:table-cell>
          <table:table-cell office:value-type="float" office:value="765" calcext:value-type="float">
            <text:p>765</text:p>
          </table:table-cell>
          <table:table-cell office:value-type="float" office:value="0.5" calcext:value-type="float">
            <text:p>0.5</text:p>
          </table:table-cell>
          <table:table-cell office:value-type="float" office:value="7688250" calcext:value-type="float">
            <text:p>7688250</text:p>
          </table:table-cell>
          <table:table-cell table:number-columns-repeated="4"/>
          <table:table-cell office:value-type="float" office:value="390076.0677" calcext:value-type="float">
            <text:p>390076.0677</text:p>
          </table:table-cell>
          <table:table-cell office:value-type="float" office:value="40084.1708" calcext:value-type="float">
            <text:p>40084.1708</text:p>
          </table:table-cell>
          <table:table-cell office:value-type="float" office:value="0" calcext:value-type="float">
            <text:p>0</text:p>
          </table:table-cell>
          <table:table-cell office:value-type="float" office:value="434.3486" calcext:value-type="float">
            <text:p>434.3486</text:p>
          </table:table-cell>
          <table:table-cell office:value-type="float" office:value="29535.7048" calcext:value-type="float">
            <text:p>29535.7048</text:p>
          </table:table-cell>
          <table:table-cell office:value-type="float" office:value="0.0965732509223984" calcext:value-type="float">
            <text:p>0.0965732509</text:p>
          </table:table-cell>
          <table:table-cell office:value-type="float" office:value="0.0803720705180109" calcext:value-type="float">
            <text:p>0.0803720705</text:p>
          </table:table-cell>
          <table:table-cell office:value-type="float" office:value="0.180416729698579" calcext:value-type="float">
            <text:p>0.1804167297</text:p>
          </table:table-cell>
          <table:table-cell/>
          <table:table-cell office:value-type="float" office:value="0.177893959016393" calcext:value-type="float">
            <text:p>0.177893959</text:p>
          </table:table-cell>
          <table:table-cell office:value-type="float" office:value="0.148935499809378" calcext:value-type="float">
            <text:p>0.1489354998</text:p>
          </table:table-cell>
          <table:table-cell office:value-type="float" office:value="0.182776075978278" calcext:value-type="float">
            <text:p>0.182776076</text:p>
          </table:table-cell>
          <table:table-cell/>
          <table:table-cell office:value-type="float" office:value="0.15838193793911" calcext:value-type="float">
            <text:p>0.1583819379</text:p>
          </table:table-cell>
          <table:table-cell office:value-type="float" office:value="0.145311305362309" calcext:value-type="float">
            <text:p>0.145311305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derabad</text:p>
          </table:table-cell>
          <table:table-cell office:value-type="float" office:value="1300" calcext:value-type="float">
            <text:p>1300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3783000" calcext:value-type="float">
            <text:p>3783000</text:p>
          </table:table-cell>
          <table:table-cell office:value-type="float" office:value="4100" calcext:value-type="float">
            <text:p>4100</text:p>
          </table:table-cell>
          <table:table-cell office:value-type="float" office:value="1326" calcext:value-type="float">
            <text:p>1326</text:p>
          </table:table-cell>
          <table:table-cell office:value-type="float" office:value="0.5" calcext:value-type="float">
            <text:p>0.5</text:p>
          </table:table-cell>
          <table:table-cell office:value-type="float" office:value="2718300" calcext:value-type="float">
            <text:p>2718300</text:p>
          </table:table-cell>
          <table:table-cell table:number-columns-repeated="4"/>
          <table:table-cell office:value-type="float" office:value="46475.3002" calcext:value-type="float">
            <text:p>46475.3002</text:p>
          </table:table-cell>
          <table:table-cell office:value-type="float" office:value="4746.8097" calcext:value-type="float">
            <text:p>4746.8097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6608.3037" calcext:value-type="float">
            <text:p>6608.3037</text:p>
          </table:table-cell>
          <table:table-cell office:value-type="float" office:value="4126.3117" calcext:value-type="float">
            <text:p>4126.3117</text:p>
          </table:table-cell>
          <table:table-cell office:value-type="float" office:value="0.259200636858659" calcext:value-type="float">
            <text:p>0.2592006369</text:p>
          </table:table-cell>
          <table:table-cell office:value-type="float" office:value="0.172289650681784" calcext:value-type="float">
            <text:p>0.1722896507</text:p>
          </table:table-cell>
          <table:table-cell office:value-type="float" office:value="0.209663612986178" calcext:value-type="float">
            <text:p>0.209663613</text:p>
          </table:table-cell>
          <table:table-cell office:value-type="float" office:value="0.309423227958643" calcext:value-type="float">
            <text:p>0.309423228</text:p>
          </table:table-cell>
          <table:table-cell office:value-type="float" office:value="0.251130998915342" calcext:value-type="float">
            <text:p>0.2511309989</text:p>
          </table:table-cell>
          <table:table-cell office:value-type="float" office:value="0.197611260608297" calcext:value-type="float">
            <text:p>0.1976112606</text:p>
          </table:table-cell>
          <table:table-cell office:value-type="float" office:value="0.190588752276867" calcext:value-type="float">
            <text:p>0.1905887523</text:p>
          </table:table-cell>
          <table:table-cell office:value-type="float" office:value="0.214816445367554" calcext:value-type="float">
            <text:p>0.2148164454</text:p>
          </table:table-cell>
          <table:table-cell office:value-type="float" office:value="0.200975407911953" calcext:value-type="float">
            <text:p>0.2009754079</text:p>
          </table:table-cell>
          <table:table-cell office:value-type="float" office:value="0.166152437446074" calcext:value-type="float">
            <text:p>0.166152437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atta</text:p>
          </table:table-cell>
          <table:table-cell office:value-type="float" office:value="68200" calcext:value-type="float">
            <text:p>68200</text:p>
          </table:table-cell>
          <table:table-cell office:value-type="float" office:value="2788" calcext:value-type="float">
            <text:p>2788</text:p>
          </table:table-cell>
          <table:table-cell office:value-type="float" office:value="1" calcext:value-type="float">
            <text:p>1</text:p>
          </table:table-cell>
          <table:table-cell office:value-type="float" office:value="190141600" calcext:value-type="float">
            <text:p>190141600</text:p>
          </table:table-cell>
          <table:table-cell office:value-type="float" office:value="1900" calcext:value-type="float">
            <text:p>1900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80546.0002" calcext:value-type="float">
            <text:p>1380546.0002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20848.7328" calcext:value-type="float">
            <text:p>20848.7328</text:p>
          </table:table-cell>
          <table:table-cell office:value-type="float" office:value="94501.8454" calcext:value-type="float">
            <text:p>94501.8454</text:p>
          </table:table-cell>
          <table:table-cell office:value-type="float" office:value="119973.2883" calcext:value-type="float">
            <text:p>119973.2883</text:p>
          </table:table-cell>
          <table:table-cell office:value-type="float" office:value="0.0961716436390961" calcext:value-type="float">
            <text:p>0.0961716436</text:p>
          </table:table-cell>
          <table:table-cell office:value-type="float" office:value="0.0777020832120658" calcext:value-type="float">
            <text:p>0.0777020832</text:p>
          </table:table-cell>
          <table:table-cell office:value-type="float" office:value="0.19949414451695" calcext:value-type="float">
            <text:p>0.1994941445</text:p>
          </table:table-cell>
          <table:table-cell office:value-type="float" office:value="0.211123313940707" calcext:value-type="float">
            <text:p>0.2111233139</text:p>
          </table:table-cell>
          <table:table-cell office:value-type="float" office:value="0.178113390448522" calcext:value-type="float">
            <text:p>0.1781133904</text:p>
          </table:table-cell>
          <table:table-cell office:value-type="float" office:value="0.164863288554595" calcext:value-type="float">
            <text:p>0.1648632886</text:p>
          </table:table-cell>
          <table:table-cell office:value-type="float" office:value="0.189347289604445" calcext:value-type="float">
            <text:p>0.1893472896</text:p>
          </table:table-cell>
          <table:table-cell office:value-type="float" office:value="0.179586206454918" calcext:value-type="float">
            <text:p>0.1795862065</text:p>
          </table:table-cell>
          <table:table-cell office:value-type="float" office:value="0.163956262714874" calcext:value-type="float">
            <text:p>0.1639562627</text:p>
          </table:table-cell>
          <table:table-cell office:value-type="float" office:value="0.160921412265195" calcext:value-type="float">
            <text:p>0.1609214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rkana</text:p>
          </table:table-cell>
          <table:table-cell office:value-type="float" office:value="160300" calcext:value-type="float">
            <text:p>160300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626292100" calcext:value-type="float">
            <text:p>626292100</text:p>
          </table:table-cell>
          <table:table-cell office:value-type="float" office:value="4900" calcext:value-type="float">
            <text:p>4900</text:p>
          </table:table-cell>
          <table:table-cell office:value-type="float" office:value="782" calcext:value-type="float">
            <text:p>782</text:p>
          </table:table-cell>
          <table:table-cell office:value-type="float" office:value="0.75" calcext:value-type="float">
            <text:p>0.75</text:p>
          </table:table-cell>
          <table:table-cell office:value-type="float" office:value="2873850" calcext:value-type="float">
            <text:p>2873850</text:p>
          </table:table-cell>
          <table:table-cell table:number-columns-repeated="4"/>
          <table:table-cell office:value-type="float" office:value="588139.0293" calcext:value-type="float">
            <text:p>588139.0293</text:p>
          </table:table-cell>
          <table:table-cell office:value-type="float" office:value="172777.6681" calcext:value-type="float">
            <text:p>172777.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78.0126" calcext:value-type="float">
            <text:p>104678.0126</text:p>
          </table:table-cell>
          <table:table-cell office:value-type="float" office:value="0.127838442047612" calcext:value-type="float">
            <text:p>0.127838442</text:p>
          </table:table-cell>
          <table:table-cell office:value-type="float" office:value="0.13242385154236" calcext:value-type="float">
            <text:p>0.1324238515</text:p>
          </table:table-cell>
          <table:table-cell office:value-type="float" office:value="0.194029001562901" calcext:value-type="float">
            <text:p>0.1940290016</text:p>
          </table:table-cell>
          <table:table-cell table:number-columns-repeated="2"/>
          <table:table-cell office:value-type="float" office:value="0.176593808700763" calcext:value-type="float">
            <text:p>0.1765938087</text:p>
          </table:table-cell>
          <table:table-cell office:value-type="float" office:value="0.19283026730231" calcext:value-type="float">
            <text:p>0.1928302673</text:p>
          </table:table-cell>
          <table:table-cell table:number-columns-repeated="2"/>
          <table:table-cell office:value-type="float" office:value="0.175614726403451" calcext:value-type="float">
            <text:p>0.175614726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nghar</text:p>
          </table:table-cell>
          <table:table-cell office:value-type="float" office:value="100" calcext:value-type="float">
            <text:p>100</text:p>
          </table:table-cell>
          <table:table-cell office:value-type="float" office:value="3065" calcext:value-type="float">
            <text:p>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06439.6846" calcext:value-type="float">
            <text:p>206439.6846</text:p>
          </table:table-cell>
          <table:table-cell office:value-type="float" office:value="15419.3753" calcext:value-type="float">
            <text:p>15419.3753</text:p>
          </table:table-cell>
          <table:table-cell office:value-type="float" office:value="58016.563" calcext:value-type="float">
            <text:p>58016.563</text:p>
          </table:table-cell>
          <table:table-cell office:value-type="float" office:value="51873.6328" calcext:value-type="float">
            <text:p>51873.6328</text:p>
          </table:table-cell>
          <table:table-cell office:value-type="float" office:value="25719.6421" calcext:value-type="float">
            <text:p>25719.6421</text:p>
          </table:table-cell>
          <table:table-cell office:value-type="float" office:value="0.18444398477063" calcext:value-type="float">
            <text:p>0.1844439848</text:p>
          </table:table-cell>
          <table:table-cell office:value-type="float" office:value="0.192270145838568" calcext:value-type="float">
            <text:p>0.1922701458</text:p>
          </table:table-cell>
          <table:table-cell office:value-type="float" office:value="0.208721639893795" calcext:value-type="float">
            <text:p>0.2087216399</text:p>
          </table:table-cell>
          <table:table-cell office:value-type="float" office:value="0.250733830664266" calcext:value-type="float">
            <text:p>0.2507338307</text:p>
          </table:table-cell>
          <table:table-cell office:value-type="float" office:value="0.215904839119835" calcext:value-type="float">
            <text:p>0.2159048391</text:p>
          </table:table-cell>
          <table:table-cell office:value-type="float" office:value="0.164045473347595" calcext:value-type="float">
            <text:p>0.1640454733</text:p>
          </table:table-cell>
          <table:table-cell office:value-type="float" office:value="0.21876932991391" calcext:value-type="float">
            <text:p>0.2187693299</text:p>
          </table:table-cell>
          <table:table-cell office:value-type="float" office:value="0.243181684930306" calcext:value-type="float">
            <text:p>0.2431816849</text:p>
          </table:table-cell>
          <table:table-cell office:value-type="float" office:value="0.200888790542396" calcext:value-type="float">
            <text:p>0.2008887905</text:p>
          </table:table-cell>
          <table:table-cell office:value-type="float" office:value="0.161653358777117" calcext:value-type="float">
            <text:p>0.161653358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hairpur</text:p>
          </table:table-cell>
          <table:table-cell office:value-type="float" office:value="1700" calcext:value-type="float">
            <text:p>1700</text:p>
          </table:table-cell>
          <table:table-cell office:value-type="float" office:value="3097" calcext:value-type="float">
            <text:p>3097</text:p>
          </table:table-cell>
          <table:table-cell office:value-type="float" office:value="1" calcext:value-type="float">
            <text:p>1</text:p>
          </table:table-cell>
          <table:table-cell office:value-type="float" office:value="5264900" calcext:value-type="float">
            <text:p>5264900</text:p>
          </table:table-cell>
          <table:table-cell office:value-type="float" office:value="14700" calcext:value-type="float">
            <text:p>147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9371250" calcext:value-type="float">
            <text:p>9371250</text:p>
          </table:table-cell>
          <table:table-cell table:number-columns-repeated="4"/>
          <table:table-cell office:value-type="float" office:value="188383.1928" calcext:value-type="float">
            <text:p>188383.1928</text:p>
          </table:table-cell>
          <table:table-cell office:value-type="float" office:value="8873.1214" calcext:value-type="float">
            <text:p>8873.1214</text:p>
          </table:table-cell>
          <table:table-cell office:value-type="float" office:value="17280.8693" calcext:value-type="float">
            <text:p>17280.8693</text:p>
          </table:table-cell>
          <table:table-cell office:value-type="float" office:value="23144.5754" calcext:value-type="float">
            <text:p>23144.5754</text:p>
          </table:table-cell>
          <table:table-cell office:value-type="float" office:value="9028.2459" calcext:value-type="float">
            <text:p>9028.2459</text:p>
          </table:table-cell>
          <table:table-cell office:value-type="float" office:value="0.121948602477007" calcext:value-type="float">
            <text:p>0.1219486025</text:p>
          </table:table-cell>
          <table:table-cell office:value-type="float" office:value="0.127402171888161" calcext:value-type="float">
            <text:p>0.1274021719</text:p>
          </table:table-cell>
          <table:table-cell office:value-type="float" office:value="0.20886546025283" calcext:value-type="float">
            <text:p>0.2088654603</text:p>
          </table:table-cell>
          <table:table-cell office:value-type="float" office:value="0.245573772007844" calcext:value-type="float">
            <text:p>0.245573772</text:p>
          </table:table-cell>
          <table:table-cell office:value-type="float" office:value="0.214833776391757" calcext:value-type="float">
            <text:p>0.2148337764</text:p>
          </table:table-cell>
          <table:table-cell office:value-type="float" office:value="0.153961436107678" calcext:value-type="float">
            <text:p>0.1539614361</text:p>
          </table:table-cell>
          <table:table-cell office:value-type="float" office:value="0.241103096698384" calcext:value-type="float">
            <text:p>0.2411030967</text:p>
          </table:table-cell>
          <table:table-cell office:value-type="float" office:value="0.219313757100391" calcext:value-type="float">
            <text:p>0.2193137571</text:p>
          </table:table-cell>
          <table:table-cell office:value-type="float" office:value="0.201400667494396" calcext:value-type="float">
            <text:p>0.2014006675</text:p>
          </table:table-cell>
          <table:table-cell office:value-type="float" office:value="0.194025104219481" calcext:value-type="float">
            <text:p>0.194025104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aushahro Firoz</text:p>
          </table:table-cell>
          <table:table-cell office:value-type="float" office:value="1400" calcext:value-type="float">
            <text:p>1400</text:p>
          </table:table-cell>
          <table:table-cell office:value-type="float" office:value="2967" calcext:value-type="float">
            <text:p>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952" calcext:value-type="float">
            <text:p>952</text:p>
          </table:table-cell>
          <table:table-cell office:value-type="float" office:value="0.5" calcext:value-type="float">
            <text:p>0.5</text:p>
          </table:table-cell>
          <table:table-cell office:value-type="float" office:value="5616800" calcext:value-type="float">
            <text:p>5616800</text:p>
          </table:table-cell>
          <table:table-cell table:number-columns-repeated="4"/>
          <table:table-cell office:value-type="float" office:value="102444.2198" calcext:value-type="float">
            <text:p>102444.2198</text:p>
          </table:table-cell>
          <table:table-cell office:value-type="float" office:value="5832.6812" calcext:value-type="float">
            <text:p>5832.6812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7632.1254" calcext:value-type="float">
            <text:p>7632.1254</text:p>
          </table:table-cell>
          <table:table-cell office:value-type="float" office:value="2357.8924" calcext:value-type="float">
            <text:p>2357.8924</text:p>
          </table:table-cell>
          <table:table-cell office:value-type="float" office:value="0.196432897609302" calcext:value-type="float">
            <text:p>0.1964328976</text:p>
          </table:table-cell>
          <table:table-cell office:value-type="float" office:value="0.116530950814708" calcext:value-type="float">
            <text:p>0.1165309508</text:p>
          </table:table-cell>
          <table:table-cell office:value-type="float" office:value="0.242662288567641" calcext:value-type="float">
            <text:p>0.2426622886</text:p>
          </table:table-cell>
          <table:table-cell office:value-type="float" office:value="0.246173886710576" calcext:value-type="float">
            <text:p>0.2461738867</text:p>
          </table:table-cell>
          <table:table-cell office:value-type="float" office:value="0.224612247958995" calcext:value-type="float">
            <text:p>0.224612248</text:p>
          </table:table-cell>
          <table:table-cell office:value-type="float" office:value="0.219204329853073" calcext:value-type="float">
            <text:p>0.2192043299</text:p>
          </table:table-cell>
          <table:table-cell office:value-type="float" office:value="0.234598953610045" calcext:value-type="float">
            <text:p>0.2345989536</text:p>
          </table:table-cell>
          <table:table-cell office:value-type="float" office:value="0.200421956828128" calcext:value-type="float">
            <text:p>0.2004219568</text:p>
          </table:table-cell>
          <table:table-cell office:value-type="float" office:value="0.184847167799547" calcext:value-type="float">
            <text:p>0.1848471678</text:p>
          </table:table-cell>
          <table:table-cell office:value-type="float" office:value="0.182241145383952" calcext:value-type="float">
            <text:p>0.182241145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awab Shah</text:p>
          </table:table-cell>
          <table:table-cell office:value-type="float" office:value="1300" calcext:value-type="float">
            <text:p>1300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0" calcext:value-type="float">
            <text:p>23200</text:p>
          </table:table-cell>
          <table:table-cell office:value-type="float" office:value="969" calcext:value-type="float">
            <text:p>969</text:p>
          </table:table-cell>
          <table:table-cell office:value-type="float" office:value="0.5" calcext:value-type="float">
            <text:p>0.5</text:p>
          </table:table-cell>
          <table:table-cell office:value-type="float" office:value="11240400" calcext:value-type="float">
            <text:p>11240400</text:p>
          </table:table-cell>
          <table:table-cell table:number-columns-repeated="4"/>
          <table:table-cell office:value-type="float" office:value="121369.4088" calcext:value-type="float">
            <text:p>121369.4088</text:p>
          </table:table-cell>
          <table:table-cell office:value-type="float" office:value="7694.1752" calcext:value-type="float">
            <text:p>7694.1752</text:p>
          </table:table-cell>
          <table:table-cell office:value-type="float" office:value="26805.5136" calcext:value-type="float">
            <text:p>26805.5136</text:p>
          </table:table-cell>
          <table:table-cell office:value-type="float" office:value="16939.5954" calcext:value-type="float">
            <text:p>16939.5954</text:p>
          </table:table-cell>
          <table:table-cell office:value-type="float" office:value="12161.7608" calcext:value-type="float">
            <text:p>12161.7608</text:p>
          </table:table-cell>
          <table:table-cell office:value-type="float" office:value="0.187444298880178" calcext:value-type="float">
            <text:p>0.1874442989</text:p>
          </table:table-cell>
          <table:table-cell office:value-type="float" office:value="0.148428747611385" calcext:value-type="float">
            <text:p>0.1484287476</text:p>
          </table:table-cell>
          <table:table-cell office:value-type="float" office:value="0.215527243393688" calcext:value-type="float">
            <text:p>0.2155272434</text:p>
          </table:table-cell>
          <table:table-cell office:value-type="float" office:value="0.254844965608162" calcext:value-type="float">
            <text:p>0.2548449656</text:p>
          </table:table-cell>
          <table:table-cell office:value-type="float" office:value="0.223612764064957" calcext:value-type="float">
            <text:p>0.2236127641</text:p>
          </table:table-cell>
          <table:table-cell office:value-type="float" office:value="0.181791099824904" calcext:value-type="float">
            <text:p>0.1817910998</text:p>
          </table:table-cell>
          <table:table-cell office:value-type="float" office:value="0.19734660893707" calcext:value-type="float">
            <text:p>0.1973466089</text:p>
          </table:table-cell>
          <table:table-cell office:value-type="float" office:value="0.212745616082271" calcext:value-type="float">
            <text:p>0.2127456161</text:p>
          </table:table-cell>
          <table:table-cell office:value-type="float" office:value="0.189700480393923" calcext:value-type="float">
            <text:p>0.1897004804</text:p>
          </table:table-cell>
          <table:table-cell office:value-type="float" office:value="0.156738964745735" calcext:value-type="float">
            <text:p>0.156738964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kkur</text:p>
          </table:table-cell>
          <table:table-cell office:value-type="float" office:value="7400" calcext:value-type="float">
            <text:p>7400</text:p>
          </table:table-cell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  <table:table-cell office:value-type="float" office:value="16435400" calcext:value-type="float">
            <text:p>16435400</text:p>
          </table:table-cell>
          <table:table-cell office:value-type="float" office:value="29600" calcext:value-type="float">
            <text:p>296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18870000" calcext:value-type="float">
            <text:p>18870000</text:p>
          </table:table-cell>
          <table:table-cell table:number-columns-repeated="4"/>
          <table:table-cell office:value-type="float" office:value="149912.3168" calcext:value-type="float">
            <text:p>149912.3168</text:p>
          </table:table-cell>
          <table:table-cell office:value-type="float" office:value="18180.5914" calcext:value-type="float">
            <text:p>18180.5914</text:p>
          </table:table-cell>
          <table:table-cell office:value-type="float" office:value="1954.5687" calcext:value-type="float">
            <text:p>1954.5687</text:p>
          </table:table-cell>
          <table:table-cell office:value-type="float" office:value="15140.1512" calcext:value-type="float">
            <text:p>15140.1512</text:p>
          </table:table-cell>
          <table:table-cell office:value-type="float" office:value="22710.2268" calcext:value-type="float">
            <text:p>22710.2268</text:p>
          </table:table-cell>
          <table:table-cell office:value-type="float" office:value="0.119569681118141" calcext:value-type="float">
            <text:p>0.1195696811</text:p>
          </table:table-cell>
          <table:table-cell office:value-type="float" office:value="0.141218251360466" calcext:value-type="float">
            <text:p>0.1412182514</text:p>
          </table:table-cell>
          <table:table-cell office:value-type="float" office:value="0.195074953409384" calcext:value-type="float">
            <text:p>0.1950749534</text:p>
          </table:table-cell>
          <table:table-cell office:value-type="float" office:value="0.242391032786885" calcext:value-type="float">
            <text:p>0.2423910328</text:p>
          </table:table-cell>
          <table:table-cell office:value-type="float" office:value="0.199560516479446" calcext:value-type="float">
            <text:p>0.1995605165</text:p>
          </table:table-cell>
          <table:table-cell office:value-type="float" office:value="0.169197990175595" calcext:value-type="float">
            <text:p>0.1691979902</text:p>
          </table:table-cell>
          <table:table-cell office:value-type="float" office:value="0.186699344681922" calcext:value-type="float">
            <text:p>0.1866993447</text:p>
          </table:table-cell>
          <table:table-cell office:value-type="float" office:value="0.211692557897476" calcext:value-type="float">
            <text:p>0.2116925579</text:p>
          </table:table-cell>
          <table:table-cell office:value-type="float" office:value="0.187523033962645" calcext:value-type="float">
            <text:p>0.187523034</text:p>
          </table:table-cell>
          <table:table-cell office:value-type="float" office:value="0.164487920473887" calcext:value-type="float">
            <text:p>0.1644879205</text:p>
          </table:table-cell>
          <table:table-cell table:number-columns-repeated="4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ea dmg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  <table:table-cell table:number-columns-repeated="4"/>
          <table:table-cell office:value-type="string" calcext:value-type="string">
            <text:p>Tfloo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EVI</text:p>
          </table:table-cell>
          <table:table-cell office:value-type="string" calcext:value-type="string">
            <text:p>TFEVI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Fr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EFm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Area R</text:p>
          </table:table-cell>
          <table:table-cell office:value-type="string" calcext:value-type="string">
            <text:p>Yield Loss</text:p>
          </table:table-cell>
          <table:table-cell office:value-type="string" calcext:value-type="string">
            <text:p>Damage Fac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farabad</text:p>
          </table:table-cell>
          <table:table-cell office:value-type="float" office:value="85400" calcext:value-type="float">
            <text:p>85400</text:p>
          </table:table-cell>
          <table:table-cell office:value-type="float" office:value="3397" calcext:value-type="float">
            <text:p>3397</text:p>
          </table:table-cell>
          <table:table-cell office:value-type="float" office:value="1" calcext:value-type="float">
            <text:p>1</text:p>
          </table:table-cell>
          <table:table-cell office:value-type="float" office:value="290103800" calcext:value-type="float">
            <text:p>290103800</text:p>
          </table:table-cell>
          <table:table-cell table:number-columns-repeated="8"/>
          <table:table-cell office:value-type="float" office:value="224092.8527" calcext:value-type="float">
            <text:p>224092.8527</text:p>
          </table:table-cell>
          <table:table-cell office:value-type="float" office:value="54324.5999" calcext:value-type="float">
            <text:p>54324.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5.1957" calcext:value-type="float">
            <text:p>40115.1957</text:p>
          </table:table-cell>
          <table:table-cell office:value-type="float" office:value="0.113953640079443" calcext:value-type="float">
            <text:p>0.1139536401</text:p>
          </table:table-cell>
          <table:table-cell office:value-type="float" office:value="0.112187424506869" calcext:value-type="float">
            <text:p>0.1121874245</text:p>
          </table:table-cell>
          <table:table-cell office:value-type="float" office:value="0.176514764624205" calcext:value-type="float">
            <text:p>0.1765147646</text:p>
          </table:table-cell>
          <table:table-cell table:number-columns-repeated="2"/>
          <table:table-cell office:value-type="float" office:value="0.145185499318396" calcext:value-type="float">
            <text:p>0.1451854993</text:p>
          </table:table-cell>
          <table:table-cell office:value-type="float" office:value="0.176606770604151" calcext:value-type="float">
            <text:p>0.1766067706</text:p>
          </table:table-cell>
          <table:table-cell table:number-columns-repeated="2"/>
          <table:table-cell office:value-type="float" office:value="0.143396466471416" calcext:value-type="float">
            <text:p>0.1433964665</text:p>
          </table:table-cell>
          <table:table-cell office:value-type="float" office:value="85400" calcext:value-type="float">
            <text:p>85400</text:p>
          </table:table-cell>
          <table:table-cell office:value-type="float" office:value="3397" calcext:value-type="float">
            <text:p>3397</text:p>
          </table:table-cell>
          <table:table-cell office:value-type="float" office:value="1" calcext:value-type="float">
            <text:p>1</text:p>
          </table:table-cell>
          <table:table-cell office:value-type="float" office:value="290103800" calcext:value-type="float">
            <text:p>2901038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sirabad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  <table:table-cell office:value-type="float" office:value="2500" calcext:value-type="float">
            <text:p>25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062500" calcext:value-type="float">
            <text:p>1062500</text:p>
          </table:table-cell>
          <table:table-cell table:number-columns-repeated="4"/>
          <table:table-cell office:value-type="float" office:value="170978.2239" calcext:value-type="float">
            <text:p>170978.2239</text:p>
          </table:table-cell>
          <table:table-cell office:value-type="float" office:value="78927.3456" calcext:value-type="float">
            <text:p>78927.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2.9769" calcext:value-type="float">
            <text:p>14922.9769</text:p>
          </table:table-cell>
          <table:table-cell office:value-type="float" office:value="0.123425927923607" calcext:value-type="float">
            <text:p>0.1234259279</text:p>
          </table:table-cell>
          <table:table-cell office:value-type="float" office:value="0.152867489313474" calcext:value-type="float">
            <text:p>0.1528674893</text:p>
          </table:table-cell>
          <table:table-cell office:value-type="float" office:value="0.199981592839315" calcext:value-type="float">
            <text:p>0.1999815928</text:p>
          </table:table-cell>
          <table:table-cell table:number-columns-repeated="2"/>
          <table:table-cell office:value-type="float" office:value="0.153416730333628" calcext:value-type="float">
            <text:p>0.1534167303</text:p>
          </table:table-cell>
          <table:table-cell office:value-type="float" office:value="0.201433675346685" calcext:value-type="float">
            <text:p>0.2014336753</text:p>
          </table:table-cell>
          <table:table-cell table:number-columns-repeated="2"/>
          <table:table-cell office:value-type="float" office:value="0.168027668620701" calcext:value-type="float">
            <text:p>0.1680276686</text:p>
          </table:table-cell>
          <table:table-cell office:value-type="float" office:value="38900" calcext:value-type="float">
            <text:p>38900</text:p>
          </table:table-cell>
          <table:table-cell office:value-type="float" office:value="3407" calcext:value-type="float">
            <text:p>3407</text:p>
          </table:table-cell>
          <table:table-cell office:value-type="float" office:value="1" calcext:value-type="float">
            <text:p>1</text:p>
          </table:table-cell>
          <table:table-cell office:value-type="float" office:value="132532300" calcext:value-type="float">
            <text:p>132532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kki Marwat</text:p>
          </table:table-cell>
          <table:table-cell table:number-columns-repeated="12"/>
          <table:table-cell office:value-type="float" office:value="49515.7404" calcext:value-type="float">
            <text:p>49515.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249" calcext:value-type="float">
            <text:p>310.249</text:p>
          </table:table-cell>
          <table:table-cell office:value-type="float" office:value="4715.7848" calcext:value-type="float">
            <text:p>4715.7848</text:p>
          </table:table-cell>
          <table:table-cell office:value-type="float" office:value="0.102302405958611" calcext:value-type="float">
            <text:p>0.102302406</text:p>
          </table:table-cell>
          <table:table-cell office:value-type="float" office:value="0.100896224937343" calcext:value-type="float">
            <text:p>0.1008962249</text:p>
          </table:table-cell>
          <table:table-cell table:number-columns-repeated="2"/>
          <table:table-cell office:value-type="float" office:value="0.18185656574105" calcext:value-type="float">
            <text:p>0.1818565657</text:p>
          </table:table-cell>
          <table:table-cell office:value-type="float" office:value="0.135712145670489" calcext:value-type="float">
            <text:p>0.1357121457</text:p>
          </table:table-cell>
          <table:table-cell table:number-columns-repeated="2"/>
          <table:table-cell office:value-type="float" office:value="0.195410204918033" calcext:value-type="float">
            <text:p>0.1954102049</text:p>
          </table:table-cell>
          <table:table-cell office:value-type="float" office:value="0.1249818108283" calcext:value-type="float">
            <text:p>0.124981810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ra Ismail Khan</text:p>
          </table:table-cell>
          <table:table-cell office:value-type="float" office:value="5300" calcext:value-type="float">
            <text:p>5300</text:p>
          </table:table-cell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float" office:value="13716400" calcext:value-type="float">
            <text:p>13716400</text:p>
          </table:table-cell>
          <table:table-cell table:number-columns-repeated="8"/>
          <table:table-cell office:value-type="float" office:value="432921.4546" calcext:value-type="float">
            <text:p>432921.4546</text:p>
          </table:table-cell>
          <table:table-cell office:value-type="float" office:value="0" calcext:value-type="float">
            <text:p>0</text:p>
          </table:table-cell>
          <table:table-cell office:value-type="float" office:value="7973.3993" calcext:value-type="float">
            <text:p>7973.3993</text:p>
          </table:table-cell>
          <table:table-cell office:value-type="float" office:value="48460.8938" calcext:value-type="float">
            <text:p>48460.8938</text:p>
          </table:table-cell>
          <table:table-cell office:value-type="float" office:value="12161.7608" calcext:value-type="float">
            <text:p>12161.7608</text:p>
          </table:table-cell>
          <table:table-cell office:value-type="float" office:value="0.134621434470493" calcext:value-type="float">
            <text:p>0.1346214345</text:p>
          </table:table-cell>
          <table:table-cell office:value-type="float" office:value="0.115821391598155" calcext:value-type="float">
            <text:p>0.1158213916</text:p>
          </table:table-cell>
          <table:table-cell/>
          <table:table-cell office:value-type="float" office:value="0.234832439634983" calcext:value-type="float">
            <text:p>0.2348324396</text:p>
          </table:table-cell>
          <table:table-cell office:value-type="float" office:value="0.204843435604829" calcext:value-type="float">
            <text:p>0.2048434356</text:p>
          </table:table-cell>
          <table:table-cell office:value-type="float" office:value="0.157228618617657" calcext:value-type="float">
            <text:p>0.1572286186</text:p>
          </table:table-cell>
          <table:table-cell/>
          <table:table-cell office:value-type="float" office:value="0.201567001020603" calcext:value-type="float">
            <text:p>0.201567001</text:p>
          </table:table-cell>
          <table:table-cell office:value-type="float" office:value="0.181390785772759" calcext:value-type="float">
            <text:p>0.1813907858</text:p>
          </table:table-cell>
          <table:table-cell office:value-type="float" office:value="0.127562537638006" calcext:value-type="float">
            <text:p>0.127562537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arsadda</text:p>
          </table:table-cell>
          <table:table-cell table:number-columns-repeated="12"/>
          <table:table-cell office:value-type="float" office:value="7570.0756" calcext:value-type="float">
            <text:p>7570.0756</text:p>
          </table:table-cell>
          <table:table-cell office:value-type="float" office:value="0" calcext:value-type="float">
            <text:p>0</text:p>
          </table:table-cell>
          <table:table-cell office:value-type="float" office:value="992.7968" calcext:value-type="float">
            <text:p>992.7968</text:p>
          </table:table-cell>
          <table:table-cell office:value-type="float" office:value="1396.1205" calcext:value-type="float">
            <text:p>1396.1205</text:p>
          </table:table-cell>
          <table:table-cell office:value-type="float" office:value="0" calcext:value-type="float">
            <text:p>0</text:p>
          </table:table-cell>
          <table:table-cell office:value-type="float" office:value="0.276121717210898" calcext:value-type="float">
            <text:p>0.2761217172</text:p>
          </table:table-cell>
          <table:table-cell office:value-type="float" office:value="0.167213124832034" calcext:value-type="float">
            <text:p>0.1672131248</text:p>
          </table:table-cell>
          <table:table-cell office:value-type="float" office:value="0.133445491803279" calcext:value-type="float">
            <text:p>0.1334454918</text:p>
          </table:table-cell>
          <table:table-cell office:value-type="float" office:value="0.300016648504025" calcext:value-type="float">
            <text:p>0.3000166485</text:p>
          </table:table-cell>
          <table:table-cell office:value-type="float" office:value="0.263085460788658" calcext:value-type="float">
            <text:p>0.2630854608</text:p>
          </table:table-cell>
          <table:table-cell office:value-type="float" office:value="0.204942394033378" calcext:value-type="float">
            <text:p>0.204942394</text:p>
          </table:table-cell>
          <table:table-cell/>
          <table:table-cell office:value-type="float" office:value="0.188829264856557" calcext:value-type="float">
            <text:p>0.1888292649</text:p>
          </table:table-cell>
          <table:table-cell office:value-type="float" office:value="0.184127194899818" calcext:value-type="float">
            <text:p>0.184127194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wshera</text:p>
          </table:table-cell>
          <table:table-cell table:number-columns-repeated="12"/>
          <table:table-cell office:value-type="float" office:value="53952.3011" calcext:value-type="float">
            <text:p>53952.3011</text:p>
          </table:table-cell>
          <table:table-cell office:value-type="float" office:value="403.3237" calcext:value-type="float">
            <text:p>403.3237</text:p>
          </table:table-cell>
          <table:table-cell office:value-type="float" office:value="682.5478" calcext:value-type="float">
            <text:p>682.5478</text:p>
          </table:table-cell>
          <table:table-cell office:value-type="float" office:value="5956.7808" calcext:value-type="float">
            <text:p>5956.7808</text:p>
          </table:table-cell>
          <table:table-cell office:value-type="float" office:value="8966.1961" calcext:value-type="float">
            <text:p>8966.1961</text:p>
          </table:table-cell>
          <table:table-cell office:value-type="float" office:value="0.169045886837653" calcext:value-type="float">
            <text:p>0.1690458868</text:p>
          </table:table-cell>
          <table:table-cell office:value-type="float" office:value="0.143851916260523" calcext:value-type="float">
            <text:p>0.1438519163</text:p>
          </table:table-cell>
          <table:table-cell office:value-type="float" office:value="0.227519388733868" calcext:value-type="float">
            <text:p>0.2275193887</text:p>
          </table:table-cell>
          <table:table-cell office:value-type="float" office:value="0.223202070333157" calcext:value-type="float">
            <text:p>0.2232020703</text:p>
          </table:table-cell>
          <table:table-cell office:value-type="float" office:value="0.206653559907227" calcext:value-type="float">
            <text:p>0.2066535599</text:p>
          </table:table-cell>
          <table:table-cell office:value-type="float" office:value="0.156550815154254" calcext:value-type="float">
            <text:p>0.1565508152</text:p>
          </table:table-cell>
          <table:table-cell office:value-type="float" office:value="0.232764407313997" calcext:value-type="float">
            <text:p>0.2327644073</text:p>
          </table:table-cell>
          <table:table-cell office:value-type="float" office:value="0.206098751862891" calcext:value-type="float">
            <text:p>0.2060987519</text:p>
          </table:table-cell>
          <table:table-cell office:value-type="float" office:value="0.195312354849727" calcext:value-type="float">
            <text:p>0.1953123548</text:p>
          </table:table-cell>
          <table:table-cell office:value-type="float" office:value="0.14163953429009" calcext:value-type="float">
            <text:p>0.141639534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hawalnagar</text:p>
          </table:table-cell>
          <table:table-cell table:number-columns-repeated="12"/>
          <table:table-cell office:value-type="float" office:value="197039.1399" calcext:value-type="float">
            <text:p>197039.1399</text:p>
          </table:table-cell>
          <table:table-cell office:value-type="float" office:value="101358.3483" calcext:value-type="float">
            <text:p>101358.3483</text:p>
          </table:table-cell>
          <table:table-cell office:value-type="float" office:value="5832.6812" calcext:value-type="float">
            <text:p>5832.6812</text:p>
          </table:table-cell>
          <table:table-cell office:value-type="float" office:value="8376.723" calcext:value-type="float">
            <text:p>8376.723</text:p>
          </table:table-cell>
          <table:table-cell office:value-type="float" office:value="29008.2815" calcext:value-type="float">
            <text:p>29008.2815</text:p>
          </table:table-cell>
          <table:table-cell office:value-type="float" office:value="0.187436412396663" calcext:value-type="float">
            <text:p>0.1874364124</text:p>
          </table:table-cell>
          <table:table-cell office:value-type="float" office:value="0.197023371819592" calcext:value-type="float">
            <text:p>0.1970233718</text:p>
          </table:table-cell>
          <table:table-cell office:value-type="float" office:value="0.22476957251153" calcext:value-type="float">
            <text:p>0.2247695725</text:p>
          </table:table-cell>
          <table:table-cell office:value-type="float" office:value="0.268665458267183" calcext:value-type="float">
            <text:p>0.2686654583</text:p>
          </table:table-cell>
          <table:table-cell office:value-type="float" office:value="0.217142677014301" calcext:value-type="float">
            <text:p>0.217142677</text:p>
          </table:table-cell>
          <table:table-cell office:value-type="float" office:value="0.197516395656457" calcext:value-type="float">
            <text:p>0.1975163957</text:p>
          </table:table-cell>
          <table:table-cell office:value-type="float" office:value="0.231583103012239" calcext:value-type="float">
            <text:p>0.231583103</text:p>
          </table:table-cell>
          <table:table-cell office:value-type="float" office:value="0.230914052145099" calcext:value-type="float">
            <text:p>0.2309140521</text:p>
          </table:table-cell>
          <table:table-cell office:value-type="float" office:value="0.191478623254402" calcext:value-type="float">
            <text:p>0.1914786233</text:p>
          </table:table-cell>
          <table:table-cell office:value-type="float" office:value="0.209238828351012" calcext:value-type="float">
            <text:p>0.20923882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hawalpur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52932.5151" calcext:value-type="float">
            <text:p>452932.5151</text:p>
          </table:table-cell>
          <table:table-cell office:value-type="float" office:value="104336.7387" calcext:value-type="float">
            <text:p>104336.7387</text:p>
          </table:table-cell>
          <table:table-cell office:value-type="float" office:value="8655.9471" calcext:value-type="float">
            <text:p>8655.9471</text:p>
          </table:table-cell>
          <table:table-cell office:value-type="float" office:value="1861.494" calcext:value-type="float">
            <text:p>1861.494</text:p>
          </table:table-cell>
          <table:table-cell office:value-type="float" office:value="25130.169" calcext:value-type="float">
            <text:p>25130.169</text:p>
          </table:table-cell>
          <table:table-cell office:value-type="float" office:value="0.122866579425357" calcext:value-type="float">
            <text:p>0.1228665794</text:p>
          </table:table-cell>
          <table:table-cell office:value-type="float" office:value="0.137211954164837" calcext:value-type="float">
            <text:p>0.1372119542</text:p>
          </table:table-cell>
          <table:table-cell office:value-type="float" office:value="0.237163706676646" calcext:value-type="float">
            <text:p>0.2371637067</text:p>
          </table:table-cell>
          <table:table-cell office:value-type="float" office:value="0.261894116067704" calcext:value-type="float">
            <text:p>0.2618941161</text:p>
          </table:table-cell>
          <table:table-cell office:value-type="float" office:value="0.221499982560168" calcext:value-type="float">
            <text:p>0.2214999826</text:p>
          </table:table-cell>
          <table:table-cell office:value-type="float" office:value="0.162296838611751" calcext:value-type="float">
            <text:p>0.1622968386</text:p>
          </table:table-cell>
          <table:table-cell office:value-type="float" office:value="0.245992328156457" calcext:value-type="float">
            <text:p>0.2459923282</text:p>
          </table:table-cell>
          <table:table-cell office:value-type="float" office:value="0.24302838885951" calcext:value-type="float">
            <text:p>0.2430283889</text:p>
          </table:table-cell>
          <table:table-cell office:value-type="float" office:value="0.213245116120219" calcext:value-type="float">
            <text:p>0.2132451161</text:p>
          </table:table-cell>
          <table:table-cell office:value-type="float" office:value="0.191980222626999" calcext:value-type="float">
            <text:p>0.191980222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himyar Khan</text:p>
          </table:table-cell>
          <table:table-cell office:value-type="float" office:value="2100" calcext:value-type="float">
            <text:p>2100</text:p>
          </table:table-cell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office:value-type="float" office:value="3794700" calcext:value-type="float">
            <text:p>3794700</text:p>
          </table:table-cell>
          <table:table-cell office:value-type="float" office:value="22900" calcext:value-type="float">
            <text:p>22900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17129200" calcext:value-type="float">
            <text:p>17129200</text:p>
          </table:table-cell>
          <table:table-cell table:number-columns-repeated="4"/>
          <table:table-cell office:value-type="float" office:value="248106.1253" calcext:value-type="float">
            <text:p>248106.1253</text:p>
          </table:table-cell>
          <table:table-cell office:value-type="float" office:value="46009.9267" calcext:value-type="float">
            <text:p>46009.9267</text:p>
          </table:table-cell>
          <table:table-cell office:value-type="float" office:value="20135.1601" calcext:value-type="float">
            <text:p>20135.1601</text:p>
          </table:table-cell>
          <table:table-cell office:value-type="float" office:value="15822.699" calcext:value-type="float">
            <text:p>15822.699</text:p>
          </table:table-cell>
          <table:table-cell office:value-type="float" office:value="14178.3793" calcext:value-type="float">
            <text:p>14178.3793</text:p>
          </table:table-cell>
          <table:table-cell office:value-type="float" office:value="0.184298430472414" calcext:value-type="float">
            <text:p>0.1842984305</text:p>
          </table:table-cell>
          <table:table-cell office:value-type="float" office:value="0.154201701252724" calcext:value-type="float">
            <text:p>0.1542017013</text:p>
          </table:table-cell>
          <table:table-cell office:value-type="float" office:value="0.2304342599557" calcext:value-type="float">
            <text:p>0.23043426</text:p>
          </table:table-cell>
          <table:table-cell office:value-type="float" office:value="0.303122793656006" calcext:value-type="float">
            <text:p>0.3031227937</text:p>
          </table:table-cell>
          <table:table-cell office:value-type="float" office:value="0.248547785719207" calcext:value-type="float">
            <text:p>0.2485477857</text:p>
          </table:table-cell>
          <table:table-cell office:value-type="float" office:value="0.162294801969019" calcext:value-type="float">
            <text:p>0.162294802</text:p>
          </table:table-cell>
          <table:table-cell office:value-type="float" office:value="0.235790274476858" calcext:value-type="float">
            <text:p>0.2357902745</text:p>
          </table:table-cell>
          <table:table-cell office:value-type="float" office:value="0.230538611735583" calcext:value-type="float">
            <text:p>0.2305386117</text:p>
          </table:table-cell>
          <table:table-cell office:value-type="float" office:value="0.206556411121826" calcext:value-type="float">
            <text:p>0.2065564111</text:p>
          </table:table-cell>
          <table:table-cell office:value-type="float" office:value="0.190621077411486" calcext:value-type="float">
            <text:p>0.19062107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ra Ghazi Kha</text:p>
          </table:table-cell>
          <table:table-cell office:value-type="float" office:value="12100" calcext:value-type="float">
            <text:p>121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float" office:value="27842100" calcext:value-type="float">
            <text:p>27842100</text:p>
          </table:table-cell>
          <table:table-cell office:value-type="float" office:value="28800" calcext:value-type="float">
            <text:p>28800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625600" calcext:value-type="float">
            <text:p>17625600</text:p>
          </table:table-cell>
          <table:table-cell table:number-columns-repeated="4"/>
          <table:table-cell office:value-type="float" office:value="318346.4989" calcext:value-type="float">
            <text:p>318346.4989</text:p>
          </table:table-cell>
          <table:table-cell office:value-type="float" office:value="37850.378" calcext:value-type="float">
            <text:p>37850.378</text:p>
          </table:table-cell>
          <table:table-cell office:value-type="float" office:value="19514.6621" calcext:value-type="float">
            <text:p>19514.6621</text:p>
          </table:table-cell>
          <table:table-cell office:value-type="float" office:value="16226.0227" calcext:value-type="float">
            <text:p>16226.0227</text:p>
          </table:table-cell>
          <table:table-cell office:value-type="float" office:value="23796.0983" calcext:value-type="float">
            <text:p>23796.0983</text:p>
          </table:table-cell>
          <table:table-cell office:value-type="float" office:value="0.126829908448741" calcext:value-type="float">
            <text:p>0.1268299084</text:p>
          </table:table-cell>
          <table:table-cell office:value-type="float" office:value="0.129330917040649" calcext:value-type="float">
            <text:p>0.129330917</text:p>
          </table:table-cell>
          <table:table-cell office:value-type="float" office:value="0.229315731806664" calcext:value-type="float">
            <text:p>0.2293157318</text:p>
          </table:table-cell>
          <table:table-cell office:value-type="float" office:value="0.251447887246881" calcext:value-type="float">
            <text:p>0.2514478872</text:p>
          </table:table-cell>
          <table:table-cell office:value-type="float" office:value="0.202666643097618" calcext:value-type="float">
            <text:p>0.2026666431</text:p>
          </table:table-cell>
          <table:table-cell office:value-type="float" office:value="0.165121740034951" calcext:value-type="float">
            <text:p>0.16512174</text:p>
          </table:table-cell>
          <table:table-cell office:value-type="float" office:value="0.219236287624294" calcext:value-type="float">
            <text:p>0.2192362876</text:p>
          </table:table-cell>
          <table:table-cell office:value-type="float" office:value="0.217521102322188" calcext:value-type="float">
            <text:p>0.2175211023</text:p>
          </table:table-cell>
          <table:table-cell office:value-type="float" office:value="0.177319652540514" calcext:value-type="float">
            <text:p>0.1773196525</text:p>
          </table:table-cell>
          <table:table-cell office:value-type="float" office:value="0.171437325004809" calcext:value-type="float">
            <text:p>0.1714373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yyah</text:p>
          </table:table-cell>
          <table:table-cell office:value-type="float" office:value="3600" calcext:value-type="float">
            <text:p>3600</text:p>
          </table:table-cell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office:value-type="float" office:value="6577200" calcext:value-type="float">
            <text:p>6577200</text:p>
          </table:table-cell>
          <table:table-cell office:value-type="float" office:value="17700" calcext:value-type="float">
            <text:p>17700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027000" calcext:value-type="float">
            <text:p>9027000</text:p>
          </table:table-cell>
          <table:table-cell table:number-columns-repeated="4"/>
          <table:table-cell office:value-type="float" office:value="153511.2052" calcext:value-type="float">
            <text:p>153511.2052</text:p>
          </table:table-cell>
          <table:table-cell office:value-type="float" office:value="124.0996" calcext:value-type="float">
            <text:p>124.0996</text:p>
          </table:table-cell>
          <table:table-cell office:value-type="float" office:value="6204.98" calcext:value-type="float">
            <text:p>6204.98</text:p>
          </table:table-cell>
          <table:table-cell office:value-type="float" office:value="12503.0347" calcext:value-type="float">
            <text:p>12503.0347</text:p>
          </table:table-cell>
          <table:table-cell office:value-type="float" office:value="4684.7599" calcext:value-type="float">
            <text:p>4684.7599</text:p>
          </table:table-cell>
          <table:table-cell office:value-type="float" office:value="0.149344955380232" calcext:value-type="float">
            <text:p>0.1493449554</text:p>
          </table:table-cell>
          <table:table-cell office:value-type="float" office:value="0.121064489212399" calcext:value-type="float">
            <text:p>0.1210644892</text:p>
          </table:table-cell>
          <table:table-cell office:value-type="float" office:value="0.22292715960632" calcext:value-type="float">
            <text:p>0.2229271596</text:p>
          </table:table-cell>
          <table:table-cell office:value-type="float" office:value="0.250852051671733" calcext:value-type="float">
            <text:p>0.2508520517</text:p>
          </table:table-cell>
          <table:table-cell office:value-type="float" office:value="0.214883387105582" calcext:value-type="float">
            <text:p>0.2148833871</text:p>
          </table:table-cell>
          <table:table-cell office:value-type="float" office:value="0.179319877204382" calcext:value-type="float">
            <text:p>0.1793198772</text:p>
          </table:table-cell>
          <table:table-cell office:value-type="float" office:value="0.269782274590164" calcext:value-type="float">
            <text:p>0.2697822746</text:p>
          </table:table-cell>
          <table:table-cell office:value-type="float" office:value="0.245453405737705" calcext:value-type="float">
            <text:p>0.2454534057</text:p>
          </table:table-cell>
          <table:table-cell office:value-type="float" office:value="0.218590978521742" calcext:value-type="float">
            <text:p>0.2185909785</text:p>
          </table:table-cell>
          <table:table-cell office:value-type="float" office:value="0.147967728802519" calcext:value-type="float">
            <text:p>0.147967728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uzaffargarh</text:p>
          </table:table-cell>
          <table:table-cell office:value-type="float" office:value="19000" calcext:value-type="float">
            <text:p>19000</text:p>
          </table:table-cell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36138000" calcext:value-type="float">
            <text:p>36138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59024000" calcext:value-type="float">
            <text:p>59024000</text:p>
          </table:table-cell>
          <table:table-cell table:number-columns-repeated="4"/>
          <table:table-cell office:value-type="float" office:value="470461.5836" calcext:value-type="float">
            <text:p>470461.5836</text:p>
          </table:table-cell>
          <table:table-cell office:value-type="float" office:value="23361.7497" calcext:value-type="float">
            <text:p>23361.7497</text:p>
          </table:table-cell>
          <table:table-cell office:value-type="float" office:value="42969.4865" calcext:value-type="float">
            <text:p>42969.4865</text:p>
          </table:table-cell>
          <table:table-cell office:value-type="float" office:value="66300.2113" calcext:value-type="float">
            <text:p>66300.2113</text:p>
          </table:table-cell>
          <table:table-cell office:value-type="float" office:value="10982.8146" calcext:value-type="float">
            <text:p>10982.8146</text:p>
          </table:table-cell>
          <table:table-cell office:value-type="float" office:value="0.18200660151225" calcext:value-type="float">
            <text:p>0.1820066015</text:p>
          </table:table-cell>
          <table:table-cell office:value-type="float" office:value="0.147486557868938" calcext:value-type="float">
            <text:p>0.1474865579</text:p>
          </table:table-cell>
          <table:table-cell office:value-type="float" office:value="0.244550163166327" calcext:value-type="float">
            <text:p>0.2445501632</text:p>
          </table:table-cell>
          <table:table-cell office:value-type="float" office:value="0.265487966245305" calcext:value-type="float">
            <text:p>0.2654879662</text:p>
          </table:table-cell>
          <table:table-cell office:value-type="float" office:value="0.212877144089733" calcext:value-type="float">
            <text:p>0.2128771441</text:p>
          </table:table-cell>
          <table:table-cell office:value-type="float" office:value="0.175636615770504" calcext:value-type="float">
            <text:p>0.1756366158</text:p>
          </table:table-cell>
          <table:table-cell office:value-type="float" office:value="0.199876328565519" calcext:value-type="float">
            <text:p>0.1998763286</text:p>
          </table:table-cell>
          <table:table-cell office:value-type="float" office:value="0.220656405870865" calcext:value-type="float">
            <text:p>0.2206564059</text:p>
          </table:table-cell>
          <table:table-cell office:value-type="float" office:value="0.19230481638884" calcext:value-type="float">
            <text:p>0.1923048164</text:p>
          </table:table-cell>
          <table:table-cell office:value-type="float" office:value="0.146180650875243" calcext:value-type="float">
            <text:p>0.146180650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jan Pur</text:p>
          </table:table-cell>
          <table:table-cell office:value-type="float" office:value="9800" calcext:value-type="float">
            <text:p>9800</text:p>
          </table:table-cell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19903800" calcext:value-type="float">
            <text:p>19903800</text:p>
          </table:table-cell>
          <table:table-cell office:value-type="float" office:value="107100" calcext:value-type="float">
            <text:p>107100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71007300" calcext:value-type="float">
            <text:p>71007300</text:p>
          </table:table-cell>
          <table:table-cell table:number-columns-repeated="4"/>
          <table:table-cell office:value-type="float" office:value="331314.9071" calcext:value-type="float">
            <text:p>331314.9071</text:p>
          </table:table-cell>
          <table:table-cell office:value-type="float" office:value="38532.9258" calcext:value-type="float">
            <text:p>38532.9258</text:p>
          </table:table-cell>
          <table:table-cell office:value-type="float" office:value="16163.9729" calcext:value-type="float">
            <text:p>16163.9729</text:p>
          </table:table-cell>
          <table:table-cell office:value-type="float" office:value="13619.9311" calcext:value-type="float">
            <text:p>13619.9311</text:p>
          </table:table-cell>
          <table:table-cell office:value-type="float" office:value="15729.6243" calcext:value-type="float">
            <text:p>15729.6243</text:p>
          </table:table-cell>
          <table:table-cell office:value-type="float" office:value="0.128320987563259" calcext:value-type="float">
            <text:p>0.1283209876</text:p>
          </table:table-cell>
          <table:table-cell office:value-type="float" office:value="0.129948353402342" calcext:value-type="float">
            <text:p>0.1299483534</text:p>
          </table:table-cell>
          <table:table-cell office:value-type="float" office:value="0.225339243927306" calcext:value-type="float">
            <text:p>0.2253392439</text:p>
          </table:table-cell>
          <table:table-cell office:value-type="float" office:value="0.263122735424627" calcext:value-type="float">
            <text:p>0.2631227354</text:p>
          </table:table-cell>
          <table:table-cell office:value-type="float" office:value="0.223879827336009" calcext:value-type="float">
            <text:p>0.2238798273</text:p>
          </table:table-cell>
          <table:table-cell office:value-type="float" office:value="0.156436570403246" calcext:value-type="float">
            <text:p>0.1564365704</text:p>
          </table:table-cell>
          <table:table-cell office:value-type="float" office:value="0.2124367037565" calcext:value-type="float">
            <text:p>0.2124367038</text:p>
          </table:table-cell>
          <table:table-cell office:value-type="float" office:value="0.225539453604355" calcext:value-type="float">
            <text:p>0.2255394536</text:p>
          </table:table-cell>
          <table:table-cell office:value-type="float" office:value="0.205535480227044" calcext:value-type="float">
            <text:p>0.2055354802</text:p>
          </table:table-cell>
          <table:table-cell office:value-type="float" office:value="0.125432503152585" calcext:value-type="float">
            <text:p>0.12543250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hang</text:p>
          </table:table-cell>
          <table:table-cell office:value-type="float" office:value="28600" calcext:value-type="float">
            <text:p>28600</text:p>
          </table:table-cell>
          <table:table-cell office:value-type="float" office:value="1723" calcext:value-type="float">
            <text:p>1723</text:p>
          </table:table-cell>
          <table:table-cell office:value-type="float" office:value="0.2" calcext:value-type="float">
            <text:p>0.2</text:p>
          </table:table-cell>
          <table:table-cell office:value-type="float" office:value="9855560" calcext:value-type="float">
            <text:p>9855560</text:p>
          </table:table-cell>
          <table:table-cell office:value-type="float" office:value="30300" calcext:value-type="float">
            <text:p>30300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1493790" calcext:value-type="float">
            <text:p>1493790</text:p>
          </table:table-cell>
          <table:table-cell table:number-columns-repeated="4"/>
          <table:table-cell office:value-type="float" office:value="391099.8894" calcext:value-type="float">
            <text:p>391099.8894</text:p>
          </table:table-cell>
          <table:table-cell office:value-type="float" office:value="55131.2473" calcext:value-type="float">
            <text:p>55131.2473</text:p>
          </table:table-cell>
          <table:table-cell office:value-type="float" office:value="36392.2077" calcext:value-type="float">
            <text:p>36392.2077</text:p>
          </table:table-cell>
          <table:table-cell office:value-type="float" office:value="83053.6573" calcext:value-type="float">
            <text:p>83053.6573</text:p>
          </table:table-cell>
          <table:table-cell office:value-type="float" office:value="23982.2477" calcext:value-type="float">
            <text:p>23982.2477</text:p>
          </table:table-cell>
          <table:table-cell office:value-type="float" office:value="0.205112791271206" calcext:value-type="float">
            <text:p>0.2051127913</text:p>
          </table:table-cell>
          <table:table-cell office:value-type="float" office:value="0.171255293341968" calcext:value-type="float">
            <text:p>0.1712552933</text:p>
          </table:table-cell>
          <table:table-cell office:value-type="float" office:value="0.24669733887267" calcext:value-type="float">
            <text:p>0.2466973389</text:p>
          </table:table-cell>
          <table:table-cell office:value-type="float" office:value="0.263640762664198" calcext:value-type="float">
            <text:p>0.2636407627</text:p>
          </table:table-cell>
          <table:table-cell office:value-type="float" office:value="0.22191988644568" calcext:value-type="float">
            <text:p>0.2219198864</text:p>
          </table:table-cell>
          <table:table-cell office:value-type="float" office:value="0.20469493539714" calcext:value-type="float">
            <text:p>0.2046949354</text:p>
          </table:table-cell>
          <table:table-cell office:value-type="float" office:value="0.224906322591954" calcext:value-type="float">
            <text:p>0.2249063226</text:p>
          </table:table-cell>
          <table:table-cell office:value-type="float" office:value="0.218391535994298" calcext:value-type="float">
            <text:p>0.218391536</text:p>
          </table:table-cell>
          <table:table-cell office:value-type="float" office:value="0.190223133462342" calcext:value-type="float">
            <text:p>0.1902231335</text:p>
          </table:table-cell>
          <table:table-cell office:value-type="float" office:value="0.181072159247556" calcext:value-type="float">
            <text:p>0.181072159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ba Tek Singh</text:p>
          </table:table-cell>
          <table:table-cell office:value-type="float" office:value="6400" calcext:value-type="float">
            <text:p>6400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9525.7226" calcext:value-type="float">
            <text:p>39525.7226</text:p>
          </table:table-cell>
          <table:table-cell office:value-type="float" office:value="15636.5496" calcext:value-type="float">
            <text:p>15636.5496</text:p>
          </table:table-cell>
          <table:table-cell office:value-type="float" office:value="10393.3415" calcext:value-type="float">
            <text:p>10393.3415</text:p>
          </table:table-cell>
          <table:table-cell office:value-type="float" office:value="6018.8306" calcext:value-type="float">
            <text:p>6018.8306</text:p>
          </table:table-cell>
          <table:table-cell office:value-type="float" office:value="4498.6105" calcext:value-type="float">
            <text:p>4498.6105</text:p>
          </table:table-cell>
          <table:table-cell office:value-type="float" office:value="0.249391736370769" calcext:value-type="float">
            <text:p>0.2493917364</text:p>
          </table:table-cell>
          <table:table-cell office:value-type="float" office:value="0.212444193774609" calcext:value-type="float">
            <text:p>0.2124441938</text:p>
          </table:table-cell>
          <table:table-cell office:value-type="float" office:value="0.248875200967805" calcext:value-type="float">
            <text:p>0.248875201</text:p>
          </table:table-cell>
          <table:table-cell office:value-type="float" office:value="0.279319810893204" calcext:value-type="float">
            <text:p>0.2793198109</text:p>
          </table:table-cell>
          <table:table-cell office:value-type="float" office:value="0.227702211753675" calcext:value-type="float">
            <text:p>0.2277022118</text:p>
          </table:table-cell>
          <table:table-cell office:value-type="float" office:value="0.212038441083104" calcext:value-type="float">
            <text:p>0.2120384411</text:p>
          </table:table-cell>
          <table:table-cell office:value-type="float" office:value="0.229203595823575" calcext:value-type="float">
            <text:p>0.2292035958</text:p>
          </table:table-cell>
          <table:table-cell office:value-type="float" office:value="0.215724243944213" calcext:value-type="float">
            <text:p>0.2157242439</text:p>
          </table:table-cell>
          <table:table-cell office:value-type="float" office:value="0.196515852628021" calcext:value-type="float">
            <text:p>0.1965158526</text:p>
          </table:table-cell>
          <table:table-cell office:value-type="float" office:value="0.205984539287733" calcext:value-type="float">
            <text:p>0.20598453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jarat</text:p>
          </table:table-cell>
          <table:table-cell office:value-type="float" office:value="30700" calcext:value-type="float">
            <text:p>30700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10045.3203" calcext:value-type="float">
            <text:p>110045.3203</text:p>
          </table:table-cell>
          <table:table-cell office:value-type="float" office:value="68440.9294" calcext:value-type="float">
            <text:p>68440.9294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14829.9022" calcext:value-type="float">
            <text:p>14829.9022</text:p>
          </table:table-cell>
          <table:table-cell office:value-type="float" office:value="5305.2579" calcext:value-type="float">
            <text:p>5305.2579</text:p>
          </table:table-cell>
          <table:table-cell office:value-type="float" office:value="0.259084260817436" calcext:value-type="float">
            <text:p>0.2590842608</text:p>
          </table:table-cell>
          <table:table-cell office:value-type="float" office:value="0.228138355202041" calcext:value-type="float">
            <text:p>0.2281383552</text:p>
          </table:table-cell>
          <table:table-cell office:value-type="float" office:value="0.257530920655737" calcext:value-type="float">
            <text:p>0.2575309207</text:p>
          </table:table-cell>
          <table:table-cell office:value-type="float" office:value="0.27965302809599" calcext:value-type="float">
            <text:p>0.2796530281</text:p>
          </table:table-cell>
          <table:table-cell office:value-type="float" office:value="0.239022066317902" calcext:value-type="float">
            <text:p>0.2390220663</text:p>
          </table:table-cell>
          <table:table-cell office:value-type="float" office:value="0.203532063899792" calcext:value-type="float">
            <text:p>0.2035320639</text:p>
          </table:table-cell>
          <table:table-cell office:value-type="float" office:value="0.242388887423272" calcext:value-type="float">
            <text:p>0.2423888874</text:p>
          </table:table-cell>
          <table:table-cell office:value-type="float" office:value="0.241312631558355" calcext:value-type="float">
            <text:p>0.2413126316</text:p>
          </table:table-cell>
          <table:table-cell office:value-type="float" office:value="0.198748269771589" calcext:value-type="float">
            <text:p>0.1987482698</text:p>
          </table:table-cell>
          <table:table-cell office:value-type="float" office:value="0.176816297574537" calcext:value-type="float">
            <text:p>0.176816297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ujranwala 1</text:p>
          </table:table-cell>
          <table:table-cell office:value-type="float" office:value="27200" calcext:value-type="float">
            <text:p>27200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22076.2342" calcext:value-type="float">
            <text:p>222076.2342</text:p>
          </table:table-cell>
          <table:table-cell office:value-type="float" office:value="197597.5881" calcext:value-type="float">
            <text:p>197597.5881</text:p>
          </table:table-cell>
          <table:table-cell office:value-type="float" office:value="10424.3664" calcext:value-type="float">
            <text:p>10424.3664</text:p>
          </table:table-cell>
          <table:table-cell office:value-type="float" office:value="744.5976" calcext:value-type="float">
            <text:p>744.5976</text:p>
          </table:table-cell>
          <table:table-cell office:value-type="float" office:value="8997.221" calcext:value-type="float">
            <text:p>8997.221</text:p>
          </table:table-cell>
          <table:table-cell office:value-type="float" office:value="0.242513613845993" calcext:value-type="float">
            <text:p>0.2425136138</text:p>
          </table:table-cell>
          <table:table-cell office:value-type="float" office:value="0.243355234370348" calcext:value-type="float">
            <text:p>0.2433552344</text:p>
          </table:table-cell>
          <table:table-cell office:value-type="float" office:value="0.246092825057981" calcext:value-type="float">
            <text:p>0.2460928251</text:p>
          </table:table-cell>
          <table:table-cell office:value-type="float" office:value="0.256182189885779" calcext:value-type="float">
            <text:p>0.2561821899</text:p>
          </table:table-cell>
          <table:table-cell office:value-type="float" office:value="0.233854350885908" calcext:value-type="float">
            <text:p>0.2338543509</text:p>
          </table:table-cell>
          <table:table-cell office:value-type="float" office:value="0.23358510150792" calcext:value-type="float">
            <text:p>0.2335851015</text:p>
          </table:table-cell>
          <table:table-cell office:value-type="float" office:value="0.244842106424819" calcext:value-type="float">
            <text:p>0.2448421064</text:p>
          </table:table-cell>
          <table:table-cell office:value-type="float" office:value="0.256516420277127" calcext:value-type="float">
            <text:p>0.2565164203</text:p>
          </table:table-cell>
          <table:table-cell office:value-type="float" office:value="0.229439583333333" calcext:value-type="float">
            <text:p>0.2294395833</text:p>
          </table:table-cell>
          <table:table-cell office:value-type="float" office:value="0.242771136235161" calcext:value-type="float">
            <text:p>0.242771136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jrat</text:p>
          </table:table-cell>
          <table:table-cell office:value-type="float" office:value="15000" calcext:value-type="float">
            <text:p>15000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77748.3994" calcext:value-type="float">
            <text:p>77748.3994</text:p>
          </table:table-cell>
          <table:table-cell office:value-type="float" office:value="35647.6101" calcext:value-type="float">
            <text:p>35647.6101</text:p>
          </table:table-cell>
          <table:table-cell office:value-type="float" office:value="1737.3944" calcext:value-type="float">
            <text:p>1737.3944</text:p>
          </table:table-cell>
          <table:table-cell office:value-type="float" office:value="14550.6781" calcext:value-type="float">
            <text:p>14550.6781</text:p>
          </table:table-cell>
          <table:table-cell office:value-type="float" office:value="17125.7448" calcext:value-type="float">
            <text:p>17125.7448</text:p>
          </table:table-cell>
          <table:table-cell office:value-type="float" office:value="0.211439202298024" calcext:value-type="float">
            <text:p>0.2114392023</text:p>
          </table:table-cell>
          <table:table-cell office:value-type="float" office:value="0.199701171941439" calcext:value-type="float">
            <text:p>0.1997011719</text:p>
          </table:table-cell>
          <table:table-cell office:value-type="float" office:value="0.221945066303358" calcext:value-type="float">
            <text:p>0.2219450663</text:p>
          </table:table-cell>
          <table:table-cell office:value-type="float" office:value="0.206622669057377" calcext:value-type="float">
            <text:p>0.2066226691</text:p>
          </table:table-cell>
          <table:table-cell office:value-type="float" office:value="0.215430043498266" calcext:value-type="float">
            <text:p>0.2154300435</text:p>
          </table:table-cell>
          <table:table-cell office:value-type="float" office:value="0.198231037121492" calcext:value-type="float">
            <text:p>0.1982310371</text:p>
          </table:table-cell>
          <table:table-cell office:value-type="float" office:value="0.220796346074277" calcext:value-type="float">
            <text:p>0.2207963461</text:p>
          </table:table-cell>
          <table:table-cell office:value-type="float" office:value="0.154284279859485" calcext:value-type="float">
            <text:p>0.1542842799</text:p>
          </table:table-cell>
          <table:table-cell office:value-type="float" office:value="0.208874064105701" calcext:value-type="float">
            <text:p>0.2088740641</text:p>
          </table:table-cell>
          <table:table-cell office:value-type="float" office:value="0.186549207798764" calcext:value-type="float">
            <text:p>0.186549207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afizabad</text:p>
          </table:table-cell>
          <table:table-cell office:value-type="float" office:value="14900" calcext:value-type="float">
            <text:p>14900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23255.1804" calcext:value-type="float">
            <text:p>223255.1804</text:p>
          </table:table-cell>
          <table:table-cell office:value-type="float" office:value="181992.0634" calcext:value-type="float">
            <text:p>181992.0634</text:p>
          </table:table-cell>
          <table:table-cell office:value-type="float" office:value="0" calcext:value-type="float">
            <text:p>0</text:p>
          </table:table-cell>
          <table:table-cell office:value-type="float" office:value="5212.1832" calcext:value-type="float">
            <text:p>5212.1832</text:p>
          </table:table-cell>
          <table:table-cell office:value-type="float" office:value="17622.1432" calcext:value-type="float">
            <text:p>17622.1432</text:p>
          </table:table-cell>
          <table:table-cell office:value-type="float" office:value="0.218544348563147" calcext:value-type="float">
            <text:p>0.2185443486</text:p>
          </table:table-cell>
          <table:table-cell office:value-type="float" office:value="0.214578224924594" calcext:value-type="float">
            <text:p>0.2145782249</text:p>
          </table:table-cell>
          <table:table-cell office:value-type="float" office:value="0.226358819045696" calcext:value-type="float">
            <text:p>0.226358819</text:p>
          </table:table-cell>
          <table:table-cell/>
          <table:table-cell office:value-type="float" office:value="0.208778134238108" calcext:value-type="float">
            <text:p>0.2087781342</text:p>
          </table:table-cell>
          <table:table-cell office:value-type="float" office:value="0.1959268761842" calcext:value-type="float">
            <text:p>0.1959268762</text:p>
          </table:table-cell>
          <table:table-cell office:value-type="float" office:value="0.223967793075406" calcext:value-type="float">
            <text:p>0.2239677931</text:p>
          </table:table-cell>
          <table:table-cell/>
          <table:table-cell office:value-type="float" office:value="0.208009323770492" calcext:value-type="float">
            <text:p>0.2080093238</text:p>
          </table:table-cell>
          <table:table-cell office:value-type="float" office:value="0.185167878376818" calcext:value-type="float">
            <text:p>0.185167878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alkot</text:p>
          </table:table-cell>
          <table:table-cell office:value-type="float" office:value="32200" calcext:value-type="float">
            <text:p>32200</text:p>
          </table:table-cell>
          <table:table-cell office:value-type="float" office:value="1929" calcext:value-type="float">
            <text:p>1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259461.2387" calcext:value-type="float">
            <text:p>259461.2387</text:p>
          </table:table-cell>
          <table:table-cell office:value-type="float" office:value="203523.344" calcext:value-type="float">
            <text:p>203523.344</text:p>
          </table:table-cell>
          <table:table-cell office:value-type="float" office:value="13371.7319" calcext:value-type="float">
            <text:p>13371.7319</text:p>
          </table:table-cell>
          <table:table-cell office:value-type="float" office:value="20321.3095" calcext:value-type="float">
            <text:p>20321.3095</text:p>
          </table:table-cell>
          <table:table-cell office:value-type="float" office:value="11789.462" calcext:value-type="float">
            <text:p>11789.462</text:p>
          </table:table-cell>
          <table:table-cell office:value-type="float" office:value="0.232667369234597" calcext:value-type="float">
            <text:p>0.2326673692</text:p>
          </table:table-cell>
          <table:table-cell office:value-type="float" office:value="0.230115391076619" calcext:value-type="float">
            <text:p>0.2301153911</text:p>
          </table:table-cell>
          <table:table-cell office:value-type="float" office:value="0.236926163394842" calcext:value-type="float">
            <text:p>0.2369261634</text:p>
          </table:table-cell>
          <table:table-cell office:value-type="float" office:value="0.250871861172297" calcext:value-type="float">
            <text:p>0.2508718612</text:p>
          </table:table-cell>
          <table:table-cell office:value-type="float" office:value="0.224552614224816" calcext:value-type="float">
            <text:p>0.2245526142</text:p>
          </table:table-cell>
          <table:table-cell office:value-type="float" office:value="0.213659737117614" calcext:value-type="float">
            <text:p>0.2136597371</text:p>
          </table:table-cell>
          <table:table-cell office:value-type="float" office:value="0.234465856282487" calcext:value-type="float">
            <text:p>0.2344658563</text:p>
          </table:table-cell>
          <table:table-cell office:value-type="float" office:value="0.242293562435814" calcext:value-type="float">
            <text:p>0.2422935624</text:p>
          </table:table-cell>
          <table:table-cell office:value-type="float" office:value="0.220384292954574" calcext:value-type="float">
            <text:p>0.220384293</text:p>
          </table:table-cell>
          <table:table-cell office:value-type="float" office:value="0.21850557161346" calcext:value-type="float">
            <text:p>0.218505571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asur</text:p>
          </table:table-cell>
          <table:table-cell table:number-columns-repeated="12"/>
          <table:table-cell office:value-type="float" office:value="83208.7818" calcext:value-type="float">
            <text:p>83208.7818</text:p>
          </table:table-cell>
          <table:table-cell office:value-type="float" office:value="30218.2526" calcext:value-type="float">
            <text:p>30218.2526</text:p>
          </table:table-cell>
          <table:table-cell office:value-type="float" office:value="18925.189" calcext:value-type="float">
            <text:p>18925.189</text:p>
          </table:table-cell>
          <table:table-cell office:value-type="float" office:value="12068.6861" calcext:value-type="float">
            <text:p>12068.6861</text:p>
          </table:table-cell>
          <table:table-cell office:value-type="float" office:value="11696.3873" calcext:value-type="float">
            <text:p>11696.3873</text:p>
          </table:table-cell>
          <table:table-cell office:value-type="float" office:value="0.256187607784773" calcext:value-type="float">
            <text:p>0.2561876078</text:p>
          </table:table-cell>
          <table:table-cell office:value-type="float" office:value="0.202472937983643" calcext:value-type="float">
            <text:p>0.202472938</text:p>
          </table:table-cell>
          <table:table-cell office:value-type="float" office:value="0.243672132334846" calcext:value-type="float">
            <text:p>0.2436721323</text:p>
          </table:table-cell>
          <table:table-cell office:value-type="float" office:value="0.282299362822587" calcext:value-type="float">
            <text:p>0.2822993628</text:p>
          </table:table-cell>
          <table:table-cell office:value-type="float" office:value="0.246016464019014" calcext:value-type="float">
            <text:p>0.246016464</text:p>
          </table:table-cell>
          <table:table-cell office:value-type="float" office:value="0.213949893730074" calcext:value-type="float">
            <text:p>0.2139498937</text:p>
          </table:table-cell>
          <table:table-cell office:value-type="float" office:value="0.202714589995624" calcext:value-type="float">
            <text:p>0.20271459</text:p>
          </table:table-cell>
          <table:table-cell office:value-type="float" office:value="0.219544504837409" calcext:value-type="float">
            <text:p>0.2195445048</text:p>
          </table:table-cell>
          <table:table-cell office:value-type="float" office:value="0.222072358717182" calcext:value-type="float">
            <text:p>0.2220723587</text:p>
          </table:table-cell>
          <table:table-cell office:value-type="float" office:value="0.190298536765665" calcext:value-type="float">
            <text:p>0.190298536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hanewal</text:p>
          </table:table-cell>
          <table:table-cell office:value-type="float" office:value="2900" calcext:value-type="float">
            <text:p>2900</text:p>
          </table:table-cell>
          <table:table-cell office:value-type="float" office:value="1764" calcext:value-type="float">
            <text:p>1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0" calcext:value-type="float">
            <text:p>2060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791.0517" calcext:value-type="float">
            <text:p>84791.0517</text:p>
          </table:table-cell>
          <table:table-cell office:value-type="float" office:value="44768.9307" calcext:value-type="float">
            <text:p>44768.9307</text:p>
          </table:table-cell>
          <table:table-cell office:value-type="float" office:value="17560.0934" calcext:value-type="float">
            <text:p>17560.0934</text:p>
          </table:table-cell>
          <table:table-cell office:value-type="float" office:value="9834.8933" calcext:value-type="float">
            <text:p>9834.8933</text:p>
          </table:table-cell>
          <table:table-cell office:value-type="float" office:value="2823.2659" calcext:value-type="float">
            <text:p>2823.2659</text:p>
          </table:table-cell>
          <table:table-cell office:value-type="float" office:value="0.269910716971539" calcext:value-type="float">
            <text:p>0.269910717</text:p>
          </table:table-cell>
          <table:table-cell office:value-type="float" office:value="0.237861957825725" calcext:value-type="float">
            <text:p>0.2378619578</text:p>
          </table:table-cell>
          <table:table-cell office:value-type="float" office:value="0.267840943250005" calcext:value-type="float">
            <text:p>0.2678409433</text:p>
          </table:table-cell>
          <table:table-cell office:value-type="float" office:value="0.291648510686287" calcext:value-type="float">
            <text:p>0.2916485107</text:p>
          </table:table-cell>
          <table:table-cell office:value-type="float" office:value="0.231177992552979" calcext:value-type="float">
            <text:p>0.2311779926</text:p>
          </table:table-cell>
          <table:table-cell office:value-type="float" office:value="0.22276166101773" calcext:value-type="float">
            <text:p>0.222761661</text:p>
          </table:table-cell>
          <table:table-cell office:value-type="float" office:value="0.257733102143758" calcext:value-type="float">
            <text:p>0.2577331021</text:p>
          </table:table-cell>
          <table:table-cell office:value-type="float" office:value="0.254366127700863" calcext:value-type="float">
            <text:p>0.2543661277</text:p>
          </table:table-cell>
          <table:table-cell office:value-type="float" office:value="0.217082327920567" calcext:value-type="float">
            <text:p>0.2170823279</text:p>
          </table:table-cell>
          <table:table-cell office:value-type="float" office:value="0.192475130607098" calcext:value-type="float">
            <text:p>0.19247513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ltan</text:p>
          </table:table-cell>
          <table:table-cell office:value-type="float" office:value="2100" calcext:value-type="float">
            <text:p>2100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00" calcext:value-type="float">
            <text:p>26300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06012.0833" calcext:value-type="float">
            <text:p>106012.0833</text:p>
          </table:table-cell>
          <table:table-cell office:value-type="float" office:value="27643.1859" calcext:value-type="float">
            <text:p>27643.1859</text:p>
          </table:table-cell>
          <table:table-cell office:value-type="float" office:value="7911.3495" calcext:value-type="float">
            <text:p>7911.3495</text:p>
          </table:table-cell>
          <table:table-cell office:value-type="float" office:value="10424.3664" calcext:value-type="float">
            <text:p>10424.3664</text:p>
          </table:table-cell>
          <table:table-cell office:value-type="float" office:value="3443.7639" calcext:value-type="float">
            <text:p>3443.7639</text:p>
          </table:table-cell>
          <table:table-cell office:value-type="float" office:value="0.24476739021549" calcext:value-type="float">
            <text:p>0.2447673902</text:p>
          </table:table-cell>
          <table:table-cell office:value-type="float" office:value="0.187677129660281" calcext:value-type="float">
            <text:p>0.1876771297</text:p>
          </table:table-cell>
          <table:table-cell office:value-type="float" office:value="0.262580828831701" calcext:value-type="float">
            <text:p>0.2625808288</text:p>
          </table:table-cell>
          <table:table-cell office:value-type="float" office:value="0.285303526732489" calcext:value-type="float">
            <text:p>0.2853035267</text:p>
          </table:table-cell>
          <table:table-cell office:value-type="float" office:value="0.223820294097682" calcext:value-type="float">
            <text:p>0.2238202941</text:p>
          </table:table-cell>
          <table:table-cell office:value-type="float" office:value="0.219764897033651" calcext:value-type="float">
            <text:p>0.219764897</text:p>
          </table:table-cell>
          <table:table-cell office:value-type="float" office:value="0.258013438115214" calcext:value-type="float">
            <text:p>0.2580134381</text:p>
          </table:table-cell>
          <table:table-cell office:value-type="float" office:value="0.220027962070074" calcext:value-type="float">
            <text:p>0.2200279621</text:p>
          </table:table-cell>
          <table:table-cell office:value-type="float" office:value="0.177341443452381" calcext:value-type="float">
            <text:p>0.1773414435</text:p>
          </table:table-cell>
          <table:table-cell office:value-type="float" office:value="0.201524634470536" calcext:value-type="float">
            <text:p>0.201524634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ehari</text:p>
          </table:table-cell>
          <table:table-cell table:number-columns-repeated="12"/>
          <table:table-cell office:value-type="float" office:value="65245.3647" calcext:value-type="float">
            <text:p>65245.3647</text:p>
          </table:table-cell>
          <table:table-cell office:value-type="float" office:value="46661.4496" calcext:value-type="float">
            <text:p>46661.4496</text:p>
          </table:table-cell>
          <table:table-cell office:value-type="float" office:value="8066.474" calcext:value-type="float">
            <text:p>8066.474</text:p>
          </table:table-cell>
          <table:table-cell office:value-type="float" office:value="3474.7888" calcext:value-type="float">
            <text:p>3474.7888</text:p>
          </table:table-cell>
          <table:table-cell office:value-type="float" office:value="3971.1872" calcext:value-type="float">
            <text:p>3971.1872</text:p>
          </table:table-cell>
          <table:table-cell office:value-type="float" office:value="0.26704217887264" calcext:value-type="float">
            <text:p>0.2670421789</text:p>
          </table:table-cell>
          <table:table-cell office:value-type="float" office:value="0.250512038812625" calcext:value-type="float">
            <text:p>0.2505120388</text:p>
          </table:table-cell>
          <table:table-cell office:value-type="float" office:value="0.269299829458113" calcext:value-type="float">
            <text:p>0.2692998295</text:p>
          </table:table-cell>
          <table:table-cell office:value-type="float" office:value="0.281356276718067" calcext:value-type="float">
            <text:p>0.2813562767</text:p>
          </table:table-cell>
          <table:table-cell office:value-type="float" office:value="0.231507140645002" calcext:value-type="float">
            <text:p>0.2315071406</text:p>
          </table:table-cell>
          <table:table-cell office:value-type="float" office:value="0.23721914779879" calcext:value-type="float">
            <text:p>0.2372191478</text:p>
          </table:table-cell>
          <table:table-cell office:value-type="float" office:value="0.259872200361876" calcext:value-type="float">
            <text:p>0.2598722004</text:p>
          </table:table-cell>
          <table:table-cell office:value-type="float" office:value="0.26270421185372" calcext:value-type="float">
            <text:p>0.2627042119</text:p>
          </table:table-cell>
          <table:table-cell office:value-type="float" office:value="0.183529793618267" calcext:value-type="float">
            <text:p>0.1835297936</text:p>
          </table:table-cell>
          <table:table-cell office:value-type="float" office:value="0.222293295338115" calcext:value-type="float">
            <text:p>0.222293295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helum</text:p>
          </table:table-cell>
          <table:table-cell office:value-type="float" office:value="1100" calcext:value-type="float">
            <text:p>1100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4294.6533" calcext:value-type="float">
            <text:p>84294.6533</text:p>
          </table:table-cell>
          <table:table-cell office:value-type="float" office:value="6763.4282" calcext:value-type="float">
            <text:p>6763.4282</text:p>
          </table:table-cell>
          <table:table-cell office:value-type="float" office:value="1985.5936" calcext:value-type="float">
            <text:p>1985.5936</text:p>
          </table:table-cell>
          <table:table-cell office:value-type="float" office:value="5739.6065" calcext:value-type="float">
            <text:p>5739.6065</text:p>
          </table:table-cell>
          <table:table-cell office:value-type="float" office:value="30001.0783" calcext:value-type="float">
            <text:p>30001.0783</text:p>
          </table:table-cell>
          <table:table-cell office:value-type="float" office:value="0.178205672434842" calcext:value-type="float">
            <text:p>0.1782056724</text:p>
          </table:table-cell>
          <table:table-cell office:value-type="float" office:value="0.142150845918534" calcext:value-type="float">
            <text:p>0.1421508459</text:p>
          </table:table-cell>
          <table:table-cell office:value-type="float" office:value="0.201516790420448" calcext:value-type="float">
            <text:p>0.2015167904</text:p>
          </table:table-cell>
          <table:table-cell office:value-type="float" office:value="0.185797287275566" calcext:value-type="float">
            <text:p>0.1857972873</text:p>
          </table:table-cell>
          <table:table-cell office:value-type="float" office:value="0.191224053750787" calcext:value-type="float">
            <text:p>0.1912240538</text:p>
          </table:table-cell>
          <table:table-cell office:value-type="float" office:value="0.178749459503637" calcext:value-type="float">
            <text:p>0.1787494595</text:p>
          </table:table-cell>
          <table:table-cell office:value-type="float" office:value="0.189500996390435" calcext:value-type="float">
            <text:p>0.1895009964</text:p>
          </table:table-cell>
          <table:table-cell office:value-type="float" office:value="0.101536821209016" calcext:value-type="float">
            <text:p>0.1015368212</text:p>
          </table:table-cell>
          <table:table-cell office:value-type="float" office:value="0.152954337616305" calcext:value-type="float">
            <text:p>0.1529543376</text:p>
          </table:table-cell>
          <table:table-cell office:value-type="float" office:value="0.151185167918355" calcext:value-type="float">
            <text:p>0.151185167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hakkar</text:p>
          </table:table-cell>
          <table:table-cell office:value-type="float" office:value="500" calcext:value-type="float">
            <text:p>500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824100" calcext:value-type="float">
            <text:p>1824100</text:p>
          </table:table-cell>
          <table:table-cell table:number-columns-repeated="4"/>
          <table:table-cell office:value-type="float" office:value="106787.7058" calcext:value-type="float">
            <text:p>106787.7058</text:p>
          </table:table-cell>
          <table:table-cell office:value-type="float" office:value="1023.8217" calcext:value-type="float">
            <text:p>1023.8217</text:p>
          </table:table-cell>
          <table:table-cell office:value-type="float" office:value="2171.743" calcext:value-type="float">
            <text:p>2171.743</text:p>
          </table:table-cell>
          <table:table-cell office:value-type="float" office:value="8717.9969" calcext:value-type="float">
            <text:p>8717.9969</text:p>
          </table:table-cell>
          <table:table-cell office:value-type="float" office:value="1489.1952" calcext:value-type="float">
            <text:p>1489.1952</text:p>
          </table:table-cell>
          <table:table-cell office:value-type="float" office:value="0.123552550348077" calcext:value-type="float">
            <text:p>0.1235525503</text:p>
          </table:table-cell>
          <table:table-cell office:value-type="float" office:value="0.0815304602737638" calcext:value-type="float">
            <text:p>0.0815304603</text:p>
          </table:table-cell>
          <table:table-cell office:value-type="float" office:value="0.212831442190205" calcext:value-type="float">
            <text:p>0.2128314422</text:p>
          </table:table-cell>
          <table:table-cell office:value-type="float" office:value="0.25109820335472" calcext:value-type="float">
            <text:p>0.2510982034</text:p>
          </table:table-cell>
          <table:table-cell office:value-type="float" office:value="0.193579115705734" calcext:value-type="float">
            <text:p>0.1935791157</text:p>
          </table:table-cell>
          <table:table-cell office:value-type="float" office:value="0.164139601647773" calcext:value-type="float">
            <text:p>0.1641396016</text:p>
          </table:table-cell>
          <table:table-cell office:value-type="float" office:value="0.19399694485842" calcext:value-type="float">
            <text:p>0.1939969449</text:p>
          </table:table-cell>
          <table:table-cell office:value-type="float" office:value="0.200995052693208" calcext:value-type="float">
            <text:p>0.2009950527</text:p>
          </table:table-cell>
          <table:table-cell office:value-type="float" office:value="0.143528768741614" calcext:value-type="float">
            <text:p>0.1435287687</text:p>
          </table:table-cell>
          <table:table-cell office:value-type="float" office:value="0.113665906762295" calcext:value-type="float">
            <text:p>0.113665906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hushab</text:p>
          </table:table-cell>
          <table:table-cell office:value-type="float" office:value="13900" calcext:value-type="float">
            <text:p>1390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78082.926" calcext:value-type="float">
            <text:p>178082.926</text:p>
          </table:table-cell>
          <table:table-cell office:value-type="float" office:value="28170.6092" calcext:value-type="float">
            <text:p>28170.6092</text:p>
          </table:table-cell>
          <table:table-cell office:value-type="float" office:value="1582.2699" calcext:value-type="float">
            <text:p>1582.2699</text:p>
          </table:table-cell>
          <table:table-cell office:value-type="float" office:value="18211.6163" calcext:value-type="float">
            <text:p>18211.6163</text:p>
          </table:table-cell>
          <table:table-cell office:value-type="float" office:value="21438.2059" calcext:value-type="float">
            <text:p>21438.2059</text:p>
          </table:table-cell>
          <table:table-cell office:value-type="float" office:value="0.13971192121703" calcext:value-type="float">
            <text:p>0.1397119212</text:p>
          </table:table-cell>
          <table:table-cell office:value-type="float" office:value="0.132667737048038" calcext:value-type="float">
            <text:p>0.132667737</text:p>
          </table:table-cell>
          <table:table-cell office:value-type="float" office:value="0.218832717986691" calcext:value-type="float">
            <text:p>0.218832718</text:p>
          </table:table-cell>
          <table:table-cell office:value-type="float" office:value="0.229179881067181" calcext:value-type="float">
            <text:p>0.2291798811</text:p>
          </table:table-cell>
          <table:table-cell office:value-type="float" office:value="0.221662483098272" calcext:value-type="float">
            <text:p>0.2216624831</text:p>
          </table:table-cell>
          <table:table-cell office:value-type="float" office:value="0.180170537360908" calcext:value-type="float">
            <text:p>0.1801705374</text:p>
          </table:table-cell>
          <table:table-cell office:value-type="float" office:value="0.206314500433307" calcext:value-type="float">
            <text:p>0.2063145004</text:p>
          </table:table-cell>
          <table:table-cell office:value-type="float" office:value="0.208899421407907" calcext:value-type="float">
            <text:p>0.2088994214</text:p>
          </table:table-cell>
          <table:table-cell office:value-type="float" office:value="0.205786962744715" calcext:value-type="float">
            <text:p>0.2057869627</text:p>
          </table:table-cell>
          <table:table-cell office:value-type="float" office:value="0.177610748855306" calcext:value-type="float">
            <text:p>0.177610748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anwali</text:p>
          </table:table-cell>
          <table:table-cell office:value-type="float" office:value="1800" calcext:value-type="float">
            <text:p>180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2860200" calcext:value-type="float">
            <text:p>2860200</text:p>
          </table:table-cell>
          <table:table-cell office:value-type="float" office:value="9600" calcext:value-type="float">
            <text:p>9600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6201600" calcext:value-type="float">
            <text:p>6201600</text:p>
          </table:table-cell>
          <table:table-cell table:number-columns-repeated="4"/>
          <table:table-cell office:value-type="float" office:value="210876.2453" calcext:value-type="float">
            <text:p>210876.2453</text:p>
          </table:table-cell>
          <table:table-cell office:value-type="float" office:value="12968.4082" calcext:value-type="float">
            <text:p>12968.4082</text:p>
          </table:table-cell>
          <table:table-cell office:value-type="float" office:value="2047.6434" calcext:value-type="float">
            <text:p>2047.6434</text:p>
          </table:table-cell>
          <table:table-cell office:value-type="float" office:value="10610.5158" calcext:value-type="float">
            <text:p>10610.5158</text:p>
          </table:table-cell>
          <table:table-cell office:value-type="float" office:value="51594.4087" calcext:value-type="float">
            <text:p>51594.4087</text:p>
          </table:table-cell>
          <table:table-cell office:value-type="float" office:value="0.155001811127538" calcext:value-type="float">
            <text:p>0.1550018111</text:p>
          </table:table-cell>
          <table:table-cell office:value-type="float" office:value="0.117509404160949" calcext:value-type="float">
            <text:p>0.1175094042</text:p>
          </table:table-cell>
          <table:table-cell office:value-type="float" office:value="0.223996197023102" calcext:value-type="float">
            <text:p>0.223996197</text:p>
          </table:table-cell>
          <table:table-cell office:value-type="float" office:value="0.24935430803417" calcext:value-type="float">
            <text:p>0.249354308</text:p>
          </table:table-cell>
          <table:table-cell office:value-type="float" office:value="0.190040364543435" calcext:value-type="float">
            <text:p>0.1900403645</text:p>
          </table:table-cell>
          <table:table-cell office:value-type="float" office:value="0.162976368494406" calcext:value-type="float">
            <text:p>0.1629763685</text:p>
          </table:table-cell>
          <table:table-cell office:value-type="float" office:value="0.224331274021492" calcext:value-type="float">
            <text:p>0.224331274</text:p>
          </table:table-cell>
          <table:table-cell office:value-type="float" office:value="0.251420218579235" calcext:value-type="float">
            <text:p>0.2514202186</text:p>
          </table:table-cell>
          <table:table-cell office:value-type="float" office:value="0.146037558719202" calcext:value-type="float">
            <text:p>0.1460375587</text:p>
          </table:table-cell>
          <table:table-cell office:value-type="float" office:value="0.15094359048924" calcext:value-type="float">
            <text:p>0.150943590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rgodha</text:p>
          </table:table-cell>
          <table:table-cell office:value-type="float" office:value="11600" calcext:value-type="float">
            <text:p>1160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62229.2021" calcext:value-type="float">
            <text:p>162229.2021</text:p>
          </table:table-cell>
          <table:table-cell office:value-type="float" office:value="9772.8435" calcext:value-type="float">
            <text:p>9772.8435</text:p>
          </table:table-cell>
          <table:table-cell office:value-type="float" office:value="11572.2877" calcext:value-type="float">
            <text:p>11572.2877</text:p>
          </table:table-cell>
          <table:table-cell office:value-type="float" office:value="54696.8987" calcext:value-type="float">
            <text:p>54696.8987</text:p>
          </table:table-cell>
          <table:table-cell office:value-type="float" office:value="25161.1939" calcext:value-type="float">
            <text:p>25161.1939</text:p>
          </table:table-cell>
          <table:table-cell office:value-type="float" office:value="0.228655274147023" calcext:value-type="float">
            <text:p>0.2286552741</text:p>
          </table:table-cell>
          <table:table-cell office:value-type="float" office:value="0.187750440324922" calcext:value-type="float">
            <text:p>0.1877504403</text:p>
          </table:table-cell>
          <table:table-cell office:value-type="float" office:value="0.239606303314758" calcext:value-type="float">
            <text:p>0.2396063033</text:p>
          </table:table-cell>
          <table:table-cell office:value-type="float" office:value="0.25849918376585" calcext:value-type="float">
            <text:p>0.2584991838</text:p>
          </table:table-cell>
          <table:table-cell office:value-type="float" office:value="0.228046622955895" calcext:value-type="float">
            <text:p>0.228046623</text:p>
          </table:table-cell>
          <table:table-cell office:value-type="float" office:value="0.198219756367748" calcext:value-type="float">
            <text:p>0.1982197564</text:p>
          </table:table-cell>
          <table:table-cell office:value-type="float" office:value="0.199133734061931" calcext:value-type="float">
            <text:p>0.1991337341</text:p>
          </table:table-cell>
          <table:table-cell office:value-type="float" office:value="0.232675977893025" calcext:value-type="float">
            <text:p>0.2326759779</text:p>
          </table:table-cell>
          <table:table-cell office:value-type="float" office:value="0.203457772937337" calcext:value-type="float">
            <text:p>0.2034577729</text:p>
          </table:table-cell>
          <table:table-cell office:value-type="float" office:value="0.17457771421641" calcext:value-type="float">
            <text:p>0.174577714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adin</text:p>
          </table:table-cell>
          <table:table-cell table:number-columns-repeated="12"/>
          <table:table-cell office:value-type="float" office:value="403695.9988" calcext:value-type="float">
            <text:p>403695.9988</text:p>
          </table:table-cell>
          <table:table-cell office:value-type="float" office:value="60157.2811" calcext:value-type="float">
            <text:p>60157.2811</text:p>
          </table:table-cell>
          <table:table-cell office:value-type="float" office:value="4281.4362" calcext:value-type="float">
            <text:p>4281.4362</text:p>
          </table:table-cell>
          <table:table-cell office:value-type="float" office:value="42007.7146" calcext:value-type="float">
            <text:p>42007.7146</text:p>
          </table:table-cell>
          <table:table-cell office:value-type="float" office:value="172188.195" calcext:value-type="float">
            <text:p>172188.195</text:p>
          </table:table-cell>
          <table:table-cell office:value-type="float" office:value="0.178569151149672" calcext:value-type="float">
            <text:p>0.1785691511</text:p>
          </table:table-cell>
          <table:table-cell office:value-type="float" office:value="0.154244844764984" calcext:value-type="float">
            <text:p>0.1542448448</text:p>
          </table:table-cell>
          <table:table-cell office:value-type="float" office:value="0.201216498065302" calcext:value-type="float">
            <text:p>0.2012164981</text:p>
          </table:table-cell>
          <table:table-cell office:value-type="float" office:value="0.266633428293615" calcext:value-type="float">
            <text:p>0.2666334283</text:p>
          </table:table-cell>
          <table:table-cell office:value-type="float" office:value="0.20135234086651" calcext:value-type="float">
            <text:p>0.2013523409</text:p>
          </table:table-cell>
          <table:table-cell office:value-type="float" office:value="0.18216608889758" calcext:value-type="float">
            <text:p>0.1821660889</text:p>
          </table:table-cell>
          <table:table-cell office:value-type="float" office:value="0.186993469254898" calcext:value-type="float">
            <text:p>0.1869934693</text:p>
          </table:table-cell>
          <table:table-cell office:value-type="float" office:value="0.213577904490378" calcext:value-type="float">
            <text:p>0.2135779045</text:p>
          </table:table-cell>
          <table:table-cell office:value-type="float" office:value="0.182971700426181" calcext:value-type="float">
            <text:p>0.1829717004</text:p>
          </table:table-cell>
          <table:table-cell office:value-type="float" office:value="0.170376590680845" calcext:value-type="float">
            <text:p>0.170376590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adu</text:p>
          </table:table-cell>
          <table:table-cell office:value-type="float" office:value="73700" calcext:value-type="float">
            <text:p>73700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float" office:value="275416900" calcext:value-type="float">
            <text:p>275416900</text:p>
          </table:table-cell>
          <table:table-cell office:value-type="float" office:value="20100" calcext:value-type="float">
            <text:p>20100</text:p>
          </table:table-cell>
          <table:table-cell office:value-type="float" office:value="765" calcext:value-type="float">
            <text:p>765</text:p>
          </table:table-cell>
          <table:table-cell office:value-type="float" office:value="0.5" calcext:value-type="float">
            <text:p>0.5</text:p>
          </table:table-cell>
          <table:table-cell office:value-type="float" office:value="7688250" calcext:value-type="float">
            <text:p>7688250</text:p>
          </table:table-cell>
          <table:table-cell table:number-columns-repeated="4"/>
          <table:table-cell office:value-type="float" office:value="390076.0677" calcext:value-type="float">
            <text:p>390076.0677</text:p>
          </table:table-cell>
          <table:table-cell office:value-type="float" office:value="40084.1708" calcext:value-type="float">
            <text:p>40084.1708</text:p>
          </table:table-cell>
          <table:table-cell office:value-type="float" office:value="0" calcext:value-type="float">
            <text:p>0</text:p>
          </table:table-cell>
          <table:table-cell office:value-type="float" office:value="434.3486" calcext:value-type="float">
            <text:p>434.3486</text:p>
          </table:table-cell>
          <table:table-cell office:value-type="float" office:value="29535.7048" calcext:value-type="float">
            <text:p>29535.7048</text:p>
          </table:table-cell>
          <table:table-cell office:value-type="float" office:value="0.0965732509223984" calcext:value-type="float">
            <text:p>0.0965732509</text:p>
          </table:table-cell>
          <table:table-cell office:value-type="float" office:value="0.0803720705180109" calcext:value-type="float">
            <text:p>0.0803720705</text:p>
          </table:table-cell>
          <table:table-cell office:value-type="float" office:value="0.180416729698579" calcext:value-type="float">
            <text:p>0.1804167297</text:p>
          </table:table-cell>
          <table:table-cell/>
          <table:table-cell office:value-type="float" office:value="0.177893959016393" calcext:value-type="float">
            <text:p>0.177893959</text:p>
          </table:table-cell>
          <table:table-cell office:value-type="float" office:value="0.148935499809378" calcext:value-type="float">
            <text:p>0.1489354998</text:p>
          </table:table-cell>
          <table:table-cell office:value-type="float" office:value="0.182776075978278" calcext:value-type="float">
            <text:p>0.182776076</text:p>
          </table:table-cell>
          <table:table-cell/>
          <table:table-cell office:value-type="float" office:value="0.15838193793911" calcext:value-type="float">
            <text:p>0.1583819379</text:p>
          </table:table-cell>
          <table:table-cell office:value-type="float" office:value="0.145311305362309" calcext:value-type="float">
            <text:p>0.145311305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derabad</text:p>
          </table:table-cell>
          <table:table-cell office:value-type="float" office:value="1300" calcext:value-type="float">
            <text:p>1300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3783000" calcext:value-type="float">
            <text:p>3783000</text:p>
          </table:table-cell>
          <table:table-cell office:value-type="float" office:value="4100" calcext:value-type="float">
            <text:p>4100</text:p>
          </table:table-cell>
          <table:table-cell office:value-type="float" office:value="1326" calcext:value-type="float">
            <text:p>1326</text:p>
          </table:table-cell>
          <table:table-cell office:value-type="float" office:value="0.5" calcext:value-type="float">
            <text:p>0.5</text:p>
          </table:table-cell>
          <table:table-cell office:value-type="float" office:value="2718300" calcext:value-type="float">
            <text:p>2718300</text:p>
          </table:table-cell>
          <table:table-cell table:number-columns-repeated="4"/>
          <table:table-cell office:value-type="float" office:value="46475.3002" calcext:value-type="float">
            <text:p>46475.3002</text:p>
          </table:table-cell>
          <table:table-cell office:value-type="float" office:value="4746.8097" calcext:value-type="float">
            <text:p>4746.8097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6608.3037" calcext:value-type="float">
            <text:p>6608.3037</text:p>
          </table:table-cell>
          <table:table-cell office:value-type="float" office:value="4126.3117" calcext:value-type="float">
            <text:p>4126.3117</text:p>
          </table:table-cell>
          <table:table-cell office:value-type="float" office:value="0.259200636858659" calcext:value-type="float">
            <text:p>0.2592006369</text:p>
          </table:table-cell>
          <table:table-cell office:value-type="float" office:value="0.172289650681784" calcext:value-type="float">
            <text:p>0.1722896507</text:p>
          </table:table-cell>
          <table:table-cell office:value-type="float" office:value="0.209663612986178" calcext:value-type="float">
            <text:p>0.209663613</text:p>
          </table:table-cell>
          <table:table-cell office:value-type="float" office:value="0.309423227958643" calcext:value-type="float">
            <text:p>0.309423228</text:p>
          </table:table-cell>
          <table:table-cell office:value-type="float" office:value="0.251130998915342" calcext:value-type="float">
            <text:p>0.2511309989</text:p>
          </table:table-cell>
          <table:table-cell office:value-type="float" office:value="0.197611260608297" calcext:value-type="float">
            <text:p>0.1976112606</text:p>
          </table:table-cell>
          <table:table-cell office:value-type="float" office:value="0.190588752276867" calcext:value-type="float">
            <text:p>0.1905887523</text:p>
          </table:table-cell>
          <table:table-cell office:value-type="float" office:value="0.214816445367554" calcext:value-type="float">
            <text:p>0.2148164454</text:p>
          </table:table-cell>
          <table:table-cell office:value-type="float" office:value="0.200975407911953" calcext:value-type="float">
            <text:p>0.2009754079</text:p>
          </table:table-cell>
          <table:table-cell office:value-type="float" office:value="0.166152437446074" calcext:value-type="float">
            <text:p>0.166152437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mshoro</text:p>
          </table:table-cell>
          <table:table-cell table:number-columns-repeated="12"/>
          <table:table-cell office:value-type="float" office:value="81719.5866" calcext:value-type="float">
            <text:p>81719.5866</text:p>
          </table:table-cell>
          <table:table-cell office:value-type="float" office:value="0" calcext:value-type="float">
            <text:p>0</text:p>
          </table:table-cell>
          <table:table-cell office:value-type="float" office:value="372.2988" calcext:value-type="float">
            <text:p>372.2988</text:p>
          </table:table-cell>
          <table:table-cell office:value-type="float" office:value="0" calcext:value-type="float">
            <text:p>0</text:p>
          </table:table-cell>
          <table:table-cell office:value-type="float" office:value="217.1743" calcext:value-type="float">
            <text:p>217.1743</text:p>
          </table:table-cell>
          <table:table-cell office:value-type="float" office:value="0.114004797274341" calcext:value-type="float">
            <text:p>0.1140047973</text:p>
          </table:table-cell>
          <table:table-cell office:value-type="float" office:value="0.0830513164855545" calcext:value-type="float">
            <text:p>0.0830513165</text:p>
          </table:table-cell>
          <table:table-cell/>
          <table:table-cell office:value-type="float" office:value="0.240759237704918" calcext:value-type="float">
            <text:p>0.2407592377</text:p>
          </table:table-cell>
          <table:table-cell office:value-type="float" office:value="0.178058360655738" calcext:value-type="float">
            <text:p>0.1780583607</text:p>
          </table:table-cell>
          <table:table-cell office:value-type="float" office:value="0.142519063573031" calcext:value-type="float">
            <text:p>0.1425190636</text:p>
          </table:table-cell>
          <table:table-cell/>
          <table:table-cell office:value-type="float" office:value="0.216130088797814" calcext:value-type="float">
            <text:p>0.2161300888</text:p>
          </table:table-cell>
          <table:table-cell/>
          <table:table-cell office:value-type="float" office:value="0.105230620608899" calcext:value-type="float">
            <text:p>0.10523062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tiari</text:p>
          </table:table-cell>
          <table:table-cell table:number-columns-repeated="12"/>
          <table:table-cell office:value-type="float" office:value="51625.4336" calcext:value-type="float">
            <text:p>51625.4336</text:p>
          </table:table-cell>
          <table:table-cell office:value-type="float" office:value="713.5727" calcext:value-type="float">
            <text:p>713.5727</text:p>
          </table:table-cell>
          <table:table-cell office:value-type="float" office:value="10238.217" calcext:value-type="float">
            <text:p>10238.217</text:p>
          </table:table-cell>
          <table:table-cell office:value-type="float" office:value="3350.6892" calcext:value-type="float">
            <text:p>3350.6892</text:p>
          </table:table-cell>
          <table:table-cell office:value-type="float" office:value="1085.8715" calcext:value-type="float">
            <text:p>1085.8715</text:p>
          </table:table-cell>
          <table:table-cell office:value-type="float" office:value="0.223005104892418" calcext:value-type="float">
            <text:p>0.2230051049</text:p>
          </table:table-cell>
          <table:table-cell office:value-type="float" office:value="0.163354508689313" calcext:value-type="float">
            <text:p>0.1633545087</text:p>
          </table:table-cell>
          <table:table-cell office:value-type="float" office:value="0.228521225409836" calcext:value-type="float">
            <text:p>0.2285212254</text:p>
          </table:table-cell>
          <table:table-cell office:value-type="float" office:value="0.288774559300623" calcext:value-type="float">
            <text:p>0.2887745593</text:p>
          </table:table-cell>
          <table:table-cell office:value-type="float" office:value="0.263721190612227" calcext:value-type="float">
            <text:p>0.2637211906</text:p>
          </table:table-cell>
          <table:table-cell office:value-type="float" office:value="0.248065375062096" calcext:value-type="float">
            <text:p>0.2480653751</text:p>
          </table:table-cell>
          <table:table-cell office:value-type="float" office:value="0.181432234497505" calcext:value-type="float">
            <text:p>0.1814322345</text:p>
          </table:table-cell>
          <table:table-cell office:value-type="float" office:value="0.242953756830601" calcext:value-type="float">
            <text:p>0.2429537568</text:p>
          </table:table-cell>
          <table:table-cell office:value-type="float" office:value="0.258637283697632" calcext:value-type="float">
            <text:p>0.2586372837</text:p>
          </table:table-cell>
          <table:table-cell office:value-type="float" office:value="0.19728644028103" calcext:value-type="float">
            <text:p>0.197286440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ndo Allahyar</text:p>
          </table:table-cell>
          <table:table-cell table:number-columns-repeated="12"/>
          <table:table-cell office:value-type="float" office:value="74863.0837" calcext:value-type="float">
            <text:p>74863.0837</text:p>
          </table:table-cell>
          <table:table-cell office:value-type="float" office:value="7911.3495" calcext:value-type="float">
            <text:p>7911.3495</text:p>
          </table:table-cell>
          <table:table-cell office:value-type="float" office:value="8438.7728" calcext:value-type="float">
            <text:p>8438.7728</text:p>
          </table:table-cell>
          <table:table-cell office:value-type="float" office:value="11293.0636" calcext:value-type="float">
            <text:p>11293.0636</text:p>
          </table:table-cell>
          <table:table-cell office:value-type="float" office:value="24819.92" calcext:value-type="float">
            <text:p>24819.92</text:p>
          </table:table-cell>
          <table:table-cell office:value-type="float" office:value="0.20991540113332" calcext:value-type="float">
            <text:p>0.2099154011</text:p>
          </table:table-cell>
          <table:table-cell office:value-type="float" office:value="0.183380088727046" calcext:value-type="float">
            <text:p>0.1833800887</text:p>
          </table:table-cell>
          <table:table-cell office:value-type="float" office:value="0.215938966934473" calcext:value-type="float">
            <text:p>0.2159389669</text:p>
          </table:table-cell>
          <table:table-cell office:value-type="float" office:value="0.257417394282179" calcext:value-type="float">
            <text:p>0.2574173943</text:p>
          </table:table-cell>
          <table:table-cell office:value-type="float" office:value="0.220247169219744" calcext:value-type="float">
            <text:p>0.2202471692</text:p>
          </table:table-cell>
          <table:table-cell office:value-type="float" office:value="0.192460496605727" calcext:value-type="float">
            <text:p>0.1924604966</text:p>
          </table:table-cell>
          <table:table-cell office:value-type="float" office:value="0.20024112504018" calcext:value-type="float">
            <text:p>0.200241125</text:p>
          </table:table-cell>
          <table:table-cell office:value-type="float" office:value="0.211070056352459" calcext:value-type="float">
            <text:p>0.2110700564</text:p>
          </table:table-cell>
          <table:table-cell office:value-type="float" office:value="0.194416314627995" calcext:value-type="float">
            <text:p>0.1944163146</text:p>
          </table:table-cell>
          <table:table-cell office:value-type="float" office:value="0.181410083504098" calcext:value-type="float">
            <text:p>0.181410083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ndo M. Khan</text:p>
          </table:table-cell>
          <table:table-cell table:number-columns-repeated="12"/>
          <table:table-cell office:value-type="float" office:value="22244.8533" calcext:value-type="float">
            <text:p>22244.8533</text:p>
          </table:table-cell>
          <table:table-cell office:value-type="float" office:value="465.3735" calcext:value-type="float">
            <text:p>465.3735</text:p>
          </table:table-cell>
          <table:table-cell office:value-type="float" office:value="6515.229" calcext:value-type="float">
            <text:p>6515.229</text:p>
          </table:table-cell>
          <table:table-cell office:value-type="float" office:value="8376.723" calcext:value-type="float">
            <text:p>8376.723</text:p>
          </table:table-cell>
          <table:table-cell office:value-type="float" office:value="2140.7181" calcext:value-type="float">
            <text:p>2140.7181</text:p>
          </table:table-cell>
          <table:table-cell office:value-type="float" office:value="0.270796724097179" calcext:value-type="float">
            <text:p>0.2707967241</text:p>
          </table:table-cell>
          <table:table-cell office:value-type="float" office:value="0.198315097057411" calcext:value-type="float">
            <text:p>0.1983150971</text:p>
          </table:table-cell>
          <table:table-cell office:value-type="float" office:value="0.241561104463324" calcext:value-type="float">
            <text:p>0.2415611045</text:p>
          </table:table-cell>
          <table:table-cell office:value-type="float" office:value="0.296053228041384" calcext:value-type="float">
            <text:p>0.296053228</text:p>
          </table:table-cell>
          <table:table-cell office:value-type="float" office:value="0.249983439978847" calcext:value-type="float">
            <text:p>0.24998344</text:p>
          </table:table-cell>
          <table:table-cell office:value-type="float" office:value="0.199216666666666" calcext:value-type="float">
            <text:p>0.1992166667</text:p>
          </table:table-cell>
          <table:table-cell office:value-type="float" office:value="0.216291721311475" calcext:value-type="float">
            <text:p>0.2162917213</text:p>
          </table:table-cell>
          <table:table-cell office:value-type="float" office:value="0.224594225214676" calcext:value-type="float">
            <text:p>0.2245942252</text:p>
          </table:table-cell>
          <table:table-cell office:value-type="float" office:value="0.197830166970249" calcext:value-type="float">
            <text:p>0.197830167</text:p>
          </table:table-cell>
          <table:table-cell office:value-type="float" office:value="0.175426781895937" calcext:value-type="float">
            <text:p>0.175426781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atta</text:p>
          </table:table-cell>
          <table:table-cell office:value-type="float" office:value="68200" calcext:value-type="float">
            <text:p>68200</text:p>
          </table:table-cell>
          <table:table-cell office:value-type="float" office:value="2788" calcext:value-type="float">
            <text:p>2788</text:p>
          </table:table-cell>
          <table:table-cell office:value-type="float" office:value="1" calcext:value-type="float">
            <text:p>1</text:p>
          </table:table-cell>
          <table:table-cell office:value-type="float" office:value="190141600" calcext:value-type="float">
            <text:p>190141600</text:p>
          </table:table-cell>
          <table:table-cell office:value-type="float" office:value="1900" calcext:value-type="float">
            <text:p>1900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80546.0002" calcext:value-type="float">
            <text:p>1380546.0002</text:p>
          </table:table-cell>
          <table:table-cell office:value-type="float" office:value="12999.4331" calcext:value-type="float">
            <text:p>12999.4331</text:p>
          </table:table-cell>
          <table:table-cell office:value-type="float" office:value="20848.7328" calcext:value-type="float">
            <text:p>20848.7328</text:p>
          </table:table-cell>
          <table:table-cell office:value-type="float" office:value="94501.8454" calcext:value-type="float">
            <text:p>94501.8454</text:p>
          </table:table-cell>
          <table:table-cell office:value-type="float" office:value="119973.2883" calcext:value-type="float">
            <text:p>119973.2883</text:p>
          </table:table-cell>
          <table:table-cell office:value-type="float" office:value="0.0961716436390961" calcext:value-type="float">
            <text:p>0.0961716436</text:p>
          </table:table-cell>
          <table:table-cell office:value-type="float" office:value="0.0777020832120658" calcext:value-type="float">
            <text:p>0.0777020832</text:p>
          </table:table-cell>
          <table:table-cell office:value-type="float" office:value="0.19949414451695" calcext:value-type="float">
            <text:p>0.1994941445</text:p>
          </table:table-cell>
          <table:table-cell office:value-type="float" office:value="0.211123313940707" calcext:value-type="float">
            <text:p>0.2111233139</text:p>
          </table:table-cell>
          <table:table-cell office:value-type="float" office:value="0.178113390448522" calcext:value-type="float">
            <text:p>0.1781133904</text:p>
          </table:table-cell>
          <table:table-cell office:value-type="float" office:value="0.164863288554595" calcext:value-type="float">
            <text:p>0.1648632886</text:p>
          </table:table-cell>
          <table:table-cell office:value-type="float" office:value="0.189347289604445" calcext:value-type="float">
            <text:p>0.1893472896</text:p>
          </table:table-cell>
          <table:table-cell office:value-type="float" office:value="0.179586206454918" calcext:value-type="float">
            <text:p>0.1795862065</text:p>
          </table:table-cell>
          <table:table-cell office:value-type="float" office:value="0.163956262714874" calcext:value-type="float">
            <text:p>0.1639562627</text:p>
          </table:table-cell>
          <table:table-cell office:value-type="float" office:value="0.160921412265195" calcext:value-type="float">
            <text:p>0.1609214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akobabad</text:p>
          </table:table-cell>
          <table:table-cell office:value-type="float" office:value="66300" calcext:value-type="float">
            <text:p>66300</text:p>
          </table:table-cell>
          <table:table-cell office:value-type="float" office:value="4101" calcext:value-type="float">
            <text:p>4101</text:p>
          </table:table-cell>
          <table:table-cell office:value-type="float" office:value="1" calcext:value-type="float">
            <text:p>1</text:p>
          </table:table-cell>
          <table:table-cell office:value-type="float" office:value="271896300" calcext:value-type="float">
            <text:p>271896300</text:p>
          </table:table-cell>
          <table:table-cell table:number-columns-repeated="8"/>
          <table:table-cell office:value-type="float" office:value="406364.1402" calcext:value-type="float">
            <text:p>406364.1402</text:p>
          </table:table-cell>
          <table:table-cell office:value-type="float" office:value="27301.912" calcext:value-type="float">
            <text:p>27301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97.1544" calcext:value-type="float">
            <text:p>76197.1544</text:p>
          </table:table-cell>
          <table:table-cell office:value-type="float" office:value="0.0898295174392788" calcext:value-type="float">
            <text:p>0.0898295174</text:p>
          </table:table-cell>
          <table:table-cell office:value-type="float" office:value="0.0894245998951166" calcext:value-type="float">
            <text:p>0.0894245999</text:p>
          </table:table-cell>
          <table:table-cell office:value-type="float" office:value="0.161878033874945" calcext:value-type="float">
            <text:p>0.1618780339</text:p>
          </table:table-cell>
          <table:table-cell table:number-columns-repeated="2"/>
          <table:table-cell office:value-type="float" office:value="0.139359334418274" calcext:value-type="float">
            <text:p>0.1393593344</text:p>
          </table:table-cell>
          <table:table-cell office:value-type="float" office:value="0.162328030923994" calcext:value-type="float">
            <text:p>0.1623280309</text:p>
          </table:table-cell>
          <table:table-cell table:number-columns-repeated="2"/>
          <table:table-cell office:value-type="float" office:value="0.139158947308698" calcext:value-type="float">
            <text:p>0.139158947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shmore</text:p>
          </table:table-cell>
          <table:table-cell table:number-columns-repeated="12"/>
          <table:table-cell office:value-type="float" office:value="202096.1986" calcext:value-type="float">
            <text:p>202096.1986</text:p>
          </table:table-cell>
          <table:table-cell office:value-type="float" office:value="28915.2068" calcext:value-type="float">
            <text:p>28915.2068</text:p>
          </table:table-cell>
          <table:table-cell office:value-type="float" office:value="1520.2201" calcext:value-type="float">
            <text:p>1520.2201</text:p>
          </table:table-cell>
          <table:table-cell office:value-type="float" office:value="0" calcext:value-type="float">
            <text:p>0</text:p>
          </table:table-cell>
          <table:table-cell office:value-type="float" office:value="44520.7315" calcext:value-type="float">
            <text:p>44520.7315</text:p>
          </table:table-cell>
          <table:table-cell office:value-type="float" office:value="0.131638020703929" calcext:value-type="float">
            <text:p>0.1316380207</text:p>
          </table:table-cell>
          <table:table-cell office:value-type="float" office:value="0.128058079571364" calcext:value-type="float">
            <text:p>0.1280580796</text:p>
          </table:table-cell>
          <table:table-cell office:value-type="float" office:value="0.17413778053788" calcext:value-type="float">
            <text:p>0.1741377805</text:p>
          </table:table-cell>
          <table:table-cell office:value-type="float" office:value="0.213222377743818" calcext:value-type="float">
            <text:p>0.2132223777</text:p>
          </table:table-cell>
          <table:table-cell/>
          <table:table-cell office:value-type="float" office:value="0.160724178472207" calcext:value-type="float">
            <text:p>0.1607241785</text:p>
          </table:table-cell>
          <table:table-cell office:value-type="float" office:value="0.171966374094139" calcext:value-type="float">
            <text:p>0.1719663741</text:p>
          </table:table-cell>
          <table:table-cell office:value-type="float" office:value="0.153375150552024" calcext:value-type="float">
            <text:p>0.1533751506</text:p>
          </table:table-cell>
          <table:table-cell/>
          <table:table-cell office:value-type="float" office:value="0.160170433540869" calcext:value-type="float">
            <text:p>0.160170433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rkana</text:p>
          </table:table-cell>
          <table:table-cell office:value-type="float" office:value="160300" calcext:value-type="float">
            <text:p>160300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626292100" calcext:value-type="float">
            <text:p>626292100</text:p>
          </table:table-cell>
          <table:table-cell office:value-type="float" office:value="4900" calcext:value-type="float">
            <text:p>4900</text:p>
          </table:table-cell>
          <table:table-cell office:value-type="float" office:value="782" calcext:value-type="float">
            <text:p>782</text:p>
          </table:table-cell>
          <table:table-cell office:value-type="float" office:value="0.75" calcext:value-type="float">
            <text:p>0.75</text:p>
          </table:table-cell>
          <table:table-cell office:value-type="float" office:value="2873850" calcext:value-type="float">
            <text:p>2873850</text:p>
          </table:table-cell>
          <table:table-cell table:number-columns-repeated="4"/>
          <table:table-cell office:value-type="float" office:value="588139.0293" calcext:value-type="float">
            <text:p>588139.0293</text:p>
          </table:table-cell>
          <table:table-cell office:value-type="float" office:value="172777.6681" calcext:value-type="float">
            <text:p>172777.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78.0126" calcext:value-type="float">
            <text:p>104678.0126</text:p>
          </table:table-cell>
          <table:table-cell office:value-type="float" office:value="0.127838442047612" calcext:value-type="float">
            <text:p>0.127838442</text:p>
          </table:table-cell>
          <table:table-cell office:value-type="float" office:value="0.13242385154236" calcext:value-type="float">
            <text:p>0.1324238515</text:p>
          </table:table-cell>
          <table:table-cell office:value-type="float" office:value="0.194029001562901" calcext:value-type="float">
            <text:p>0.1940290016</text:p>
          </table:table-cell>
          <table:table-cell table:number-columns-repeated="2"/>
          <table:table-cell office:value-type="float" office:value="0.176593808700763" calcext:value-type="float">
            <text:p>0.1765938087</text:p>
          </table:table-cell>
          <table:table-cell office:value-type="float" office:value="0.19283026730231" calcext:value-type="float">
            <text:p>0.1928302673</text:p>
          </table:table-cell>
          <table:table-cell table:number-columns-repeated="2"/>
          <table:table-cell office:value-type="float" office:value="0.175614726403451" calcext:value-type="float">
            <text:p>0.175614726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ikarpur</text:p>
          </table:table-cell>
          <table:table-cell office:value-type="float" office:value="109700" calcext:value-type="float">
            <text:p>109700</text:p>
          </table:table-cell>
          <table:table-cell office:value-type="float" office:value="3495" calcext:value-type="float">
            <text:p>3495</text:p>
          </table:table-cell>
          <table:table-cell office:value-type="float" office:value="1" calcext:value-type="float">
            <text:p>1</text:p>
          </table:table-cell>
          <table:table-cell office:value-type="float" office:value="383401500" calcext:value-type="float">
            <text:p>383401500</text:p>
          </table:table-cell>
          <table:table-cell table:number-columns-repeated="8"/>
          <table:table-cell office:value-type="float" office:value="288252.3459" calcext:value-type="float">
            <text:p>288252.3459</text:p>
          </table:table-cell>
          <table:table-cell office:value-type="float" office:value="56061.9943" calcext:value-type="float">
            <text:p>56061.9943</text:p>
          </table:table-cell>
          <table:table-cell office:value-type="float" office:value="0" calcext:value-type="float">
            <text:p>0</text:p>
          </table:table-cell>
          <table:table-cell office:value-type="float" office:value="10548.466" calcext:value-type="float">
            <text:p>10548.466</text:p>
          </table:table-cell>
          <table:table-cell office:value-type="float" office:value="59753.9574" calcext:value-type="float">
            <text:p>59753.9574</text:p>
          </table:table-cell>
          <table:table-cell office:value-type="float" office:value="0.142086633166332" calcext:value-type="float">
            <text:p>0.1420866332</text:p>
          </table:table-cell>
          <table:table-cell office:value-type="float" office:value="0.134452199687341" calcext:value-type="float">
            <text:p>0.1344521997</text:p>
          </table:table-cell>
          <table:table-cell office:value-type="float" office:value="0.182814099041328" calcext:value-type="float">
            <text:p>0.182814099</text:p>
          </table:table-cell>
          <table:table-cell office:value-type="float" office:value="0.33817912834866" calcext:value-type="float">
            <text:p>0.3381791283</text:p>
          </table:table-cell>
          <table:table-cell office:value-type="float" office:value="0.180960017032148" calcext:value-type="float">
            <text:p>0.180960017</text:p>
          </table:table-cell>
          <table:table-cell office:value-type="float" office:value="0.171244728776527" calcext:value-type="float">
            <text:p>0.1712447288</text:p>
          </table:table-cell>
          <table:table-cell office:value-type="float" office:value="0.183215600987054" calcext:value-type="float">
            <text:p>0.183215601</text:p>
          </table:table-cell>
          <table:table-cell/>
          <table:table-cell office:value-type="float" office:value="0.155225215766634" calcext:value-type="float">
            <text:p>0.1552252158</text:p>
          </table:table-cell>
          <table:table-cell office:value-type="float" office:value="0.167422056244999" calcext:value-type="float">
            <text:p>0.167422056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rphurkhas</text:p>
          </table:table-cell>
          <table:table-cell table:number-columns-repeated="12"/>
          <table:table-cell office:value-type="float" office:value="100861.9499" calcext:value-type="float">
            <text:p>100861.9499</text:p>
          </table:table-cell>
          <table:table-cell office:value-type="float" office:value="3940.1623" calcext:value-type="float">
            <text:p>3940.1623</text:p>
          </table:table-cell>
          <table:table-cell office:value-type="float" office:value="8314.6732" calcext:value-type="float">
            <text:p>8314.6732</text:p>
          </table:table-cell>
          <table:table-cell office:value-type="float" office:value="30807.7257" calcext:value-type="float">
            <text:p>30807.7257</text:p>
          </table:table-cell>
          <table:table-cell office:value-type="float" office:value="18925.189" calcext:value-type="float">
            <text:p>18925.189</text:p>
          </table:table-cell>
          <table:table-cell office:value-type="float" office:value="0.190254696535865" calcext:value-type="float">
            <text:p>0.1902546965</text:p>
          </table:table-cell>
          <table:table-cell office:value-type="float" office:value="0.16511812166244" calcext:value-type="float">
            <text:p>0.1651181217</text:p>
          </table:table-cell>
          <table:table-cell office:value-type="float" office:value="0.205073068199905" calcext:value-type="float">
            <text:p>0.2050730682</text:p>
          </table:table-cell>
          <table:table-cell office:value-type="float" office:value="0.232302853509424" calcext:value-type="float">
            <text:p>0.2323028535</text:p>
          </table:table-cell>
          <table:table-cell office:value-type="float" office:value="0.206346392429405" calcext:value-type="float">
            <text:p>0.2063463924</text:p>
          </table:table-cell>
          <table:table-cell office:value-type="float" office:value="0.169746454539633" calcext:value-type="float">
            <text:p>0.1697464545</text:p>
          </table:table-cell>
          <table:table-cell office:value-type="float" office:value="0.208751871692268" calcext:value-type="float">
            <text:p>0.2087518717</text:p>
          </table:table-cell>
          <table:table-cell office:value-type="float" office:value="0.198983582089552" calcext:value-type="float">
            <text:p>0.1989835821</text:p>
          </table:table-cell>
          <table:table-cell office:value-type="float" office:value="0.170943897858782" calcext:value-type="float">
            <text:p>0.1709438979</text:p>
          </table:table-cell>
          <table:table-cell office:value-type="float" office:value="0.157440753157753" calcext:value-type="float">
            <text:p>0.15744075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thi</text:p>
          </table:table-cell>
          <table:table-cell table:number-columns-repeated="12"/>
          <table:table-cell office:value-type="float" office:value="271281.7256" calcext:value-type="float">
            <text:p>271281.7256</text:p>
          </table:table-cell>
          <table:table-cell office:value-type="float" office:value="8717.9969" calcext:value-type="float">
            <text:p>8717.9969</text:p>
          </table:table-cell>
          <table:table-cell office:value-type="float" office:value="0" calcext:value-type="float">
            <text:p>0</text:p>
          </table:table-cell>
          <table:table-cell office:value-type="float" office:value="186.1494" calcext:value-type="float">
            <text:p>186.1494</text:p>
          </table:table-cell>
          <table:table-cell office:value-type="float" office:value="135516.7632" calcext:value-type="float">
            <text:p>135516.7632</text:p>
          </table:table-cell>
          <table:table-cell office:value-type="float" office:value="0.142655035033704" calcext:value-type="float">
            <text:p>0.142655035</text:p>
          </table:table-cell>
          <table:table-cell office:value-type="float" office:value="0.104862432131448" calcext:value-type="float">
            <text:p>0.1048624321</text:p>
          </table:table-cell>
          <table:table-cell office:value-type="float" office:value="0.172098616741482" calcext:value-type="float">
            <text:p>0.1720986167</text:p>
          </table:table-cell>
          <table:table-cell/>
          <table:table-cell office:value-type="float" office:value="0.199522237222758" calcext:value-type="float">
            <text:p>0.1995222372</text:p>
          </table:table-cell>
          <table:table-cell office:value-type="float" office:value="0.150362519315561" calcext:value-type="float">
            <text:p>0.1503625193</text:p>
          </table:table-cell>
          <table:table-cell office:value-type="float" office:value="0.126397536608133" calcext:value-type="float">
            <text:p>0.1263975366</text:p>
          </table:table-cell>
          <table:table-cell/>
          <table:table-cell office:value-type="float" office:value="0.175544808743169" calcext:value-type="float">
            <text:p>0.1755448087</text:p>
          </table:table-cell>
          <table:table-cell office:value-type="float" office:value="0.130841889317991" calcext:value-type="float">
            <text:p>0.130841889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nghar</text:p>
          </table:table-cell>
          <table:table-cell office:value-type="float" office:value="100" calcext:value-type="float">
            <text:p>100</text:p>
          </table:table-cell>
          <table:table-cell office:value-type="float" office:value="3065" calcext:value-type="float">
            <text:p>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06439.6846" calcext:value-type="float">
            <text:p>206439.6846</text:p>
          </table:table-cell>
          <table:table-cell office:value-type="float" office:value="15419.3753" calcext:value-type="float">
            <text:p>15419.3753</text:p>
          </table:table-cell>
          <table:table-cell office:value-type="float" office:value="58016.563" calcext:value-type="float">
            <text:p>58016.563</text:p>
          </table:table-cell>
          <table:table-cell office:value-type="float" office:value="51873.6328" calcext:value-type="float">
            <text:p>51873.6328</text:p>
          </table:table-cell>
          <table:table-cell office:value-type="float" office:value="25719.6421" calcext:value-type="float">
            <text:p>25719.6421</text:p>
          </table:table-cell>
          <table:table-cell office:value-type="float" office:value="0.18444398477063" calcext:value-type="float">
            <text:p>0.1844439848</text:p>
          </table:table-cell>
          <table:table-cell office:value-type="float" office:value="0.192270145838568" calcext:value-type="float">
            <text:p>0.1922701458</text:p>
          </table:table-cell>
          <table:table-cell office:value-type="float" office:value="0.208721639893795" calcext:value-type="float">
            <text:p>0.2087216399</text:p>
          </table:table-cell>
          <table:table-cell office:value-type="float" office:value="0.250733830664266" calcext:value-type="float">
            <text:p>0.2507338307</text:p>
          </table:table-cell>
          <table:table-cell office:value-type="float" office:value="0.215904839119835" calcext:value-type="float">
            <text:p>0.2159048391</text:p>
          </table:table-cell>
          <table:table-cell office:value-type="float" office:value="0.164045473347595" calcext:value-type="float">
            <text:p>0.1640454733</text:p>
          </table:table-cell>
          <table:table-cell office:value-type="float" office:value="0.21876932991391" calcext:value-type="float">
            <text:p>0.2187693299</text:p>
          </table:table-cell>
          <table:table-cell office:value-type="float" office:value="0.243181684930306" calcext:value-type="float">
            <text:p>0.2431816849</text:p>
          </table:table-cell>
          <table:table-cell office:value-type="float" office:value="0.200888790542396" calcext:value-type="float">
            <text:p>0.2008887905</text:p>
          </table:table-cell>
          <table:table-cell office:value-type="float" office:value="0.161653358777117" calcext:value-type="float">
            <text:p>0.161653358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merkot</text:p>
          </table:table-cell>
          <table:table-cell table:number-columns-repeated="12"/>
          <table:table-cell office:value-type="float" office:value="22896.3762" calcext:value-type="float">
            <text:p>22896.3762</text:p>
          </table:table-cell>
          <table:table-cell office:value-type="float" office:value="3660.9382" calcext:value-type="float">
            <text:p>3660.9382</text:p>
          </table:table-cell>
          <table:table-cell office:value-type="float" office:value="279.2241" calcext:value-type="float">
            <text:p>279.2241</text:p>
          </table:table-cell>
          <table:table-cell office:value-type="float" office:value="4343.486" calcext:value-type="float">
            <text:p>4343.486</text:p>
          </table:table-cell>
          <table:table-cell office:value-type="float" office:value="9276.4451" calcext:value-type="float">
            <text:p>9276.4451</text:p>
          </table:table-cell>
          <table:table-cell office:value-type="float" office:value="0.169706825119875" calcext:value-type="float">
            <text:p>0.1697068251</text:p>
          </table:table-cell>
          <table:table-cell office:value-type="float" office:value="0.163440424385801" calcext:value-type="float">
            <text:p>0.1634404244</text:p>
          </table:table-cell>
          <table:table-cell office:value-type="float" office:value="0.206561871134779" calcext:value-type="float">
            <text:p>0.2065618711</text:p>
          </table:table-cell>
          <table:table-cell office:value-type="float" office:value="0.222849346311475" calcext:value-type="float">
            <text:p>0.2228493463</text:p>
          </table:table-cell>
          <table:table-cell office:value-type="float" office:value="0.213827267897554" calcext:value-type="float">
            <text:p>0.2138272679</text:p>
          </table:table-cell>
          <table:table-cell office:value-type="float" office:value="0.162513845710738" calcext:value-type="float">
            <text:p>0.1625138457</text:p>
          </table:table-cell>
          <table:table-cell office:value-type="float" office:value="0.204155709919422" calcext:value-type="float">
            <text:p>0.2041557099</text:p>
          </table:table-cell>
          <table:table-cell office:value-type="float" office:value="0.154417030965392" calcext:value-type="float">
            <text:p>0.154417031</text:p>
          </table:table-cell>
          <table:table-cell office:value-type="float" office:value="0.186683331381733" calcext:value-type="float">
            <text:p>0.1866833314</text:p>
          </table:table-cell>
          <table:table-cell office:value-type="float" office:value="0.155185609134273" calcext:value-type="float">
            <text:p>0.155185609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otki</text:p>
          </table:table-cell>
          <table:table-cell office:value-type="float" office:value="16100" calcext:value-type="float">
            <text:p>16100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1797500" calcext:value-type="float">
            <text:p>31797500</text:p>
          </table:table-cell>
          <table:table-cell table:number-columns-repeated="8"/>
          <table:table-cell office:value-type="float" office:value="226233.5708" calcext:value-type="float">
            <text:p>226233.5708</text:p>
          </table:table-cell>
          <table:table-cell office:value-type="float" office:value="51346.2095" calcext:value-type="float">
            <text:p>51346.2095</text:p>
          </table:table-cell>
          <table:table-cell office:value-type="float" office:value="10300.2668" calcext:value-type="float">
            <text:p>10300.2668</text:p>
          </table:table-cell>
          <table:table-cell office:value-type="float" office:value="17249.8444" calcext:value-type="float">
            <text:p>17249.8444</text:p>
          </table:table-cell>
          <table:table-cell office:value-type="float" office:value="64531.792" calcext:value-type="float">
            <text:p>64531.792</text:p>
          </table:table-cell>
          <table:table-cell office:value-type="float" office:value="0.13734603746804" calcext:value-type="float">
            <text:p>0.1373460375</text:p>
          </table:table-cell>
          <table:table-cell office:value-type="float" office:value="0.16436538149825" calcext:value-type="float">
            <text:p>0.1643653815</text:p>
          </table:table-cell>
          <table:table-cell office:value-type="float" office:value="0.212586125180674" calcext:value-type="float">
            <text:p>0.2125861252</text:p>
          </table:table-cell>
          <table:table-cell office:value-type="float" office:value="0.256199440765566" calcext:value-type="float">
            <text:p>0.2561994408</text:p>
          </table:table-cell>
          <table:table-cell office:value-type="float" office:value="0.226597805276598" calcext:value-type="float">
            <text:p>0.2265978053</text:p>
          </table:table-cell>
          <table:table-cell office:value-type="float" office:value="0.166121215355584" calcext:value-type="float">
            <text:p>0.1661212154</text:p>
          </table:table-cell>
          <table:table-cell office:value-type="float" office:value="0.198532796543014" calcext:value-type="float">
            <text:p>0.1985327965</text:p>
          </table:table-cell>
          <table:table-cell office:value-type="float" office:value="0.185903399664231" calcext:value-type="float">
            <text:p>0.1859033997</text:p>
          </table:table-cell>
          <table:table-cell office:value-type="float" office:value="0.198367925168062" calcext:value-type="float">
            <text:p>0.1983679252</text:p>
          </table:table-cell>
          <table:table-cell office:value-type="float" office:value="0.177966683086381" calcext:value-type="float">
            <text:p>0.17796668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hairpur</text:p>
          </table:table-cell>
          <table:table-cell office:value-type="float" office:value="1700" calcext:value-type="float">
            <text:p>1700</text:p>
          </table:table-cell>
          <table:table-cell office:value-type="float" office:value="3097" calcext:value-type="float">
            <text:p>3097</text:p>
          </table:table-cell>
          <table:table-cell office:value-type="float" office:value="1" calcext:value-type="float">
            <text:p>1</text:p>
          </table:table-cell>
          <table:table-cell office:value-type="float" office:value="5264900" calcext:value-type="float">
            <text:p>5264900</text:p>
          </table:table-cell>
          <table:table-cell office:value-type="float" office:value="14700" calcext:value-type="float">
            <text:p>147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9371250" calcext:value-type="float">
            <text:p>9371250</text:p>
          </table:table-cell>
          <table:table-cell table:number-columns-repeated="4"/>
          <table:table-cell office:value-type="float" office:value="188383.1928" calcext:value-type="float">
            <text:p>188383.1928</text:p>
          </table:table-cell>
          <table:table-cell office:value-type="float" office:value="8873.1214" calcext:value-type="float">
            <text:p>8873.1214</text:p>
          </table:table-cell>
          <table:table-cell office:value-type="float" office:value="17280.8693" calcext:value-type="float">
            <text:p>17280.8693</text:p>
          </table:table-cell>
          <table:table-cell office:value-type="float" office:value="23144.5754" calcext:value-type="float">
            <text:p>23144.5754</text:p>
          </table:table-cell>
          <table:table-cell office:value-type="float" office:value="9028.2459" calcext:value-type="float">
            <text:p>9028.2459</text:p>
          </table:table-cell>
          <table:table-cell office:value-type="float" office:value="0.121948602477007" calcext:value-type="float">
            <text:p>0.1219486025</text:p>
          </table:table-cell>
          <table:table-cell office:value-type="float" office:value="0.127402171888161" calcext:value-type="float">
            <text:p>0.1274021719</text:p>
          </table:table-cell>
          <table:table-cell office:value-type="float" office:value="0.20886546025283" calcext:value-type="float">
            <text:p>0.2088654603</text:p>
          </table:table-cell>
          <table:table-cell office:value-type="float" office:value="0.245573772007844" calcext:value-type="float">
            <text:p>0.245573772</text:p>
          </table:table-cell>
          <table:table-cell office:value-type="float" office:value="0.214833776391757" calcext:value-type="float">
            <text:p>0.2148337764</text:p>
          </table:table-cell>
          <table:table-cell office:value-type="float" office:value="0.153961436107678" calcext:value-type="float">
            <text:p>0.1539614361</text:p>
          </table:table-cell>
          <table:table-cell office:value-type="float" office:value="0.241103096698384" calcext:value-type="float">
            <text:p>0.2411030967</text:p>
          </table:table-cell>
          <table:table-cell office:value-type="float" office:value="0.219313757100391" calcext:value-type="float">
            <text:p>0.2193137571</text:p>
          </table:table-cell>
          <table:table-cell office:value-type="float" office:value="0.201400667494396" calcext:value-type="float">
            <text:p>0.2014006675</text:p>
          </table:table-cell>
          <table:table-cell office:value-type="float" office:value="0.194025104219481" calcext:value-type="float">
            <text:p>0.194025104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aushahro Firoz</text:p>
          </table:table-cell>
          <table:table-cell office:value-type="float" office:value="1400" calcext:value-type="float">
            <text:p>1400</text:p>
          </table:table-cell>
          <table:table-cell office:value-type="float" office:value="2967" calcext:value-type="float">
            <text:p>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952" calcext:value-type="float">
            <text:p>952</text:p>
          </table:table-cell>
          <table:table-cell office:value-type="float" office:value="0.5" calcext:value-type="float">
            <text:p>0.5</text:p>
          </table:table-cell>
          <table:table-cell office:value-type="float" office:value="5616800" calcext:value-type="float">
            <text:p>5616800</text:p>
          </table:table-cell>
          <table:table-cell table:number-columns-repeated="4"/>
          <table:table-cell office:value-type="float" office:value="102444.2198" calcext:value-type="float">
            <text:p>102444.2198</text:p>
          </table:table-cell>
          <table:table-cell office:value-type="float" office:value="5832.6812" calcext:value-type="float">
            <text:p>5832.6812</text:p>
          </table:table-cell>
          <table:table-cell office:value-type="float" office:value="6856.5029" calcext:value-type="float">
            <text:p>6856.5029</text:p>
          </table:table-cell>
          <table:table-cell office:value-type="float" office:value="7632.1254" calcext:value-type="float">
            <text:p>7632.1254</text:p>
          </table:table-cell>
          <table:table-cell office:value-type="float" office:value="2357.8924" calcext:value-type="float">
            <text:p>2357.8924</text:p>
          </table:table-cell>
          <table:table-cell office:value-type="float" office:value="0.196432897609302" calcext:value-type="float">
            <text:p>0.1964328976</text:p>
          </table:table-cell>
          <table:table-cell office:value-type="float" office:value="0.116530950814708" calcext:value-type="float">
            <text:p>0.1165309508</text:p>
          </table:table-cell>
          <table:table-cell office:value-type="float" office:value="0.242662288567641" calcext:value-type="float">
            <text:p>0.2426622886</text:p>
          </table:table-cell>
          <table:table-cell office:value-type="float" office:value="0.246173886710576" calcext:value-type="float">
            <text:p>0.2461738867</text:p>
          </table:table-cell>
          <table:table-cell office:value-type="float" office:value="0.224612247958995" calcext:value-type="float">
            <text:p>0.224612248</text:p>
          </table:table-cell>
          <table:table-cell office:value-type="float" office:value="0.219204329853073" calcext:value-type="float">
            <text:p>0.2192043299</text:p>
          </table:table-cell>
          <table:table-cell office:value-type="float" office:value="0.234598953610045" calcext:value-type="float">
            <text:p>0.2345989536</text:p>
          </table:table-cell>
          <table:table-cell office:value-type="float" office:value="0.200421956828128" calcext:value-type="float">
            <text:p>0.2004219568</text:p>
          </table:table-cell>
          <table:table-cell office:value-type="float" office:value="0.184847167799547" calcext:value-type="float">
            <text:p>0.1848471678</text:p>
          </table:table-cell>
          <table:table-cell office:value-type="float" office:value="0.182241145383952" calcext:value-type="float">
            <text:p>0.182241145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awab Shah</text:p>
          </table:table-cell>
          <table:table-cell office:value-type="float" office:value="1300" calcext:value-type="float">
            <text:p>1300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0" calcext:value-type="float">
            <text:p>23200</text:p>
          </table:table-cell>
          <table:table-cell office:value-type="float" office:value="969" calcext:value-type="float">
            <text:p>969</text:p>
          </table:table-cell>
          <table:table-cell office:value-type="float" office:value="0.5" calcext:value-type="float">
            <text:p>0.5</text:p>
          </table:table-cell>
          <table:table-cell office:value-type="float" office:value="11240400" calcext:value-type="float">
            <text:p>11240400</text:p>
          </table:table-cell>
          <table:table-cell table:number-columns-repeated="4"/>
          <table:table-cell office:value-type="float" office:value="121369.4088" calcext:value-type="float">
            <text:p>121369.4088</text:p>
          </table:table-cell>
          <table:table-cell office:value-type="float" office:value="7694.1752" calcext:value-type="float">
            <text:p>7694.1752</text:p>
          </table:table-cell>
          <table:table-cell office:value-type="float" office:value="26805.5136" calcext:value-type="float">
            <text:p>26805.5136</text:p>
          </table:table-cell>
          <table:table-cell office:value-type="float" office:value="16939.5954" calcext:value-type="float">
            <text:p>16939.5954</text:p>
          </table:table-cell>
          <table:table-cell office:value-type="float" office:value="12161.7608" calcext:value-type="float">
            <text:p>12161.7608</text:p>
          </table:table-cell>
          <table:table-cell office:value-type="float" office:value="0.187444298880178" calcext:value-type="float">
            <text:p>0.1874442989</text:p>
          </table:table-cell>
          <table:table-cell office:value-type="float" office:value="0.148428747611385" calcext:value-type="float">
            <text:p>0.1484287476</text:p>
          </table:table-cell>
          <table:table-cell office:value-type="float" office:value="0.215527243393688" calcext:value-type="float">
            <text:p>0.2155272434</text:p>
          </table:table-cell>
          <table:table-cell office:value-type="float" office:value="0.254844965608162" calcext:value-type="float">
            <text:p>0.2548449656</text:p>
          </table:table-cell>
          <table:table-cell office:value-type="float" office:value="0.223612764064957" calcext:value-type="float">
            <text:p>0.2236127641</text:p>
          </table:table-cell>
          <table:table-cell office:value-type="float" office:value="0.181791099824904" calcext:value-type="float">
            <text:p>0.1817910998</text:p>
          </table:table-cell>
          <table:table-cell office:value-type="float" office:value="0.19734660893707" calcext:value-type="float">
            <text:p>0.1973466089</text:p>
          </table:table-cell>
          <table:table-cell office:value-type="float" office:value="0.212745616082271" calcext:value-type="float">
            <text:p>0.2127456161</text:p>
          </table:table-cell>
          <table:table-cell office:value-type="float" office:value="0.189700480393923" calcext:value-type="float">
            <text:p>0.1897004804</text:p>
          </table:table-cell>
          <table:table-cell office:value-type="float" office:value="0.156738964745735" calcext:value-type="float">
            <text:p>0.156738964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kkur</text:p>
          </table:table-cell>
          <table:table-cell office:value-type="float" office:value="7400" calcext:value-type="float">
            <text:p>7400</text:p>
          </table:table-cell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  <table:table-cell office:value-type="float" office:value="16435400" calcext:value-type="float">
            <text:p>16435400</text:p>
          </table:table-cell>
          <table:table-cell office:value-type="float" office:value="29600" calcext:value-type="float">
            <text:p>29600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18870000" calcext:value-type="float">
            <text:p>18870000</text:p>
          </table:table-cell>
          <table:table-cell table:number-columns-repeated="4"/>
          <table:table-cell office:value-type="float" office:value="149912.3168" calcext:value-type="float">
            <text:p>149912.3168</text:p>
          </table:table-cell>
          <table:table-cell office:value-type="float" office:value="18180.5914" calcext:value-type="float">
            <text:p>18180.5914</text:p>
          </table:table-cell>
          <table:table-cell office:value-type="float" office:value="1954.5687" calcext:value-type="float">
            <text:p>1954.5687</text:p>
          </table:table-cell>
          <table:table-cell office:value-type="float" office:value="15140.1512" calcext:value-type="float">
            <text:p>15140.1512</text:p>
          </table:table-cell>
          <table:table-cell office:value-type="float" office:value="22710.2268" calcext:value-type="float">
            <text:p>22710.2268</text:p>
          </table:table-cell>
          <table:table-cell office:value-type="float" office:value="0.119569681118141" calcext:value-type="float">
            <text:p>0.1195696811</text:p>
          </table:table-cell>
          <table:table-cell office:value-type="float" office:value="0.141218251360466" calcext:value-type="float">
            <text:p>0.1412182514</text:p>
          </table:table-cell>
          <table:table-cell office:value-type="float" office:value="0.195074953409384" calcext:value-type="float">
            <text:p>0.1950749534</text:p>
          </table:table-cell>
          <table:table-cell office:value-type="float" office:value="0.242391032786885" calcext:value-type="float">
            <text:p>0.2423910328</text:p>
          </table:table-cell>
          <table:table-cell office:value-type="float" office:value="0.199560516479446" calcext:value-type="float">
            <text:p>0.1995605165</text:p>
          </table:table-cell>
          <table:table-cell office:value-type="float" office:value="0.169197990175595" calcext:value-type="float">
            <text:p>0.1691979902</text:p>
          </table:table-cell>
          <table:table-cell office:value-type="float" office:value="0.186699344681922" calcext:value-type="float">
            <text:p>0.1866993447</text:p>
          </table:table-cell>
          <table:table-cell office:value-type="float" office:value="0.211692557897476" calcext:value-type="float">
            <text:p>0.2116925579</text:p>
          </table:table-cell>
          <table:table-cell office:value-type="float" office:value="0.187523033962645" calcext:value-type="float">
            <text:p>0.187523034</text:p>
          </table:table-cell>
          <table:table-cell office:value-type="float" office:value="0.164487920473887" calcext:value-type="float">
            <text:p>0.16448792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8:37:35.015161279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2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_2_2.G2:Sheet1_2_2.G26 Sheet1_2_2.Q2:Sheet1_2_2.Q26" svg:x="0.32cm" svg:y="0.18cm" svg:width="13.07cm" svg:height="8.64cm">
          <chartooo:coordinate-region svg:x="1.497cm" svg:y="0.379cm" svg:width="11.3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.Q2:Sheet1_2_2.Q26" chart:class="chart:scatter">
            <chart:domain table:cell-range-address="Sheet1_2_2.G2:Sheet1_2_2.G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_2_2.G2:Sheet1_2_2.G26</svg:desc>
                </draw:g>
              </table:table-cell>
              <table:table-cell office:value-type="float" office:value="0">
                <text:p>0</text:p>
                <draw:g>
                  <svg:desc>Sheet1_2_2.Q2:Sheet1_2_2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8655.9471">
                <text:p>8655.9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00">
                <text:p>22900</text:p>
              </table:table-cell>
              <table:table-cell office:value-type="float" office:value="20135.1601">
                <text:p>20135.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00">
                <text:p>28800</text:p>
              </table:table-cell>
              <table:table-cell office:value-type="float" office:value="19514.6621">
                <text:p>19514.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00">
                <text:p>17700</text:p>
              </table:table-cell>
              <table:table-cell office:value-type="float" office:value="6204.98">
                <text:p>620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000">
                <text:p>124000</text:p>
              </table:table-cell>
              <table:table-cell office:value-type="float" office:value="42969.4865">
                <text:p>42969.4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100">
                <text:p>107100</text:p>
              </table:table-cell>
              <table:table-cell office:value-type="float" office:value="16163.9729">
                <text:p>16163.9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00">
                <text:p>30300</text:p>
              </table:table-cell>
              <table:table-cell office:value-type="float" office:value="36392.2077">
                <text:p>36392.2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00">
                <text:p>9800</text:p>
              </table:table-cell>
              <table:table-cell office:value-type="float" office:value="10393.3415">
                <text:p>10393.3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2999.4331">
                <text:p>12999.4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00">
                <text:p>20600</text:p>
              </table:table-cell>
              <table:table-cell office:value-type="float" office:value="17560.0934">
                <text:p>17560.0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00">
                <text:p>26300</text:p>
              </table:table-cell>
              <table:table-cell office:value-type="float" office:value="7911.3495">
                <text:p>7911.3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985.5936">
                <text:p>1985.5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00">
                <text:p>3700</text:p>
              </table:table-cell>
              <table:table-cell office:value-type="float" office:value="2171.743">
                <text:p>2171.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0">
                <text:p>9600</text:p>
              </table:table-cell>
              <table:table-cell office:value-type="float" office:value="2047.6434">
                <text:p>2047.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">
                <text:p>2100</text:p>
              </table:table-cell>
              <table:table-cell office:value-type="float" office:value="11572.2877">
                <text:p>11572.2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0">
                <text:p>2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0">
                <text:p>4100</text:p>
              </table:table-cell>
              <table:table-cell office:value-type="float" office:value="6856.5029">
                <text:p>6856.5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0848.7328">
                <text:p>20848.7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58016.563">
                <text:p>58016.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00">
                <text:p>14700</text:p>
              </table:table-cell>
              <table:table-cell office:value-type="float" office:value="17280.8693">
                <text:p>17280.8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00">
                <text:p>11800</text:p>
              </table:table-cell>
              <table:table-cell office:value-type="float" office:value="6856.5029">
                <text:p>6856.5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00">
                <text:p>23200</text:p>
              </table:table-cell>
              <table:table-cell office:value-type="float" office:value="26805.5136">
                <text:p>26805.5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600">
                <text:p>29600</text:p>
              </table:table-cell>
              <table:table-cell office:value-type="float" office:value="1954.5687">
                <text:p>1954.5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